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2118in"/>
    </style:style>
    <style:style style:name="co34" style:family="table-column">
      <style:table-column-properties fo:break-before="auto" style:column-width="0.6744in"/>
    </style:style>
    <style:style style:name="co35" style:family="table-column">
      <style:table-column-properties fo:break-before="auto" style:column-width="0.8965in"/>
    </style:style>
    <style:style style:name="co36" style:family="table-column">
      <style:table-column-properties fo:break-before="auto" style:column-width="0.5689in"/>
    </style:style>
    <style:style style:name="co37" style:family="table-column">
      <style:table-column-properties fo:break-before="auto" style:column-width="0.3181in"/>
    </style:style>
    <style:style style:name="co38" style:family="table-column">
      <style:table-column-properties fo:break-before="auto" style:column-width="0.3374in"/>
    </style:style>
    <style:style style:name="co39" style:family="table-column">
      <style:table-column-properties fo:break-before="auto" style:column-width="0.328in"/>
    </style:style>
    <style:style style:name="co40" style:family="table-column">
      <style:table-column-properties fo:break-before="auto" style:column-width="0.5201in"/>
    </style:style>
    <style:style style:name="co41" style:family="table-column">
      <style:table-column-properties fo:break-before="auto" style:column-width="0.877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6937in"/>
    </style:style>
    <style:style style:name="co44" style:family="table-column">
      <style:table-column-properties fo:break-before="auto" style:column-width="0.839in"/>
    </style:style>
    <style:style style:name="co45" style:family="table-column">
      <style:table-column-properties fo:break-before="auto" style:column-width="0.7618in"/>
    </style:style>
    <style:style style:name="co46" style:family="table-column">
      <style:table-column-properties fo:break-before="auto" style:column-width="1.2425in"/>
    </style:style>
    <style:style style:name="co47" style:family="table-column">
      <style:table-column-properties fo:break-before="auto" style:column-width="0.8717in"/>
    </style:style>
    <style:style style:name="co48" style:family="table-column">
      <style:table-column-properties fo:break-before="auto" style:column-width="0.4535in"/>
    </style:style>
    <style:style style:name="co49" style:family="table-column">
      <style:table-column-properties fo:break-before="auto" style:column-width="0.4429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6354in"/>
    </style:style>
    <style:style style:name="co52" style:family="table-column">
      <style:table-column-properties fo:break-before="auto" style:column-width="0.7646in"/>
    </style:style>
    <style:style style:name="co53" style:family="table-column">
      <style:table-column-properties fo:break-before="auto" style:column-width="0.9465in"/>
    </style:style>
    <style:style style:name="co54" style:family="table-column">
      <style:table-column-properties fo:break-before="auto" style:column-width="0.4965in"/>
    </style:style>
    <style:style style:name="co55" style:family="table-column">
      <style:table-column-properties fo:break-before="auto" style:column-width="1.278in"/>
    </style:style>
    <style:style style:name="co56" style:family="table-column">
      <style:table-column-properties fo:break-before="auto" style:column-width="1.8902in"/>
    </style:style>
    <style:style style:name="co57" style:family="table-column">
      <style:table-column-properties fo:break-before="auto" style:column-width="0.7035in"/>
    </style:style>
    <style:style style:name="co58" style:family="table-column">
      <style:table-column-properties fo:break-before="auto" style:column-width="0.6264in"/>
    </style:style>
    <style:style style:name="co59" style:family="table-column">
      <style:table-column-properties fo:break-before="auto" style:column-width="0.848in"/>
    </style:style>
    <style:style style:name="co60" style:family="table-column">
      <style:table-column-properties fo:break-before="auto" style:column-width="0.6846in"/>
    </style:style>
    <style:style style:name="co61" style:family="table-column">
      <style:table-column-properties fo:break-before="auto" style:column-width="0.4717in"/>
    </style:style>
    <style:style style:name="co62" style:family="table-column">
      <style:table-column-properties fo:break-before="auto" style:column-width="3.4236in"/>
    </style:style>
    <style:style style:name="co63" style:family="table-column">
      <style:table-column-properties fo:break-before="auto" style:column-width="7.1882in"/>
    </style:style>
    <style:style style:name="co64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5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7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2961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1705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3.5768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4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2.2646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5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8268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6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6224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7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4669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8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089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9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2957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10" style:family="graphic" style:parent-style-name="Note">
      <style:graphic-properties fo:min-height="0.6295in" loext:decorative="false"/>
      <style:paragraph-properties style:writing-mode="lr-tb"/>
    </style:style>
    <style:style style:name="gr1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3.1394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1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fit-to-size="false" style:shrink-to-fit="false" fo:min-height="5.1083in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7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Nombre</text:p>
          </table:table-cell>
          <table:table-cell table:style-name="ce1" office:value-type="string" calcext:value-type="string">
            <text:p>ID Descripción</text:p>
          </table:table-cell>
          <table:table-cell table:style-name="ce1" office:value-type="string" calcext:value-type="string">
            <text:p>ID Sprite</text:p>
          </table:table-cell>
          <table:table-cell table:style-name="ce1" office:value-type="string" calcext:value-type="string">
            <text:p>Desequipable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ID Tech Ataque</text:p>
          </table:table-cell>
          <table:table-cell table:style-name="ce1" office:value-type="string" calcext:value-type="string">
            <text:p>ID Tech Especial</text:p>
          </table:table-cell>
          <table:table-cell table:style-name="ce3" office:value-type="string" calcext:value-type="string">
            <text:p>Mod Físico</text:p>
          </table:table-cell>
          <table:table-cell table:style-name="ce3" office:value-type="string" calcext:value-type="string">
            <text:p>Mod Reflejos</text:p>
          </table:table-cell>
          <table:table-cell table:style-name="ce3" office:value-type="string" calcext:value-type="string">
            <text:p>Mod Conocimiento</text:p>
          </table:table-cell>
          <table:table-cell table:style-name="ce3" office:value-type="string" calcext:value-type="string">
            <text:p>Mod Carisma</text:p>
          </table:table-cell>
          <table:table-cell table:style-name="ce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dc:date>2024-05-15T00:00:00</dc:date>
              <text:p text:style-name="P1">Rusty Katana</text:p>
            </office:annotation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dc:date>2024-05-15T00:23:00</dc:date>
              <text:p text:style-name="P1">Old Wooden Hammer</text:p>
            </office:annotation>
            <text:p>2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7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Nombre</text:p>
          </table:table-cell>
          <table:table-cell table:style-name="ce1" office:value-type="string" calcext:value-type="string">
            <text:p>ID Descripción</text:p>
          </table:table-cell>
          <table:table-cell table:style-name="ce1" office:value-type="string" calcext:value-type="string">
            <text:p>ID Sprite</text:p>
          </table:table-cell>
          <table:table-cell table:style-name="ce1" office:value-type="string" calcext:value-type="string">
            <text:p>Desequipable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Armadura</text:p>
          </table:table-cell>
          <table:table-cell table:style-name="ce1" office:value-type="string" calcext:value-type="string">
            <text:p>ID Tech</text:p>
          </table:table-cell>
          <table:table-cell table:style-name="ce3" office:value-type="string" calcext:value-type="string">
            <text:p>Mod Físico</text:p>
          </table:table-cell>
          <table:table-cell table:style-name="ce3" office:value-type="string" calcext:value-type="string">
            <text:p>Mod Reflejos</text:p>
          </table:table-cell>
          <table:table-cell table:style-name="ce3" office:value-type="string" calcext:value-type="string">
            <text:p>Mod Conocimiento</text:p>
          </table:table-cell>
          <table:table-cell table:style-name="ce3" office:value-type="string" calcext:value-type="string">
            <text:p>Mod Carisma</text:p>
          </table:table-cell>
          <table:table-cell table:style-name="ce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201" calcext:value-type="float">
            <text:p>220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  <table:table-cell table:style-name="ce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9" table:default-cell-style-name="ce2"/>
        <table:table-column table:style-name="co16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6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Nombre</text:p>
          </table:table-cell>
          <table:table-cell table:style-name="ce1" office:value-type="string" calcext:value-type="string">
            <text:p>ID Descripción</text:p>
          </table:table-cell>
          <table:table-cell table:style-name="ce1" office:value-type="string" calcext:value-type="string">
            <text:p>ID Sprite</text:p>
          </table:table-cell>
          <table:table-cell table:style-name="ce1" office:value-type="string" calcext:value-type="string">
            <text:p>Desequipable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Salud</text:p>
          </table:table-cell>
          <table:table-cell table:style-name="ce1" office:value-type="string" calcext:value-type="string">
            <text:p>Armadura</text:p>
          </table:table-cell>
          <table:table-cell table:style-name="ce1" office:value-type="string" calcext:value-type="string">
            <text:p>Estrés</text:p>
          </table:table-cell>
          <table:table-cell table:style-name="ce1" office:value-type="string" calcext:value-type="string">
            <text:p>Inmunidad</text:p>
          </table:table-cell>
          <table:table-cell table:style-name="ce1" office:value-type="string" calcext:value-type="string">
            <text:p>ID Tech</text:p>
          </table:table-cell>
          <table:table-cell table:style-name="ce3" office:value-type="string" calcext:value-type="string">
            <text:p>Mod Físico</text:p>
          </table:table-cell>
          <table:table-cell table:style-name="ce3" office:value-type="string" calcext:value-type="string">
            <text:p>Mod Reflejos</text:p>
          </table:table-cell>
          <table:table-cell table:style-name="ce3" office:value-type="string" calcext:value-type="string">
            <text:p>Mod Conocimiento</text:p>
          </table:table-cell>
          <table:table-cell table:style-name="ce3" office:value-type="string" calcext:value-type="string">
            <text:p>Mod Carisma</text:p>
          </table:table-cell>
          <table:table-cell table:style-name="ce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dc:date>2024-05-15T00:00:00</dc:date>
              <text:p text:style-name="P1">Luxurious Gem</text:p>
            </office:annotation>
            <text:p>1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401" calcext:value-type="float">
            <text:p>240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office:forms form:automatic-focus="false" form:apply-design-mode="false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4" table:default-cell-style-name="ce2"/>
        <table:table-column table:style-name="co17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4" table:default-cell-style-name="ce2"/>
        <table:table-column table:style-name="co29" table:default-cell-style-name="ce2"/>
        <table:table-column table:style-name="co27" table:default-cell-style-name="ce2"/>
        <table:table-column table:style-name="co29" table:default-cell-style-name="ce2"/>
        <table:table-column table:style-name="co27" table:default-cell-style-name="ce2"/>
        <table:table-column table:style-name="co30" table:default-cell-style-name="ce2"/>
        <table:table-column table:style-name="co31" table:number-columns-repeated="10" table:default-cell-style-name="ce2"/>
        <table:table-column table:style-name="co27" table:default-cell-style-name="ce2"/>
        <table:table-column table:style-name="co32" table:default-cell-style-name="ce2"/>
        <table:table-column table:style-name="co27" table:default-cell-style-name="ce2"/>
        <table:table-column table:style-name="co32" table:default-cell-style-name="ce2"/>
        <table:table-column table:style-name="co27" table:number-columns-repeated="4" table:default-cell-style-name="ce2"/>
        <table:table-column table:style-name="co14" table:number-columns-repeated="16348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7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dc:date>2024-05-15T00:00:00</dc:date>
              <text:p text:style-name="P1">Si la técnica es:</text:p>
              <text:p text:style-name="P1">0) Acción</text:p>
              <text:p text:style-name="P1">1) Bonus</text:p>
              <text:p text:style-name="P1">2) Reacción</text:p>
              <text:p text:style-name="P1">3) Fuera de Turno (Legendaria)</text:p>
            </office:annotation>
            <text:p>Economía</text:p>
          </table:table-cell>
          <table:table-cell table:style-name="ce7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dc:date>2024-05-15T00:00:00</dc:date>
              <text:p text:style-name="P1">Tipo de tirada que se utilizará para atacar o salvar. Mientras que las más comunes son ataque con d20 y salvaciones con d10, existen más variedad para técnicas más exóticas o reglas raras:</text:p>
              <text:p text:style-name="P1">0) Ninguno</text:p>
              <text:p text:style-name="P1">1) d4</text:p>
              <text:p text:style-name="P1">2) d6</text:p>
              <text:p text:style-name="P1">3) d8</text:p>
              <text:p text:style-name="P1">4) d10</text:p>
              <text:p text:style-name="P1">5) d12</text:p>
              <text:p text:style-name="P1">6) d20</text:p>
              <text:p text:style-name="P1">7) d100</text:p>
              <text:p text:style-name="P1">8) Salvación d4</text:p>
              <text:p text:style-name="P1">9) Salvación d6</text:p>
              <text:p text:style-name="P1">10) Salvación d8</text:p>
              <text:p text:style-name="P1">11) Salvación d10</text:p>
              <text:p text:style-name="P1">12) Salvación d12</text:p>
              <text:p text:style-name="P1">13) Salvación d20</text:p>
              <text:p text:style-name="P1">14) Salvación d100</text:p>
            </office:annotation>
            <text:p>Tirada</text:p>
          </table:table-cell>
          <table:table-cell table:style-name="ce7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dc:date>2024-05-15T00:00:00</dc:date>
              <text:p text:style-name="P1">Las técnicas pueden ser de diferentes tipos:</text:p>
              <text:p text:style-name="P1">0) Ataque</text:p>
              <text:p text:style-name="P1">1) Rasgo</text:p>
              <text:p text:style-name="P1">2) Prueba de habilidad</text:p>
              <text:p text:style-name="P1">3) Tomo</text:p>
              <text:p text:style-name="P1">4) Canción</text:p>
              <text:p text:style-name="P1">5) Dracónido</text:p>
              <text:p text:style-name="P1">6) Arte Sangriento</text:p>
              <text:p text:style-name="P1">7) Manos de Demonio</text:p>
              <text:p text:style-name="P1">8) Invocaciones</text:p>
            </office:annotation>
            <text:p>Técnica</text:p>
          </table:table-cell>
          <table:table-cell table:style-name="ce7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dc:date>2024-05-15T00:00:00</dc:date>
              <text:p text:style-name="P1">Que atributo sumar a la tirada o dificultad de salvación:</text:p>
              <text:p text:style-name="P1">0) Físico</text:p>
              <text:p text:style-name="P1">6) Reflejos</text:p>
              <text:p text:style-name="P1">12) Carisma</text:p>
              <text:p text:style-name="P1">18) Conocimiento</text:p>
            </office:annotation>
            <text:p>Atributo</text:p>
          </table:table-cell>
          <table:table-cell table:style-name="ce9" office:value-type="string" calcext:value-type="string">
            <text:p>Monedas</text:p>
          </table:table-cell>
          <table:table-cell table:style-name="ce9" office:value-type="string" calcext:value-type="string">
            <text:p>Salud</text:p>
          </table:table-cell>
          <table:table-cell table:style-name="ce9" office:value-type="string" calcext:value-type="string">
            <text:p>Estrés</text:p>
          </table:table-cell>
          <table:table-cell table:style-name="ce11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dc:date>2024-05-15T00:00:00</dc:date>
              <text:p text:style-name="P1">Tipo de dado a utilizar para daño o sanación:</text:p>
              <text:p text:style-name="P1">1) d4</text:p>
              <text:p text:style-name="P1">2) d6</text:p>
              <text:p text:style-name="P1">3) d8</text:p>
              <text:p text:style-name="P1">4) d10</text:p>
              <text:p text:style-name="P1">5) d12</text:p>
              <text:p text:style-name="P1">6) d20</text:p>
              <text:p text:style-name="P1">7) d100</text:p>
            </office:annotation>
            <text:p>Dado</text:p>
          </table:table-cell>
          <table:table-cell table:style-name="ce11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dc:date>2024-05-15T00:00:00</dc:date>
              <text:p text:style-name="P1">Si es que esta técnica se beneficia de bonificadores de atributos, bonos planos u otros.</text:p>
            </office:annotation>
            <text:p>Bonus</text:p>
          </table:table-cell>
          <table:table-cell table:style-name="ce11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dc:date>2024-05-15T00:00:00</dc:date>
              <text:p text:style-name="P1">Cantidad de dados que se lanzan cuando se utiliza la técnica.</text:p>
            </office:annotation>
            <text:p>Cantidad</text:p>
          </table:table-cell>
          <table:table-cell table:style-name="ce11" office:value-type="string" calcext:value-type="string">
            <text:p>Bonus</text:p>
          </table:table-cell>
          <table:table-cell table:style-name="ce11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dc:date>2024-05-15T00:00:00</dc:date>
              <text:p text:style-name="P1">Si es que la técnica debe ignorar los puntos de armadura/vida adicional cuando se ejecuta.</text:p>
            </office:annotation>
            <text:p>Ignorar</text:p>
          </table:table-cell>
          <table:table-cell table:style-name="ce11" office:value-type="string" calcext:value-type="string">
            <text:p>Estado</text:p>
          </table:table-cell>
          <table:table-cell table:style-name="ce13" office:value-type="string" calcext:value-type="string">
            <text:p>FL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FR</text:p>
          </table:table-cell>
          <table:table-cell table:style-name="ce15" office:value-type="string" calcext:value-type="string">
            <text:p>FL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FR</text:p>
          </table:table-cell>
          <table:table-cell table:style-name="ce17" office:value-type="string" calcext:value-type="string">
            <text:p>ID Entidad</text:p>
          </table:table-cell>
          <table:table-cell table:style-name="ce3" office:value-type="string" calcext:value-type="string">
            <text:p>Mod PHY</text:p>
          </table:table-cell>
          <table:table-cell table:style-name="ce3" office:value-type="string" calcext:value-type="string">
            <text:p>Mod REF</text:p>
          </table:table-cell>
          <table:table-cell table:style-name="ce3" office:value-type="string" calcext:value-type="string">
            <text:p>Mod LOR</text:p>
          </table:table-cell>
          <table:table-cell table:style-name="ce3" office:value-type="string" calcext:value-type="string">
            <text:p>Mod CHA</text:p>
          </table:table-cell>
          <table:table-cell table:style-name="ce3" office:value-type="string" calcext:value-type="string">
            <text:p>Mod Tiradas</text:p>
          </table:table-cell>
          <table:table-cell table:style-name="ce19" office:value-type="string" calcext:value-type="string">
            <text:p>Mult Infligido</text:p>
          </table:table-cell>
          <table:table-cell table:style-name="ce19" office:value-type="string" calcext:value-type="string">
            <text:p>Mult Recivido</text:p>
          </table:table-cell>
          <table:table-cell table:style-name="ce19" office:value-type="string" calcext:value-type="string">
            <text:p>Mult Sanación</text:p>
          </table:table-cell>
          <table:table-cell table:number-columns-repeated="16347"/>
        </table:table-row>
        <table:table-row table:style-name="ro3">
          <table:table-cell table:style-name="ce1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dc:date>2024-05-15T00:00:00</dc:date>
              <text:p text:style-name="P1">Front Slash</text:p>
            </office:annotation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001" calcext:value-type="float">
            <text:p>300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1" office:value-type="float" office:value="2" calcext:value-type="float">
            <office:annotation draw:style-name="gr9" draw:text-style-name="P2" svg:width="2.1941in" svg:height="0.3744in" svg:x="0.5346in" svg:y="0.7114in" draw:caption-point-x="-0.1602in" draw:caption-point-y="-0.3193in">
              <dc:creator>Unknown Author</dc:creator>
              <dc:date>2024-05-15T00:00:00</dc:date>
              <text:p text:style-name="P1">Quick Slash</text:p>
            </office:annotation>
            <text:p>2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1" office:value-type="float" office:value="3" calcext:value-type="float">
            <office:annotation draw:style-name="gr9" draw:text-style-name="P2" svg:width="2.1941in" svg:height="0.3744in" svg:x="0.5346in" svg:y="0.9079in" draw:caption-point-x="-0.1602in" draw:caption-point-y="-0.3193in">
              <dc:creator>Unknown Author</dc:creator>
              <dc:date>2024-05-15T00:00:00</dc:date>
              <text:p text:style-name="P1">Defensive Posture</text:p>
            </office:annotation>
            <text:p>3</text:p>
          </table:table-cell>
          <table:table-cell table:style-name="ce1" office:value-type="float" office:value="3004" calcext:value-type="float">
            <text:p>3004</text:p>
          </table:table-cell>
          <table:table-cell table:style-name="ce1" office:value-type="float" office:value="3005" calcext:value-type="float">
            <text:p>3005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1" office:value-type="float" office:value="4" calcext:value-type="float">
            <office:annotation draw:style-name="gr9" draw:text-style-name="P2" svg:width="2.1941in" svg:height="0.3744in" svg:x="0.5346in" svg:y="1.1039in" draw:caption-point-x="-0.1602in" draw:caption-point-y="-0.3189in">
              <dc:creator>Unknown Author</dc:creator>
              <dc:date>2024-05-15T00:00:00</dc:date>
              <text:p text:style-name="P1">Evasive Posture</text:p>
            </office:annotation>
            <text:p>4</text:p>
          </table:table-cell>
          <table:table-cell table:style-name="ce1" office:value-type="float" office:value="3006" calcext:value-type="float">
            <text:p>3006</text:p>
          </table:table-cell>
          <table:table-cell table:style-name="ce1" office:value-type="float" office:value="3007" calcext:value-type="float">
            <text:p>3007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1" office:value-type="float" office:value="5" calcext:value-type="float">
            <office:annotation draw:style-name="gr10" svg:width="1.1413in" svg:height="0.7083in" svg:x="0.6146in" svg:y="0.3874in" draw:caption-point-x="-0.2402in" draw:caption-point-y="0.5945in">
              <dc:creator>Unknown Author</dc:creator>
              <dc:date>2024-05-15T00:29:00</dc:date>
              <text:p>Hard Swipe</text:p>
            </office:annotation>
            <text:p>5</text:p>
          </table:table-cell>
          <table:table-cell table:style-name="ce1" office:value-type="float" office:value="3008" calcext:value-type="float">
            <text:p>3008</text:p>
          </table:table-cell>
          <table:table-cell table:style-name="ce1" office:value-type="float" office:value="3009" calcext:value-type="float">
            <text:p>3009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" calcext:value-type="float">
            <office:annotation draw:style-name="gr10" svg:width="1.1413in" svg:height="0.7083in" svg:x="0.6146in" svg:y="0.5787in" draw:caption-point-x="-0.2402in" draw:caption-point-y="0.5945in">
              <dc:creator>Unknown Author</dc:creator>
              <dc:date>2024-05-15T00:29:00</dc:date>
              <text:p>Heavy Bonk</text:p>
            </office:annotation>
            <text:p>6</text:p>
          </table:table-cell>
          <table:table-cell table:style-name="ce1" office:value-type="float" office:value="3010" calcext:value-type="float">
            <text:p>3010</text:p>
          </table:table-cell>
          <table:table-cell table:style-name="ce1" office:value-type="float" office:value="3011" calcext:value-type="float">
            <text:p>3011</text:p>
          </table:table-cell>
          <table:table-cell table:style-name="ce6" office:value-type="float" office:value="518" calcext:value-type="float">
            <text:p>518</text:p>
          </table:table-cell>
          <table:table-cell table:style-name="ce6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012" calcext:value-type="float">
            <text:p>3012</text:p>
          </table:table-cell>
          <table:table-cell table:style-name="ce1" office:value-type="float" office:value="3013" calcext:value-type="float">
            <text:p>301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3015" calcext:value-type="float">
            <text:p>301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016" calcext:value-type="float">
            <text:p>3016</text:p>
          </table:table-cell>
          <table:table-cell table:style-name="ce1" office:value-type="float" office:value="3017" calcext:value-type="float">
            <text:p>301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18" calcext:value-type="float">
            <text:p>3018</text:p>
          </table:table-cell>
          <table:table-cell table:style-name="ce1" office:value-type="float" office:value="3019" calcext:value-type="float">
            <text:p>301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3021" calcext:value-type="float">
            <text:p>302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22" calcext:value-type="float">
            <text:p>3022</text:p>
          </table:table-cell>
          <table:table-cell table:style-name="ce1" office:value-type="float" office:value="3023" calcext:value-type="float">
            <text:p>302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24" calcext:value-type="float">
            <text:p>3024</text:p>
          </table:table-cell>
          <table:table-cell table:style-name="ce1" office:value-type="float" office:value="3025" calcext:value-type="float">
            <text:p>302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26" calcext:value-type="float">
            <text:p>3026</text:p>
          </table:table-cell>
          <table:table-cell table:style-name="ce1" office:value-type="float" office:value="3027" calcext:value-type="float">
            <text:p>302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3029" calcext:value-type="float">
            <text:p>302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3031" calcext:value-type="float">
            <text:p>303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32" calcext:value-type="float">
            <text:p>3032</text:p>
          </table:table-cell>
          <table:table-cell table:style-name="ce1" office:value-type="float" office:value="3033" calcext:value-type="float">
            <text:p>303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34" calcext:value-type="float">
            <text:p>3034</text:p>
          </table:table-cell>
          <table:table-cell table:style-name="ce1" office:value-type="float" office:value="3035" calcext:value-type="float">
            <text:p>303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36" calcext:value-type="float">
            <text:p>3036</text:p>
          </table:table-cell>
          <table:table-cell table:style-name="ce1" office:value-type="float" office:value="3037" calcext:value-type="float">
            <text:p>303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38" calcext:value-type="float">
            <text:p>3038</text:p>
          </table:table-cell>
          <table:table-cell table:style-name="ce1" office:value-type="float" office:value="3039" calcext:value-type="float">
            <text:p>303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3041" calcext:value-type="float">
            <text:p>304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42" calcext:value-type="float">
            <text:p>3042</text:p>
          </table:table-cell>
          <table:table-cell table:style-name="ce1" office:value-type="float" office:value="3043" calcext:value-type="float">
            <text:p>304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44" calcext:value-type="float">
            <text:p>3044</text:p>
          </table:table-cell>
          <table:table-cell table:style-name="ce1" office:value-type="float" office:value="3045" calcext:value-type="float">
            <text:p>304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46" calcext:value-type="float">
            <text:p>3046</text:p>
          </table:table-cell>
          <table:table-cell table:style-name="ce1" office:value-type="float" office:value="3047" calcext:value-type="float">
            <text:p>304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48" calcext:value-type="float">
            <text:p>3048</text:p>
          </table:table-cell>
          <table:table-cell table:style-name="ce1" office:value-type="float" office:value="3049" calcext:value-type="float">
            <text:p>304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3051" calcext:value-type="float">
            <text:p>305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52" calcext:value-type="float">
            <text:p>3052</text:p>
          </table:table-cell>
          <table:table-cell table:style-name="ce1" office:value-type="float" office:value="3053" calcext:value-type="float">
            <text:p>305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3055" calcext:value-type="float">
            <text:p>305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56" calcext:value-type="float">
            <text:p>3056</text:p>
          </table:table-cell>
          <table:table-cell table:style-name="ce1" office:value-type="float" office:value="3057" calcext:value-type="float">
            <text:p>305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58" calcext:value-type="float">
            <text:p>3058</text:p>
          </table:table-cell>
          <table:table-cell table:style-name="ce1" office:value-type="float" office:value="3059" calcext:value-type="float">
            <text:p>305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3061" calcext:value-type="float">
            <text:p>306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62" calcext:value-type="float">
            <text:p>3062</text:p>
          </table:table-cell>
          <table:table-cell table:style-name="ce1" office:value-type="float" office:value="3063" calcext:value-type="float">
            <text:p>306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64" calcext:value-type="float">
            <text:p>3064</text:p>
          </table:table-cell>
          <table:table-cell table:style-name="ce1" office:value-type="float" office:value="3065" calcext:value-type="float">
            <text:p>306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6" calcext:value-type="float">
            <text:p>3066</text:p>
          </table:table-cell>
          <table:table-cell table:style-name="ce1" office:value-type="float" office:value="3067" calcext:value-type="float">
            <text:p>306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3069" calcext:value-type="float">
            <text:p>306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3071" calcext:value-type="float">
            <text:p>307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72" calcext:value-type="float">
            <text:p>3072</text:p>
          </table:table-cell>
          <table:table-cell table:style-name="ce1" office:value-type="float" office:value="3073" calcext:value-type="float">
            <text:p>307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74" calcext:value-type="float">
            <text:p>3074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76" calcext:value-type="float">
            <text:p>3076</text:p>
          </table:table-cell>
          <table:table-cell table:style-name="ce1" office:value-type="float" office:value="3077" calcext:value-type="float">
            <text:p>307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3079" calcext:value-type="float">
            <text:p>307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3081" calcext:value-type="float">
            <text:p>308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3083" calcext:value-type="float">
            <text:p>308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84" calcext:value-type="float">
            <text:p>3084</text:p>
          </table:table-cell>
          <table:table-cell table:style-name="ce1" office:value-type="float" office:value="3085" calcext:value-type="float">
            <text:p>308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86" calcext:value-type="float">
            <text:p>3086</text:p>
          </table:table-cell>
          <table:table-cell table:style-name="ce1" office:value-type="float" office:value="3087" calcext:value-type="float">
            <text:p>308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88" calcext:value-type="float">
            <text:p>3088</text:p>
          </table:table-cell>
          <table:table-cell table:style-name="ce1" office:value-type="float" office:value="3089" calcext:value-type="float">
            <text:p>308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3091" calcext:value-type="float">
            <text:p>309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92" calcext:value-type="float">
            <text:p>3092</text:p>
          </table:table-cell>
          <table:table-cell table:style-name="ce1" office:value-type="float" office:value="3093" calcext:value-type="float">
            <text:p>309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094" calcext:value-type="float">
            <text:p>3094</text:p>
          </table:table-cell>
          <table:table-cell table:style-name="ce1" office:value-type="float" office:value="3095" calcext:value-type="float">
            <text:p>309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3097" calcext:value-type="float">
            <text:p>309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98" calcext:value-type="float">
            <text:p>3098</text:p>
          </table:table-cell>
          <table:table-cell table:style-name="ce1" office:value-type="float" office:value="3099" calcext:value-type="float">
            <text:p>309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101" calcext:value-type="float">
            <text:p>310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102" calcext:value-type="float">
            <text:p>3102</text:p>
          </table:table-cell>
          <table:table-cell table:style-name="ce1" office:value-type="float" office:value="3103" calcext:value-type="float">
            <text:p>310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106" calcext:value-type="float">
            <text:p>3106</text:p>
          </table:table-cell>
          <table:table-cell table:style-name="ce1" office:value-type="float" office:value="3107" calcext:value-type="float">
            <text:p>310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3109" calcext:value-type="float">
            <text:p>310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3110" calcext:value-type="float">
            <text:p>3110</text:p>
          </table:table-cell>
          <table:table-cell table:style-name="ce1" office:value-type="float" office:value="3111" calcext:value-type="float">
            <text:p>311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3113" calcext:value-type="float">
            <text:p>311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3115" calcext:value-type="float">
            <text:p>311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3116" calcext:value-type="float">
            <text:p>3116</text:p>
          </table:table-cell>
          <table:table-cell table:style-name="ce1" office:value-type="float" office:value="3117" calcext:value-type="float">
            <text:p>311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118" calcext:value-type="float">
            <text:p>3118</text:p>
          </table:table-cell>
          <table:table-cell table:style-name="ce1" office:value-type="float" office:value="3119" calcext:value-type="float">
            <text:p>311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121" calcext:value-type="float">
            <text:p>312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3123" calcext:value-type="float">
            <text:p>312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124" calcext:value-type="float">
            <text:p>3124</text:p>
          </table:table-cell>
          <table:table-cell table:style-name="ce1" office:value-type="float" office:value="3125" calcext:value-type="float">
            <text:p>312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126" calcext:value-type="float">
            <text:p>3126</text:p>
          </table:table-cell>
          <table:table-cell table:style-name="ce1" office:value-type="float" office:value="3127" calcext:value-type="float">
            <text:p>312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3128" calcext:value-type="float">
            <text:p>3128</text:p>
          </table:table-cell>
          <table:table-cell table:style-name="ce1" office:value-type="float" office:value="3129" calcext:value-type="float">
            <text:p>312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3132" calcext:value-type="float">
            <text:p>3132</text:p>
          </table:table-cell>
          <table:table-cell table:style-name="ce1" office:value-type="float" office:value="3133" calcext:value-type="float">
            <text:p>313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134" calcext:value-type="float">
            <text:p>3134</text:p>
          </table:table-cell>
          <table:table-cell table:style-name="ce1" office:value-type="float" office:value="3135" calcext:value-type="float">
            <text:p>313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3137" calcext:value-type="float">
            <text:p>313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38" calcext:value-type="float">
            <text:p>3138</text:p>
          </table:table-cell>
          <table:table-cell table:style-name="ce1" office:value-type="float" office:value="3139" calcext:value-type="float">
            <text:p>313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3141" calcext:value-type="float">
            <text:p>314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142" calcext:value-type="float">
            <text:p>3142</text:p>
          </table:table-cell>
          <table:table-cell table:style-name="ce1" office:value-type="float" office:value="3143" calcext:value-type="float">
            <text:p>314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3144" calcext:value-type="float">
            <text:p>3144</text:p>
          </table:table-cell>
          <table:table-cell table:style-name="ce1" office:value-type="float" office:value="3145" calcext:value-type="float">
            <text:p>314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3146" calcext:value-type="float">
            <text:p>3146</text:p>
          </table:table-cell>
          <table:table-cell table:style-name="ce1" office:value-type="float" office:value="3147" calcext:value-type="float">
            <text:p>314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148" calcext:value-type="float">
            <text:p>3148</text:p>
          </table:table-cell>
          <table:table-cell table:style-name="ce1" office:value-type="float" office:value="3149" calcext:value-type="float">
            <text:p>314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3151" calcext:value-type="float">
            <text:p>315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52" calcext:value-type="float">
            <text:p>3152</text:p>
          </table:table-cell>
          <table:table-cell table:style-name="ce1" office:value-type="float" office:value="3153" calcext:value-type="float">
            <text:p>315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3154" calcext:value-type="float">
            <text:p>3154</text:p>
          </table:table-cell>
          <table:table-cell table:style-name="ce1" office:value-type="float" office:value="3155" calcext:value-type="float">
            <text:p>315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3156" calcext:value-type="float">
            <text:p>3156</text:p>
          </table:table-cell>
          <table:table-cell table:style-name="ce1" office:value-type="float" office:value="3157" calcext:value-type="float">
            <text:p>315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158" calcext:value-type="float">
            <text:p>3158</text:p>
          </table:table-cell>
          <table:table-cell table:style-name="ce1" office:value-type="float" office:value="3159" calcext:value-type="float">
            <text:p>315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3161" calcext:value-type="float">
            <text:p>316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162" calcext:value-type="float">
            <text:p>3162</text:p>
          </table:table-cell>
          <table:table-cell table:style-name="ce1" office:value-type="float" office:value="3163" calcext:value-type="float">
            <text:p>316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3164" calcext:value-type="float">
            <text:p>3164</text:p>
          </table:table-cell>
          <table:table-cell table:style-name="ce1" office:value-type="float" office:value="3165" calcext:value-type="float">
            <text:p>316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3166" calcext:value-type="float">
            <text:p>3166</text:p>
          </table:table-cell>
          <table:table-cell table:style-name="ce1" office:value-type="float" office:value="3167" calcext:value-type="float">
            <text:p>316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169" calcext:value-type="float">
            <text:p>316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3171" calcext:value-type="float">
            <text:p>317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172" calcext:value-type="float">
            <text:p>3172</text:p>
          </table:table-cell>
          <table:table-cell table:style-name="ce1" office:value-type="float" office:value="3173" calcext:value-type="float">
            <text:p>317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174" calcext:value-type="float">
            <text:p>3174</text:p>
          </table:table-cell>
          <table:table-cell table:style-name="ce1" office:value-type="float" office:value="3175" calcext:value-type="float">
            <text:p>317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3176" calcext:value-type="float">
            <text:p>3176</text:p>
          </table:table-cell>
          <table:table-cell table:style-name="ce1" office:value-type="float" office:value="3177" calcext:value-type="float">
            <text:p>317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178" calcext:value-type="float">
            <text:p>3178</text:p>
          </table:table-cell>
          <table:table-cell table:style-name="ce1" office:value-type="float" office:value="3179" calcext:value-type="float">
            <text:p>317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3181" calcext:value-type="float">
            <text:p>318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182" calcext:value-type="float">
            <text:p>3182</text:p>
          </table:table-cell>
          <table:table-cell table:style-name="ce1" office:value-type="float" office:value="3183" calcext:value-type="float">
            <text:p>318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184" calcext:value-type="float">
            <text:p>3184</text:p>
          </table:table-cell>
          <table:table-cell table:style-name="ce1" office:value-type="float" office:value="3185" calcext:value-type="float">
            <text:p>318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186" calcext:value-type="float">
            <text:p>3186</text:p>
          </table:table-cell>
          <table:table-cell table:style-name="ce1" office:value-type="float" office:value="3187" calcext:value-type="float">
            <text:p>318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188" calcext:value-type="float">
            <text:p>3188</text:p>
          </table:table-cell>
          <table:table-cell table:style-name="ce1" office:value-type="float" office:value="3189" calcext:value-type="float">
            <text:p>318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3190" calcext:value-type="float">
            <text:p>3190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192" calcext:value-type="float">
            <text:p>3192</text:p>
          </table:table-cell>
          <table:table-cell table:style-name="ce1" office:value-type="float" office:value="3193" calcext:value-type="float">
            <text:p>319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94" calcext:value-type="float">
            <text:p>3194</text:p>
          </table:table-cell>
          <table:table-cell table:style-name="ce1" office:value-type="float" office:value="3195" calcext:value-type="float">
            <text:p>319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3197" calcext:value-type="float">
            <text:p>319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98" calcext:value-type="float">
            <text:p>3198</text:p>
          </table:table-cell>
          <table:table-cell table:style-name="ce1" office:value-type="float" office:value="3199" calcext:value-type="float">
            <text:p>319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201" calcext:value-type="float">
            <text:p>320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202" calcext:value-type="float">
            <text:p>3202</text:p>
          </table:table-cell>
          <table:table-cell table:style-name="ce1" office:value-type="float" office:value="3203" calcext:value-type="float">
            <text:p>320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204" calcext:value-type="float">
            <text:p>3204</text:p>
          </table:table-cell>
          <table:table-cell table:style-name="ce1" office:value-type="float" office:value="3205" calcext:value-type="float">
            <text:p>320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206" calcext:value-type="float">
            <text:p>3206</text:p>
          </table:table-cell>
          <table:table-cell table:style-name="ce1" office:value-type="float" office:value="3207" calcext:value-type="float">
            <text:p>320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office:value-type="float" office:value="3209" calcext:value-type="float">
            <text:p>320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210" calcext:value-type="float">
            <text:p>3210</text:p>
          </table:table-cell>
          <table:table-cell table:style-name="ce1" office:value-type="float" office:value="3211" calcext:value-type="float">
            <text:p>321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212" calcext:value-type="float">
            <text:p>3212</text:p>
          </table:table-cell>
          <table:table-cell table:style-name="ce1" office:value-type="float" office:value="3213" calcext:value-type="float">
            <text:p>321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3215" calcext:value-type="float">
            <text:p>321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216" calcext:value-type="float">
            <text:p>3216</text:p>
          </table:table-cell>
          <table:table-cell table:style-name="ce1" office:value-type="float" office:value="3217" calcext:value-type="float">
            <text:p>321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218" calcext:value-type="float">
            <text:p>3218</text:p>
          </table:table-cell>
          <table:table-cell table:style-name="ce1" office:value-type="float" office:value="3219" calcext:value-type="float">
            <text:p>321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3221" calcext:value-type="float">
            <text:p>322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222" calcext:value-type="float">
            <text:p>3222</text:p>
          </table:table-cell>
          <table:table-cell table:style-name="ce1" office:value-type="float" office:value="3223" calcext:value-type="float">
            <text:p>322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224" calcext:value-type="float">
            <text:p>3224</text:p>
          </table:table-cell>
          <table:table-cell table:style-name="ce1" office:value-type="float" office:value="3225" calcext:value-type="float">
            <text:p>322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226" calcext:value-type="float">
            <text:p>3226</text:p>
          </table:table-cell>
          <table:table-cell table:style-name="ce1" office:value-type="float" office:value="3227" calcext:value-type="float">
            <text:p>322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228" calcext:value-type="float">
            <text:p>3228</text:p>
          </table:table-cell>
          <table:table-cell table:style-name="ce1" office:value-type="float" office:value="3229" calcext:value-type="float">
            <text:p>322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230" calcext:value-type="float">
            <text:p>3230</text:p>
          </table:table-cell>
          <table:table-cell table:style-name="ce1" office:value-type="float" office:value="3231" calcext:value-type="float">
            <text:p>323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232" calcext:value-type="float">
            <text:p>3232</text:p>
          </table:table-cell>
          <table:table-cell table:style-name="ce1" office:value-type="float" office:value="3233" calcext:value-type="float">
            <text:p>323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234" calcext:value-type="float">
            <text:p>3234</text:p>
          </table:table-cell>
          <table:table-cell table:style-name="ce1" office:value-type="float" office:value="3235" calcext:value-type="float">
            <text:p>323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236" calcext:value-type="float">
            <text:p>3236</text:p>
          </table:table-cell>
          <table:table-cell table:style-name="ce1" office:value-type="float" office:value="3237" calcext:value-type="float">
            <text:p>323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238" calcext:value-type="float">
            <text:p>3238</text:p>
          </table:table-cell>
          <table:table-cell table:style-name="ce1" office:value-type="float" office:value="3239" calcext:value-type="float">
            <text:p>323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3241" calcext:value-type="float">
            <text:p>324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242" calcext:value-type="float">
            <text:p>3242</text:p>
          </table:table-cell>
          <table:table-cell table:style-name="ce1" office:value-type="float" office:value="3243" calcext:value-type="float">
            <text:p>324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244" calcext:value-type="float">
            <text:p>3244</text:p>
          </table:table-cell>
          <table:table-cell table:style-name="ce1" office:value-type="float" office:value="3245" calcext:value-type="float">
            <text:p>324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246" calcext:value-type="float">
            <text:p>3246</text:p>
          </table:table-cell>
          <table:table-cell table:style-name="ce1" office:value-type="float" office:value="3247" calcext:value-type="float">
            <text:p>324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248" calcext:value-type="float">
            <text:p>3248</text:p>
          </table:table-cell>
          <table:table-cell table:style-name="ce1" office:value-type="float" office:value="3249" calcext:value-type="float">
            <text:p>324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3251" calcext:value-type="float">
            <text:p>325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252" calcext:value-type="float">
            <text:p>3252</text:p>
          </table:table-cell>
          <table:table-cell table:style-name="ce1" office:value-type="float" office:value="3253" calcext:value-type="float">
            <text:p>325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254" calcext:value-type="float">
            <text:p>3254</text:p>
          </table:table-cell>
          <table:table-cell table:style-name="ce1" office:value-type="float" office:value="3255" calcext:value-type="float">
            <text:p>325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3257" calcext:value-type="float">
            <text:p>325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258" calcext:value-type="float">
            <text:p>3258</text:p>
          </table:table-cell>
          <table:table-cell table:style-name="ce1" office:value-type="float" office:value="3259" calcext:value-type="float">
            <text:p>325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3261" calcext:value-type="float">
            <text:p>326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262" calcext:value-type="float">
            <text:p>3262</text:p>
          </table:table-cell>
          <table:table-cell table:style-name="ce1" office:value-type="float" office:value="3263" calcext:value-type="float">
            <text:p>326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264" calcext:value-type="float">
            <text:p>3264</text:p>
          </table:table-cell>
          <table:table-cell table:style-name="ce1" office:value-type="float" office:value="3265" calcext:value-type="float">
            <text:p>326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266" calcext:value-type="float">
            <text:p>3266</text:p>
          </table:table-cell>
          <table:table-cell table:style-name="ce1" office:value-type="float" office:value="3267" calcext:value-type="float">
            <text:p>326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3269" calcext:value-type="float">
            <text:p>326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3271" calcext:value-type="float">
            <text:p>327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272" calcext:value-type="float">
            <text:p>3272</text:p>
          </table:table-cell>
          <table:table-cell table:style-name="ce1" office:value-type="float" office:value="3273" calcext:value-type="float">
            <text:p>327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274" calcext:value-type="float">
            <text:p>3274</text:p>
          </table:table-cell>
          <table:table-cell table:style-name="ce1" office:value-type="float" office:value="3275" calcext:value-type="float">
            <text:p>327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276" calcext:value-type="float">
            <text:p>3276</text:p>
          </table:table-cell>
          <table:table-cell table:style-name="ce1" office:value-type="float" office:value="3277" calcext:value-type="float">
            <text:p>327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278" calcext:value-type="float">
            <text:p>3278</text:p>
          </table:table-cell>
          <table:table-cell table:style-name="ce1" office:value-type="float" office:value="3279" calcext:value-type="float">
            <text:p>327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3281" calcext:value-type="float">
            <text:p>328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282" calcext:value-type="float">
            <text:p>3282</text:p>
          </table:table-cell>
          <table:table-cell table:style-name="ce1" office:value-type="float" office:value="3283" calcext:value-type="float">
            <text:p>328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284" calcext:value-type="float">
            <text:p>3284</text:p>
          </table:table-cell>
          <table:table-cell table:style-name="ce1" office:value-type="float" office:value="3285" calcext:value-type="float">
            <text:p>328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286" calcext:value-type="float">
            <text:p>3286</text:p>
          </table:table-cell>
          <table:table-cell table:style-name="ce1" office:value-type="float" office:value="3287" calcext:value-type="float">
            <text:p>328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3288" calcext:value-type="float">
            <text:p>3288</text:p>
          </table:table-cell>
          <table:table-cell table:style-name="ce1" office:value-type="float" office:value="3289" calcext:value-type="float">
            <text:p>328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3291" calcext:value-type="float">
            <text:p>329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292" calcext:value-type="float">
            <text:p>3292</text:p>
          </table:table-cell>
          <table:table-cell table:style-name="ce1" office:value-type="float" office:value="3293" calcext:value-type="float">
            <text:p>329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3295" calcext:value-type="float">
            <text:p>329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296" calcext:value-type="float">
            <text:p>3296</text:p>
          </table:table-cell>
          <table:table-cell table:style-name="ce1" office:value-type="float" office:value="3297" calcext:value-type="float">
            <text:p>329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298" calcext:value-type="float">
            <text:p>3298</text:p>
          </table:table-cell>
          <table:table-cell table:style-name="ce1" office:value-type="float" office:value="3299" calcext:value-type="float">
            <text:p>329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301" calcext:value-type="float">
            <text:p>330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3302" calcext:value-type="float">
            <text:p>3302</text:p>
          </table:table-cell>
          <table:table-cell table:style-name="ce1" office:value-type="float" office:value="3303" calcext:value-type="float">
            <text:p>330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304" calcext:value-type="float">
            <text:p>3304</text:p>
          </table:table-cell>
          <table:table-cell table:style-name="ce1" office:value-type="float" office:value="3305" calcext:value-type="float">
            <text:p>330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306" calcext:value-type="float">
            <text:p>3306</text:p>
          </table:table-cell>
          <table:table-cell table:style-name="ce1" office:value-type="float" office:value="3307" calcext:value-type="float">
            <text:p>330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308" calcext:value-type="float">
            <text:p>3308</text:p>
          </table:table-cell>
          <table:table-cell table:style-name="ce1" office:value-type="float" office:value="3309" calcext:value-type="float">
            <text:p>330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3311" calcext:value-type="float">
            <text:p>331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3312" calcext:value-type="float">
            <text:p>3312</text:p>
          </table:table-cell>
          <table:table-cell table:style-name="ce1" office:value-type="float" office:value="3313" calcext:value-type="float">
            <text:p>331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314" calcext:value-type="float">
            <text:p>3314</text:p>
          </table:table-cell>
          <table:table-cell table:style-name="ce1" office:value-type="float" office:value="3315" calcext:value-type="float">
            <text:p>331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316" calcext:value-type="float">
            <text:p>3316</text:p>
          </table:table-cell>
          <table:table-cell table:style-name="ce1" office:value-type="float" office:value="3317" calcext:value-type="float">
            <text:p>331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318" calcext:value-type="float">
            <text:p>3318</text:p>
          </table:table-cell>
          <table:table-cell table:style-name="ce1" office:value-type="float" office:value="3319" calcext:value-type="float">
            <text:p>331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3321" calcext:value-type="float">
            <text:p>332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3322" calcext:value-type="float">
            <text:p>3322</text:p>
          </table:table-cell>
          <table:table-cell table:style-name="ce1" office:value-type="float" office:value="3323" calcext:value-type="float">
            <text:p>332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3325" calcext:value-type="float">
            <text:p>332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3327" calcext:value-type="float">
            <text:p>332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331" calcext:value-type="float">
            <text:p>333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332" calcext:value-type="float">
            <text:p>3332</text:p>
          </table:table-cell>
          <table:table-cell table:style-name="ce1" office:value-type="float" office:value="3333" calcext:value-type="float">
            <text:p>333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334" calcext:value-type="float">
            <text:p>3334</text:p>
          </table:table-cell>
          <table:table-cell table:style-name="ce1" office:value-type="float" office:value="3335" calcext:value-type="float">
            <text:p>333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3337" calcext:value-type="float">
            <text:p>333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338" calcext:value-type="float">
            <text:p>3338</text:p>
          </table:table-cell>
          <table:table-cell table:style-name="ce1" office:value-type="float" office:value="3339" calcext:value-type="float">
            <text:p>333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3341" calcext:value-type="float">
            <text:p>334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342" calcext:value-type="float">
            <text:p>3342</text:p>
          </table:table-cell>
          <table:table-cell table:style-name="ce1" office:value-type="float" office:value="3343" calcext:value-type="float">
            <text:p>334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344" calcext:value-type="float">
            <text:p>3344</text:p>
          </table:table-cell>
          <table:table-cell table:style-name="ce1" office:value-type="float" office:value="3345" calcext:value-type="float">
            <text:p>334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3347" calcext:value-type="float">
            <text:p>334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348" calcext:value-type="float">
            <text:p>3348</text:p>
          </table:table-cell>
          <table:table-cell table:style-name="ce1" office:value-type="float" office:value="3349" calcext:value-type="float">
            <text:p>334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3351" calcext:value-type="float">
            <text:p>335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352" calcext:value-type="float">
            <text:p>3352</text:p>
          </table:table-cell>
          <table:table-cell table:style-name="ce1" office:value-type="float" office:value="3353" calcext:value-type="float">
            <text:p>335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3354" calcext:value-type="float">
            <text:p>3354</text:p>
          </table:table-cell>
          <table:table-cell table:style-name="ce1" office:value-type="float" office:value="3355" calcext:value-type="float">
            <text:p>335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356" calcext:value-type="float">
            <text:p>3356</text:p>
          </table:table-cell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358" calcext:value-type="float">
            <text:p>3358</text:p>
          </table:table-cell>
          <table:table-cell table:style-name="ce1" office:value-type="float" office:value="3359" calcext:value-type="float">
            <text:p>335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3361" calcext:value-type="float">
            <text:p>336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3363" calcext:value-type="float">
            <text:p>336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364" calcext:value-type="float">
            <text:p>3364</text:p>
          </table:table-cell>
          <table:table-cell table:style-name="ce1" office:value-type="float" office:value="3365" calcext:value-type="float">
            <text:p>336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366" calcext:value-type="float">
            <text:p>3366</text:p>
          </table:table-cell>
          <table:table-cell table:style-name="ce1" office:value-type="float" office:value="3367" calcext:value-type="float">
            <text:p>336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368" calcext:value-type="float">
            <text:p>3368</text:p>
          </table:table-cell>
          <table:table-cell table:style-name="ce1" office:value-type="float" office:value="3369" calcext:value-type="float">
            <text:p>336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3370" calcext:value-type="float">
            <text:p>3370</text:p>
          </table:table-cell>
          <table:table-cell table:style-name="ce1" office:value-type="float" office:value="3371" calcext:value-type="float">
            <text:p>337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3372" calcext:value-type="float">
            <text:p>3372</text:p>
          </table:table-cell>
          <table:table-cell table:style-name="ce1" office:value-type="float" office:value="3373" calcext:value-type="float">
            <text:p>337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3374" calcext:value-type="float">
            <text:p>3374</text:p>
          </table:table-cell>
          <table:table-cell table:style-name="ce1" office:value-type="float" office:value="3375" calcext:value-type="float">
            <text:p>337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376" calcext:value-type="float">
            <text:p>3376</text:p>
          </table:table-cell>
          <table:table-cell table:style-name="ce1" office:value-type="float" office:value="3377" calcext:value-type="float">
            <text:p>337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378" calcext:value-type="float">
            <text:p>3378</text:p>
          </table:table-cell>
          <table:table-cell table:style-name="ce1" office:value-type="float" office:value="3379" calcext:value-type="float">
            <text:p>337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3381" calcext:value-type="float">
            <text:p>338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3382" calcext:value-type="float">
            <text:p>3382</text:p>
          </table:table-cell>
          <table:table-cell table:style-name="ce1" office:value-type="float" office:value="3383" calcext:value-type="float">
            <text:p>338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3385" calcext:value-type="float">
            <text:p>338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386" calcext:value-type="float">
            <text:p>3386</text:p>
          </table:table-cell>
          <table:table-cell table:style-name="ce1" office:value-type="float" office:value="3387" calcext:value-type="float">
            <text:p>338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3388" calcext:value-type="float">
            <text:p>3388</text:p>
          </table:table-cell>
          <table:table-cell table:style-name="ce1" office:value-type="float" office:value="3389" calcext:value-type="float">
            <text:p>338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392" calcext:value-type="float">
            <text:p>3392</text:p>
          </table:table-cell>
          <table:table-cell table:style-name="ce1" office:value-type="float" office:value="3393" calcext:value-type="float">
            <text:p>339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394" calcext:value-type="float">
            <text:p>3394</text:p>
          </table:table-cell>
          <table:table-cell table:style-name="ce1" office:value-type="float" office:value="3395" calcext:value-type="float">
            <text:p>339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396" calcext:value-type="float">
            <text:p>3396</text:p>
          </table:table-cell>
          <table:table-cell table:style-name="ce1" office:value-type="float" office:value="3397" calcext:value-type="float">
            <text:p>339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3">
          <table:table-cell table:style-name="ce1" office:value-type="float" office:value="200" calcext:value-type="float">
            <office:annotation draw:style-name="gr9" draw:text-style-name="P2" svg:width="2.1941in" svg:height="0.3744in" svg:x="0.5346in" svg:y="38.676in" draw:caption-point-x="-0.1602in" draw:caption-point-y="-0.3193in">
              <dc:creator>Unknown Author</dc:creator>
              <dc:date>2024-05-15T00:00:00</dc:date>
              <text:p text:style-name="P1">Hideous Claw</text:p>
            </office:annotation>
            <text:p>200</text:p>
          </table:table-cell>
          <table:table-cell table:style-name="ce1" office:value-type="float" office:value="3398" calcext:value-type="float">
            <text:p>339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2">
          <table:table-cell table:style-name="ce6" office:value-type="float" office:value="201" calcext:value-type="float">
            <office:annotation draw:style-name="gr1" draw:text-style-name="P2" svg:width="2.1941in" svg:height="0.3748in" svg:x="0.5346in" svg:y="38.872in" draw:caption-point-x="-0.1602in" draw:caption-point-y="-0.3189in">
              <dc:creator>Unknown Author</dc:creator>
              <dc:date>2024-05-15T00:00:00</dc:date>
              <text:p text:style-name="P1">Cross Pierce Claw</text:p>
            </office:annotation>
            <text:p>201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401" calcext:value-type="float">
            <text:p>34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2">
          <table:table-cell table:style-name="ce1" office:value-type="float" office:value="202" calcext:value-type="float">
            <office:annotation draw:style-name="gr9" draw:text-style-name="P2" svg:width="2.1941in" svg:height="0.3744in" svg:x="0.5346in" svg:y="39.0913in" draw:caption-point-x="-0.1602in" draw:caption-point-y="-0.3193in">
              <dc:creator>Unknown Author</dc:creator>
              <dc:date>2024-05-15T00:00:00</dc:date>
              <text:p text:style-name="P1">Keep The Cicle (Lay egg)</text:p>
            </office:annotation>
            <text:p>202</text:p>
          </table:table-cell>
          <table:table-cell table:style-name="ce1" office:value-type="float" office:value="3402" calcext:value-type="float">
            <text:p>3402</text:p>
          </table:table-cell>
          <table:table-cell table:style-name="ce1" office:value-type="float" office:value="3403" calcext:value-type="float">
            <text:p>34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2">
          <table:table-cell table:style-name="ce1" office:value-type="float" office:value="203" calcext:value-type="float">
            <office:annotation draw:style-name="gr9" draw:text-style-name="P2" svg:width="2.1941in" svg:height="0.3744in" svg:x="0.5346in" svg:y="39.3098in" draw:caption-point-x="-0.1602in" draw:caption-point-y="-0.3193in">
              <dc:creator>Unknown Author</dc:creator>
              <dc:date>2024-05-15T00:00:00</dc:date>
              <text:p text:style-name="P1">Caustic Insides</text:p>
            </office:annotation>
            <text:p>203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3405" calcext:value-type="float">
            <text:p>34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2">
          <table:table-cell table:style-name="ce1" office:value-type="float" office:value="204" calcext:value-type="float">
            <office:annotation draw:style-name="gr9" draw:text-style-name="P2" svg:width="2.1941in" svg:height="0.3744in" svg:x="0.5346in" svg:y="39.5283in" draw:caption-point-x="-0.1602in" draw:caption-point-y="-0.3189in">
              <dc:creator>Unknown Author</dc:creator>
              <dc:date>2024-05-15T00:00:00</dc:date>
              <text:p text:style-name="P1">Salty Tears</text:p>
            </office:annotation>
            <text:p>204</text:p>
          </table:table-cell>
          <table:table-cell table:style-name="ce1" office:value-type="float" office:value="3406" calcext:value-type="float">
            <text:p>3406</text:p>
          </table:table-cell>
          <table:table-cell table:style-name="ce1" office:value-type="float" office:value="3407" calcext:value-type="float">
            <text:p>34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2">
          <table:table-cell table:style-name="ce1" office:value-type="float" office:value="205" calcext:value-type="float">
            <office:annotation draw:style-name="gr9" draw:text-style-name="P2" svg:width="2.1941in" svg:height="0.3744in" svg:x="0.5346in" svg:y="39.7476in" draw:caption-point-x="-0.1602in" draw:caption-point-y="-0.3193in">
              <dc:creator>Unknown Author</dc:creator>
              <dc:date>2024-05-15T00:00:00</dc:date>
              <text:p text:style-name="P1">Small Claw</text:p>
            </office:annotation>
            <text:p>205</text:p>
          </table:table-cell>
          <table:table-cell table:style-name="ce1" office:value-type="float" office:value="3408" calcext:value-type="float">
            <text:p>3408</text:p>
          </table:table-cell>
          <table:table-cell table:style-name="ce1" office:value-type="float" office:value="3409" calcext:value-type="float">
            <text:p>34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2">
          <table:table-cell table:style-name="ce1" office:value-type="float" office:value="206" calcext:value-type="float">
            <office:annotation draw:style-name="gr1" draw:text-style-name="P2" svg:width="2.1941in" svg:height="0.3748in" svg:x="0.5346in" svg:y="39.9657in" draw:caption-point-x="-0.1602in" draw:caption-point-y="-0.3189in">
              <dc:creator>Unknown Author</dc:creator>
              <dc:date>2024-05-15T00:00:00</dc:date>
              <text:p text:style-name="P1">Rise and Shine</text:p>
            </office:annotation>
            <text:p>206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3411" calcext:value-type="float">
            <text:p>34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6347"/>
        </table:table-row>
        <table:table-row table:style-name="ro2">
          <table:table-cell table:style-name="ce1" office:value-type="float" office:value="207" calcext:value-type="float">
            <office:annotation draw:style-name="gr9" draw:text-style-name="P2" svg:width="2.1941in" svg:height="0.3744in" svg:x="0.5346in" svg:y="40.185in" draw:caption-point-x="-0.1602in" draw:caption-point-y="-0.3193in">
              <dc:creator>Unknown Author</dc:creator>
              <dc:date>2024-05-15T00:00:00</dc:date>
              <text:p text:style-name="P1">Body Slam</text:p>
            </office:annotation>
            <text:p>207</text:p>
          </table:table-cell>
          <table:table-cell table:style-name="ce1" office:value-type="float" office:value="3412" calcext:value-type="float">
            <text:p>3412</text:p>
          </table:table-cell>
          <table:table-cell table:style-name="ce1" office:value-type="float" office:value="3413" calcext:value-type="float">
            <text:p>341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08" calcext:value-type="float">
            <office:annotation draw:style-name="gr9" draw:text-style-name="P2" svg:width="2.1941in" svg:height="0.3744in" svg:x="0.5346in" svg:y="40.4039in" draw:caption-point-x="-0.1602in" draw:caption-point-y="-0.3193in">
              <dc:creator>Unknown Author</dc:creator>
              <dc:date>2024-05-15T00:00:00</dc:date>
              <text:p text:style-name="P1">Ice Rime</text:p>
            </office:annotation>
            <text:p>208</text:p>
          </table:table-cell>
          <table:table-cell table:style-name="ce1" office:value-type="float" office:value="3414" calcext:value-type="float">
            <text:p>3414</text:p>
          </table:table-cell>
          <table:table-cell table:style-name="ce1" office:value-type="float" office:value="3415" calcext:value-type="float">
            <text:p>341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3416" calcext:value-type="float">
            <text:p>3416</text:p>
          </table:table-cell>
          <table:table-cell table:style-name="ce1" office:value-type="float" office:value="3417" calcext:value-type="float">
            <text:p>341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418" calcext:value-type="float">
            <text:p>3418</text:p>
          </table:table-cell>
          <table:table-cell table:style-name="ce1" office:value-type="float" office:value="3419" calcext:value-type="float">
            <text:p>341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3421" calcext:value-type="float">
            <text:p>342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3422" calcext:value-type="float">
            <text:p>3422</text:p>
          </table:table-cell>
          <table:table-cell table:style-name="ce1" office:value-type="float" office:value="3423" calcext:value-type="float">
            <text:p>342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424" calcext:value-type="float">
            <text:p>3424</text:p>
          </table:table-cell>
          <table:table-cell table:style-name="ce1" office:value-type="float" office:value="3425" calcext:value-type="float">
            <text:p>342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426" calcext:value-type="float">
            <text:p>3426</text:p>
          </table:table-cell>
          <table:table-cell table:style-name="ce1" office:value-type="float" office:value="3427" calcext:value-type="float">
            <text:p>342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428" calcext:value-type="float">
            <text:p>3428</text:p>
          </table:table-cell>
          <table:table-cell table:style-name="ce1" office:value-type="float" office:value="3429" calcext:value-type="float">
            <text:p>342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3430" calcext:value-type="float">
            <text:p>3430</text:p>
          </table:table-cell>
          <table:table-cell table:style-name="ce1" office:value-type="float" office:value="3431" calcext:value-type="float">
            <text:p>343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office:value-type="float" office:value="3433" calcext:value-type="float">
            <text:p>343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434" calcext:value-type="float">
            <text:p>3434</text:p>
          </table:table-cell>
          <table:table-cell table:style-name="ce1" office:value-type="float" office:value="3435" calcext:value-type="float">
            <text:p>343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3436" calcext:value-type="float">
            <text:p>3436</text:p>
          </table:table-cell>
          <table:table-cell table:style-name="ce1" office:value-type="float" office:value="3437" calcext:value-type="float">
            <text:p>343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438" calcext:value-type="float">
            <text:p>3438</text:p>
          </table:table-cell>
          <table:table-cell table:style-name="ce1" office:value-type="float" office:value="3439" calcext:value-type="float">
            <text:p>343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440" calcext:value-type="float">
            <text:p>3440</text:p>
          </table:table-cell>
          <table:table-cell table:style-name="ce1" office:value-type="float" office:value="3441" calcext:value-type="float">
            <text:p>344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442" calcext:value-type="float">
            <text:p>3442</text:p>
          </table:table-cell>
          <table:table-cell table:style-name="ce1" office:value-type="float" office:value="3443" calcext:value-type="float">
            <text:p>344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3445" calcext:value-type="float">
            <text:p>344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446" calcext:value-type="float">
            <text:p>3446</text:p>
          </table:table-cell>
          <table:table-cell table:style-name="ce1" office:value-type="float" office:value="3447" calcext:value-type="float">
            <text:p>344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448" calcext:value-type="float">
            <text:p>3448</text:p>
          </table:table-cell>
          <table:table-cell table:style-name="ce1" office:value-type="float" office:value="3449" calcext:value-type="float">
            <text:p>344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3451" calcext:value-type="float">
            <text:p>345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452" calcext:value-type="float">
            <text:p>3452</text:p>
          </table:table-cell>
          <table:table-cell table:style-name="ce1" office:value-type="float" office:value="3453" calcext:value-type="float">
            <text:p>3453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454" calcext:value-type="float">
            <text:p>3454</text:p>
          </table:table-cell>
          <table:table-cell table:style-name="ce1" office:value-type="float" office:value="3455" calcext:value-type="float">
            <text:p>3455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3457" calcext:value-type="float">
            <text:p>3457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458" calcext:value-type="float">
            <text:p>3458</text:p>
          </table:table-cell>
          <table:table-cell table:style-name="ce1" office:value-type="float" office:value="3459" calcext:value-type="float">
            <text:p>3459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461" calcext:value-type="float">
            <text:p>3461</text:p>
          </table:table-cell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0" calcext:value-type="float">
            <text:p>28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1" calcext:value-type="float">
            <text:p>28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2" calcext:value-type="float">
            <text:p>28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3" calcext:value-type="float">
            <text:p>28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4" calcext:value-type="float">
            <text:p>28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6" calcext:value-type="float">
            <text:p>28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7" calcext:value-type="float">
            <text:p>28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8" calcext:value-type="float">
            <text:p>28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89" calcext:value-type="float">
            <text:p>28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0" calcext:value-type="float">
            <text:p>29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1" calcext:value-type="float">
            <text:p>29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2" calcext:value-type="float">
            <text:p>29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3" calcext:value-type="float">
            <text:p>29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4" calcext:value-type="float">
            <text:p>29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5" calcext:value-type="float">
            <text:p>29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6" calcext:value-type="float">
            <text:p>29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7" calcext:value-type="float">
            <text:p>29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8" calcext:value-type="float">
            <text:p>29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299" calcext:value-type="float">
            <text:p>29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0" calcext:value-type="float">
            <text:p>30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1" calcext:value-type="float">
            <text:p>30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2" calcext:value-type="float">
            <text:p>30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4" calcext:value-type="float">
            <text:p>30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5" calcext:value-type="float">
            <text:p>30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6" calcext:value-type="float">
            <text:p>30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7" calcext:value-type="float">
            <text:p>30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8" calcext:value-type="float">
            <text:p>30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09" calcext:value-type="float">
            <text:p>30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0" calcext:value-type="float">
            <text:p>31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1" calcext:value-type="float">
            <text:p>31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2" calcext:value-type="float">
            <text:p>31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3" calcext:value-type="float">
            <text:p>31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4" calcext:value-type="float">
            <text:p>31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5" calcext:value-type="float">
            <text:p>31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6" calcext:value-type="float">
            <text:p>31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7" calcext:value-type="float">
            <text:p>31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8" calcext:value-type="float">
            <text:p>31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19" calcext:value-type="float">
            <text:p>31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7" calcext:value-type="float">
            <text:p>32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8" calcext:value-type="float">
            <text:p>32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29" calcext:value-type="float">
            <text:p>32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0" calcext:value-type="float">
            <text:p>33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1" calcext:value-type="float">
            <text:p>33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2" calcext:value-type="float">
            <text:p>33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3" calcext:value-type="float">
            <text:p>33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4" calcext:value-type="float">
            <text:p>33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5" calcext:value-type="float">
            <text:p>33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6" calcext:value-type="float">
            <text:p>33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7" calcext:value-type="float">
            <text:p>33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8" calcext:value-type="float">
            <text:p>33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39" calcext:value-type="float">
            <text:p>33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0" calcext:value-type="float">
            <text:p>34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1" calcext:value-type="float">
            <text:p>34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2" calcext:value-type="float">
            <text:p>34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3" calcext:value-type="float">
            <text:p>34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4" calcext:value-type="float">
            <text:p>34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5" calcext:value-type="float">
            <text:p>34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6" calcext:value-type="float">
            <text:p>34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7" calcext:value-type="float">
            <text:p>34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8" calcext:value-type="float">
            <text:p>34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49" calcext:value-type="float">
            <text:p>34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0" calcext:value-type="float">
            <text:p>35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2" calcext:value-type="float">
            <text:p>35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3" calcext:value-type="float">
            <text:p>35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4" calcext:value-type="float">
            <text:p>35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5" calcext:value-type="float">
            <text:p>35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6" calcext:value-type="float">
            <text:p>35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59" calcext:value-type="float">
            <text:p>35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0" calcext:value-type="float">
            <text:p>36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1" calcext:value-type="float">
            <text:p>36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3" calcext:value-type="float">
            <text:p>36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4" calcext:value-type="float">
            <text:p>36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5" calcext:value-type="float">
            <text:p>36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6" calcext:value-type="float">
            <text:p>36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7" calcext:value-type="float">
            <text:p>36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8" calcext:value-type="float">
            <text:p>36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69" calcext:value-type="float">
            <text:p>36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1" calcext:value-type="float">
            <text:p>37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2" calcext:value-type="float">
            <text:p>37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3" calcext:value-type="float">
            <text:p>37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4" calcext:value-type="float">
            <text:p>37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5" calcext:value-type="float">
            <text:p>37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6" calcext:value-type="float">
            <text:p>37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8" calcext:value-type="float">
            <text:p>37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79" calcext:value-type="float">
            <text:p>37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0" calcext:value-type="float">
            <text:p>38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1" calcext:value-type="float">
            <text:p>38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2" calcext:value-type="float">
            <text:p>38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3" calcext:value-type="float">
            <text:p>38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4" calcext:value-type="float">
            <text:p>38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5" calcext:value-type="float">
            <text:p>38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6" calcext:value-type="float">
            <text:p>38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7" calcext:value-type="float">
            <text:p>38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8" calcext:value-type="float">
            <text:p>38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89" calcext:value-type="float">
            <text:p>38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0" calcext:value-type="float">
            <text:p>390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1" calcext:value-type="float">
            <text:p>391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2" calcext:value-type="float">
            <text:p>392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3" calcext:value-type="float">
            <text:p>393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4" calcext:value-type="float">
            <text:p>394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5" calcext:value-type="float">
            <text:p>395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6" calcext:value-type="float">
            <text:p>396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7" calcext:value-type="float">
            <text:p>397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8" calcext:value-type="float">
            <text:p>398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>
          <table:table-cell table:style-name="ce1" office:value-type="float" office:value="399" calcext:value-type="float">
            <text:p>399</text:p>
          </table:table-cell>
          <table:table-cell table:number-columns-repeated="4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8" table:number-columns-repeated="4"/>
          <table:table-cell table:style-name="ce10" table:number-columns-repeated="3"/>
          <table:table-cell table:style-name="ce12" table:number-columns-repeated="6"/>
          <table:table-cell table:style-name="ce14" table:number-columns-repeated="5"/>
          <table:table-cell table:style-name="ce16" table:number-columns-repeated="5"/>
          <table:table-cell table:style-name="ce18"/>
          <table:table-cell table:style-name="ce4" table:number-columns-repeated="5"/>
          <table:table-cell table:style-name="ce20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2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number-columns-repeated="2" table:default-cell-style-name="ce2"/>
        <table:table-column table:style-name="co44" table:number-columns-repeated="2" table:default-cell-style-name="ce2"/>
        <table:table-column table:style-name="co45" table:number-columns-repeated="2" table:default-cell-style-name="ce2"/>
        <table:table-column table:style-name="co14" table:default-cell-style-name="Default"/>
        <table:table-column table:style-name="co46" table:default-cell-style-name="ce2"/>
        <table:table-column table:style-name="co14" table:number-columns-repeated="1636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Nombre</text:p>
          </table:table-cell>
          <table:table-cell table:style-name="ce1" office:value-type="string" calcext:value-type="string">
            <text:p>ID Descripción</text:p>
          </table:table-cell>
          <table:table-cell table:style-name="ce1" office:value-type="string" calcext:value-type="string">
            <text:p>ID Sprite</text:p>
          </table:table-cell>
          <table:table-cell table:style-name="ce1" office:value-type="string" calcext:value-type="string">
            <text:p>Tipo</text:p>
          </table:table-cell>
          <table:table-cell table:style-name="ce4" office:value-type="string" calcext:value-type="string">
            <text:p>PHY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LOR</text:p>
          </table:table-cell>
          <table:table-cell table:style-name="ce4" office:value-type="string" calcext:value-type="string">
            <text:p>CHA</text:p>
          </table:table-cell>
          <table:table-cell table:style-name="ce11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dc:date>2024-05-15T00:00:00</dc:date>
              <text:p text:style-name="P1">Determina el tipo de dado de salud para este enemigo:</text:p>
              <text:p text:style-name="P1">1) d4</text:p>
              <text:p text:style-name="P1">2) d6</text:p>
              <text:p text:style-name="P1">3) d8</text:p>
              <text:p text:style-name="P1">4) d10</text:p>
              <text:p text:style-name="P1">5) d12</text:p>
              <text:p text:style-name="P1">6) d20</text:p>
              <text:p text:style-name="P1">7) d100</text:p>
            </office:annotation>
            <text:p>Tamaño</text:p>
          </table:table-cell>
          <table:table-cell table:style-name="ce12" office:value-type="string" calcext:value-type="string">
            <text:p>Salud Máxima</text:p>
          </table:table-cell>
          <table:table-cell table:style-name="ce12" office:value-type="string" calcext:value-type="string">
            <text:p>Estrés Máximo</text:p>
          </table:table-cell>
          <table:table-cell table:style-name="ce8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dc:date>2024-05-15T00:00:00</dc:date>
              <text:p text:style-name="P1">Pares de debilidades a los diferentes tipos de daño:</text:p>
              <text:p text:style-name="P1">0) Ninguno</text:p>
              <text:p text:style-name="P1">1) Cortante</text:p>
              <text:p text:style-name="P1">2) Contundente</text:p>
              <text:p text:style-name="P1">3) Perforante</text:p>
              <text:p text:style-name="P1">4) Balístico</text:p>
              <text:p text:style-name="P1">5) Fuego</text:p>
              <text:p text:style-name="P1">6) Hielo</text:p>
              <text:p text:style-name="P1">7) Ácido</text:p>
              <text:p text:style-name="P1">8) Psíquico</text:p>
              <text:p text:style-name="P1">9) Sanación Natural</text:p>
              <text:p text:style-name="P1">10) Sanación Sangrienta</text:p>
              <text:p text:style-name="P1">11) Sanación Psíquica</text:p>
              <text:p text:style-name="P1">12) Sanación Armadura</text:p>
            </office:annotation>
            <text:p>Debilidad 1</text:p>
          </table:table-cell>
          <table:table-cell table:style-name="ce8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dc:date>2024-05-15T00:00:00</dc:date>
              <text:p text:style-name="P1">Pares de debilidades a los diferentes tipos de daño:</text:p>
              <text:p text:style-name="P1">0) Ninguno</text:p>
              <text:p text:style-name="P1">1) Cortante</text:p>
              <text:p text:style-name="P1">2) Contundente</text:p>
              <text:p text:style-name="P1">3) Perforante</text:p>
              <text:p text:style-name="P1">4) Balístico</text:p>
              <text:p text:style-name="P1">5) Fuego</text:p>
              <text:p text:style-name="P1">6) Hielo</text:p>
              <text:p text:style-name="P1">7) Ácido</text:p>
              <text:p text:style-name="P1">8) Psíquico</text:p>
              <text:p text:style-name="P1">9) Sanación Natural</text:p>
              <text:p text:style-name="P1">10) Sanación Sangrienta</text:p>
              <text:p text:style-name="P1">11) Sanación Psíquica</text:p>
              <text:p text:style-name="P1">12) Sanación Armadura</text:p>
            </office:annotation>
            <text:p>Debilidad 2</text:p>
          </table:table-cell>
          <table:table-cell table:style-name="ce8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dc:date>2024-05-15T00:00:00</dc:date>
              <text:p text:style-name="P1">Pares de resistencias a los diferentes tipos de daño:</text:p>
              <text:p text:style-name="P1">0) Ninguno</text:p>
              <text:p text:style-name="P1">1) Cortante</text:p>
              <text:p text:style-name="P1">2) Contundente</text:p>
              <text:p text:style-name="P1">3) Perforante</text:p>
              <text:p text:style-name="P1">4) Balístico</text:p>
              <text:p text:style-name="P1">5) Fuego</text:p>
              <text:p text:style-name="P1">6) Hielo</text:p>
              <text:p text:style-name="P1">7) Ácido</text:p>
              <text:p text:style-name="P1">8) Psíquico</text:p>
              <text:p text:style-name="P1">9) Sanación Natural</text:p>
              <text:p text:style-name="P1">10) Sanación Sangrienta</text:p>
              <text:p text:style-name="P1">11) Sanación Psíquica</text:p>
              <text:p text:style-name="P1">12) Sanación Armadura</text:p>
            </office:annotation>
            <text:p>Resistencia 1</text:p>
          </table:table-cell>
          <table:table-cell table:style-name="ce8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dc:date>2024-05-15T00:00:00</dc:date>
              <text:p text:style-name="P1">Pares de resistencias a los diferentes tipos de daño:</text:p>
              <text:p text:style-name="P1">0) Ninguno</text:p>
              <text:p text:style-name="P1">1) Cortante</text:p>
              <text:p text:style-name="P1">2) Contundente</text:p>
              <text:p text:style-name="P1">3) Perforante</text:p>
              <text:p text:style-name="P1">4) Balístico</text:p>
              <text:p text:style-name="P1">5) Fuego</text:p>
              <text:p text:style-name="P1">6) Hielo</text:p>
              <text:p text:style-name="P1">7) Ácido</text:p>
              <text:p text:style-name="P1">8) Psíquico</text:p>
              <text:p text:style-name="P1">9) Sanación Natural</text:p>
              <text:p text:style-name="P1">10) Sanación Sangrienta</text:p>
              <text:p text:style-name="P1">11) Sanación Psíquica</text:p>
              <text:p text:style-name="P1">12) Sanación Armadura</text:p>
            </office:annotation>
            <text:p>Resistencia 2</text:p>
          </table:table-cell>
          <table:table-cell table:style-name="ce8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dc:date>2024-05-15T00:00:00</dc:date>
              <text:p text:style-name="P1">Pares de inmunidades a los diferentes tipos de efectos de estado:</text:p>
              <text:p text:style-name="P1">0) Ninguno</text:p>
              <text:p text:style-name="P1">1) Sangrado</text:p>
              <text:p text:style-name="P1">2) Ceguera</text:p>
              <text:p text:style-name="P1">3) Quemadura</text:p>
              <text:p text:style-name="P1">4) Confusión</text:p>
              <text:p text:style-name="P1">5) Sordera</text:p>
              <text:p text:style-name="P1">6) Muerte</text:p>
              <text:p text:style-name="P1">7) Engullimiento</text:p>
              <text:p text:style-name="P1">8) Ahogamiento</text:p>
              <text:p text:style-name="P1">9) Agarre</text:p>
              <text:p text:style-name="P1">10) Horror</text:p>
              <text:p text:style-name="P1">11) Invisible</text:p>
              <text:p text:style-name="P1">12) Enlace</text:p>
              <text:p text:style-name="P1">13) Luto</text:p>
              <text:p text:style-name="P1">14) Parálisis</text:p>
              <text:p text:style-name="P1">15) Carga</text:p>
              <text:p text:style-name="P1">16) Envenenamiento</text:p>
              <text:p text:style-name="P1">17) Posesión</text:p>
              <text:p text:style-name="P1">18) Derribo</text:p>
              <text:p text:style-name="P1">19) Rabia</text:p>
              <text:p text:style-name="P1">20) Sueño</text:p>
              <text:p text:style-name="P1">21) Sofocamiento</text:p>
            </office:annotation>
            <text:p>Inmunidad 1</text:p>
          </table:table-cell>
          <table:table-cell table:style-name="ce8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dc:date>2024-05-15T00:00:00</dc:date>
              <text:p text:style-name="P1">Pares de inmunidades a los diferentes tipos de efectos de estado:</text:p>
              <text:p text:style-name="P1">0) Ninguno</text:p>
              <text:p text:style-name="P1">1) Sangrado</text:p>
              <text:p text:style-name="P1">2) Ceguera</text:p>
              <text:p text:style-name="P1">3) Quemadura</text:p>
              <text:p text:style-name="P1">4) Confusión</text:p>
              <text:p text:style-name="P1">5) Sordera</text:p>
              <text:p text:style-name="P1">6) Muerte</text:p>
              <text:p text:style-name="P1">7) Engullimiento</text:p>
              <text:p text:style-name="P1">8) Ahogamiento</text:p>
              <text:p text:style-name="P1">9) Agarre</text:p>
              <text:p text:style-name="P1">10) Horror</text:p>
              <text:p text:style-name="P1">11) Invisible</text:p>
              <text:p text:style-name="P1">12) Enlace</text:p>
              <text:p text:style-name="P1">13) Luto</text:p>
              <text:p text:style-name="P1">14) Parálisis</text:p>
              <text:p text:style-name="P1">15) Carga</text:p>
              <text:p text:style-name="P1">16) Envenenamiento</text:p>
              <text:p text:style-name="P1">17) Posesión</text:p>
              <text:p text:style-name="P1">18) Derribo</text:p>
              <text:p text:style-name="P1">19) Rabia</text:p>
              <text:p text:style-name="P1">20) Sueño</text:p>
              <text:p text:style-name="P1">21) Sofocamiento</text:p>
            </office:annotation>
            <text:p>Inmunidad 2</text:p>
          </table:table-cell>
          <table:table-cell table:style-name="ce1" office:value-type="string" calcext:value-type="string">
            <text:p>Multiataque</text:p>
          </table:table-cell>
          <table:table-cell table:style-name="ce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dc:date>2024-05-15T00:00:00</dc:date>
              <text:p text:style-name="P1">Crabber</text:p>
            </office:annotation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dc:date>2024-05-15T00:00:00</dc:date>
              <text:p text:style-name="P1">Egg Crabby</text:p>
            </office:annotation>
            <text:p>2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02" calcext:value-type="float">
            <text:p>30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dc:date>2024-05-15T00:00:00</dc:date>
              <text:p text:style-name="P1">Crabby</text:p>
            </office:annotation>
            <text:p>3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301" calcext:value-type="float">
            <text:p>30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dc:date>2024-05-15T00:00:00</dc:date>
              <text:p text:style-name="P1">Crabberer</text:p>
            </office:annotation>
            <text:p>4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07" calcext:value-type="float">
            <text:p>307</text:p>
          </table:table-cell>
          <table:table-cell/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dc:date>2024-05-15T00:00:00</dc:date>
              <text:p text:style-name="P1">Marked Crabber</text:p>
            </office:annotation>
            <text:p>5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309" calcext:value-type="float">
            <text:p>30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1" table:number-columns-repeated="6"/>
          <table:table-cell table:style-name="ce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dc:date>2024-05-15T00:00:00</dc:date>
              <text:p text:style-name="P1">Sharpie</text:p>
            </office:annotation>
            <text:p>6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011" calcext:value-type="float">
            <text:p>1011</text:p>
          </table:table-cell>
          <table:table-cell table:number-columns-repeated="2"/>
          <table:table-cell table:style-name="ce4" table:number-columns-repeated="4"/>
          <table:table-cell table:style-name="ce12" table:number-columns-repeated="3"/>
          <table:table-cell table:style-name="ce21" table:number-columns-repeated="6"/>
          <table:table-cell table:number-columns-repeated="16366"/>
        </table:table-row>
        <table:table-row table:style-name="ro1">
          <table:table-cell table:style-name="ce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dc:date>2024-05-15T00:00:00</dc:date>
              <text:p text:style-name="P1">Gun Crab</text:p>
            </office:annotation>
            <text:p>7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1013" calcext:value-type="float">
            <text:p>1013</text:p>
          </table:table-cell>
          <table:table-cell table:number-columns-repeated="2"/>
          <table:table-cell table:style-name="ce4" table:number-columns-repeated="4"/>
          <table:table-cell table:style-name="ce12" table:number-columns-repeated="3"/>
          <table:table-cell table:style-name="ce21" table:number-columns-repeated="6"/>
          <table:table-cell table:number-columns-repeated="16366"/>
        </table:table-row>
        <table:table-row table:style-name="ro1">
          <table:table-cell table:style-name="ce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dc:date>2024-05-15T00:00:00</dc:date>
              <text:p text:style-name="P1">Urchin</text:p>
            </office:annotation>
            <text:p>8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015" calcext:value-type="float">
            <text:p>1015</text:p>
          </table:table-cell>
          <table:table-cell table:number-columns-repeated="2"/>
          <table:table-cell table:style-name="ce4" table:number-columns-repeated="4"/>
          <table:table-cell table:style-name="ce12" table:number-columns-repeated="3"/>
          <table:table-cell table:style-name="ce21" table:number-columns-repeated="6"/>
          <table:table-cell table:number-columns-repeated="1636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"/>
          <table:table-cell table:number-columns-repeated="2"/>
          <table:table-cell table:style-name="ce4" table:number-columns-repeated="4"/>
          <table:table-cell table:style-name="ce12" table:number-columns-repeated="3"/>
          <table:table-cell table:style-name="ce21" table:number-columns-repeated="6"/>
          <table:table-cell table:number-columns-repeated="1636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4"/>
          <table:table-cell table:style-name="ce12" table:number-columns-repeated="3"/>
          <table:table-cell table:style-name="ce21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" table:number-columns-repeated="4"/>
          <table:table-cell table:style-name="ce12" table:number-columns-repeated="3"/>
          <table:table-cell table:style-name="ce21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2"/>
        <table:table-column table:style-name="co2" table:default-cell-style-name="ce2"/>
        <table:table-column table:style-name="co47" table:default-cell-style-name="ce2"/>
        <table:table-column table:style-name="co4" table:default-cell-style-name="ce2"/>
        <table:table-column table:style-name="co28" table:default-cell-style-name="ce2"/>
        <table:table-column table:style-name="co3" table:default-cell-style-name="ce2"/>
        <table:table-column table:style-name="co4" table:default-cell-style-name="ce2"/>
        <table:table-column table:style-name="co48" table:default-cell-style-name="ce2"/>
        <table:table-column table:style-name="co49" table:default-cell-style-name="ce2"/>
        <table:table-column table:style-name="co48" table:default-cell-style-name="ce2"/>
        <table:table-column table:style-name="co50" table:default-cell-style-name="ce2"/>
        <table:table-column table:style-name="co20" table:number-columns-repeated="3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21" table:default-cell-style-name="ce2"/>
        <table:table-column table:style-name="co54" table:default-cell-style-name="ce2"/>
        <table:table-column table:style-name="co16" table:default-cell-style-name="ce2"/>
        <table:table-column table:style-name="co25" table:default-cell-style-name="ce2"/>
        <table:table-column table:style-name="co55" table:default-cell-style-name="ce2"/>
        <table:table-column table:style-name="co14" table:number-columns-repeated="1636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Nombre</text:p>
          </table:table-cell>
          <table:table-cell table:style-name="ce1" office:value-type="string" calcext:value-type="string">
            <text:p>ID Apellido</text:p>
          </table:table-cell>
          <table:table-cell table:style-name="ce1" office:value-type="string" calcext:value-type="string">
            <text:p>ID Clase</text:p>
          </table:table-cell>
          <table:table-cell table:style-name="ce1" office:value-type="string" calcext:value-type="string">
            <text:p>ID Nom</text:p>
          </table:table-cell>
          <table:table-cell table:style-name="ce1" office:value-type="string" calcext:value-type="string">
            <text:p>ID Descripción</text:p>
          </table:table-cell>
          <table:table-cell table:style-name="ce1" office:value-type="string" calcext:value-type="string">
            <text:p>ID Sprite</text:p>
          </table:table-cell>
          <table:table-cell table:style-name="ce4" office:value-type="string" calcext:value-type="string">
            <text:p>PHY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LOR</text:p>
          </table:table-cell>
          <table:table-cell table:style-name="ce4" office:value-type="string" calcext:value-type="string">
            <text:p>CHA</text:p>
          </table:table-cell>
          <table:table-cell table:style-name="ce1" office:value-type="string" calcext:value-type="string">
            <text:p>Proff 1</text:p>
          </table:table-cell>
          <table:table-cell table:style-name="ce1" office:value-type="string" calcext:value-type="string">
            <text:p>Proff 2</text:p>
          </table:table-cell>
          <table:table-cell table:style-name="ce1" office:value-type="string" calcext:value-type="string">
            <text:p>Proff 3</text:p>
          </table:table-cell>
          <table:table-cell table:style-name="ce11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dc:date>2024-05-15T00:00:00</dc:date>
              <text:p text:style-name="P1">Determina el tipo de dado de salud para este personaje:</text:p>
              <text:p text:style-name="P1">1) d4</text:p>
              <text:p text:style-name="P1">2) d6</text:p>
              <text:p text:style-name="P1">3) d8</text:p>
              <text:p text:style-name="P1">4) d10</text:p>
              <text:p text:style-name="P1">5) d12</text:p>
              <text:p text:style-name="P1">6) d20</text:p>
              <text:p text:style-name="P1">7) d100</text:p>
            </office:annotation>
            <text:p>HitDice</text:p>
          </table:table-cell>
          <table:table-cell table:style-name="ce8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dc:date>2024-05-15T00:00:00</dc:date>
              <text:p text:style-name="P1">Pares de debilidades a los diferentes tipos de daño:</text:p>
              <text:p text:style-name="P1">0) Ninguno</text:p>
              <text:p text:style-name="P1">1) Cortante</text:p>
              <text:p text:style-name="P1">2) Contundente</text:p>
              <text:p text:style-name="P1">3) Perforante</text:p>
              <text:p text:style-name="P1">4) Balístico</text:p>
              <text:p text:style-name="P1">5) Fuego</text:p>
              <text:p text:style-name="P1">6) Hielo</text:p>
              <text:p text:style-name="P1">7) Ácido</text:p>
              <text:p text:style-name="P1">8) Psíquico</text:p>
              <text:p text:style-name="P1">9) Sanación Natural</text:p>
              <text:p text:style-name="P1">10) Sanación Sangrienta</text:p>
              <text:p text:style-name="P1">11) Sanación Psíquica</text:p>
              <text:p text:style-name="P1">12) Sanación Armadura</text:p>
            </office:annotation>
            <text:p>Debilidad</text:p>
          </table:table-cell>
          <table:table-cell table:style-name="ce8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dc:date>2024-05-15T00:00:00</dc:date>
              <text:p text:style-name="P1">Pares de resistencias a los diferentes tipos de daño:</text:p>
              <text:p text:style-name="P1">0) Ninguno</text:p>
              <text:p text:style-name="P1">1) Cortante</text:p>
              <text:p text:style-name="P1">2) Contundente</text:p>
              <text:p text:style-name="P1">3) Perforante</text:p>
              <text:p text:style-name="P1">4) Balístico</text:p>
              <text:p text:style-name="P1">5) Fuego</text:p>
              <text:p text:style-name="P1">6) Hielo</text:p>
              <text:p text:style-name="P1">7) Ácido</text:p>
              <text:p text:style-name="P1">8) Psíquico</text:p>
              <text:p text:style-name="P1">9) Sanación Natural</text:p>
              <text:p text:style-name="P1">10) Sanación Sangrienta</text:p>
              <text:p text:style-name="P1">11) Sanación Psíquica</text:p>
              <text:p text:style-name="P1">12) Sanación Armadura</text:p>
            </office:annotation>
            <text:p>Resistencia</text:p>
          </table:table-cell>
          <table:table-cell table:style-name="ce8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dc:date>2024-05-15T00:00:00</dc:date>
              <text:p text:style-name="P1">Pares de inmunidades a los diferentes tipos de efectos de estado:</text:p>
              <text:p text:style-name="P1">0) Ninguno</text:p>
              <text:p text:style-name="P1">1) Sangrado</text:p>
              <text:p text:style-name="P1">2) Ceguera</text:p>
              <text:p text:style-name="P1">3) Quemadura</text:p>
              <text:p text:style-name="P1">4) Confusión</text:p>
              <text:p text:style-name="P1">5) Sordera</text:p>
              <text:p text:style-name="P1">6) Muerte</text:p>
              <text:p text:style-name="P1">7) Engullimiento</text:p>
              <text:p text:style-name="P1">8) Ahogamiento</text:p>
              <text:p text:style-name="P1">9) Agarre</text:p>
              <text:p text:style-name="P1">10) Horror</text:p>
              <text:p text:style-name="P1">11) Invisible</text:p>
              <text:p text:style-name="P1">12) Enlace</text:p>
              <text:p text:style-name="P1">13) Luto</text:p>
              <text:p text:style-name="P1">14) Parálisis</text:p>
              <text:p text:style-name="P1">15) Carga</text:p>
              <text:p text:style-name="P1">16) Envenenamiento</text:p>
              <text:p text:style-name="P1">17) Posesión</text:p>
              <text:p text:style-name="P1">18) Derribo</text:p>
              <text:p text:style-name="P1">19) Rabia</text:p>
              <text:p text:style-name="P1">20) Sueño</text:p>
              <text:p text:style-name="P1">21) Sofocamiento</text:p>
            </office:annotation>
            <text:p>Inmunidad</text:p>
          </table:table-cell>
          <table:table-cell table:style-name="ce1" office:value-type="string" calcext:value-type="string">
            <text:p>Arma</text:p>
          </table:table-cell>
          <table:table-cell table:style-name="ce1" office:value-type="string" calcext:value-type="string">
            <text:p>Armadura</text:p>
          </table:table-cell>
          <table:table-cell table:style-name="ce1" office:value-type="string" calcext:value-type="string">
            <text:p>Accesorio</text:p>
          </table:table-cell>
          <table:table-cell table:style-name="ce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dc:date>2024-05-15T00:00:00</dc:date>
              <text:p text:style-name="P1">Rin - The Red Mage</text:p>
            </office:annotation>
            <text:p>1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dc:date>2024-05-15T00:00:00</dc:date>
              <text:p text:style-name="P1">Alina - The Sorcerer</text:p>
            </office:annotation>
            <text:p>2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814" calcext:value-type="float">
            <text:p>814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dc:date>2024-05-15T00:00:00</dc:date>
              <text:p text:style-name="P1">Irina - The Black Dog</text:p>
            </office:annotation>
            <text:p>3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824" calcext:value-type="float">
            <text:p>82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dc:date>2024-05-15T00:00:00</dc:date>
              <text:p text:style-name="P1">Enkhjargal - The Unseelie</text:p>
            </office:annotation>
            <text:p>4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834" calcext:value-type="float">
            <text:p>83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dc:date>2024-05-15T00:00:00</dc:date>
              <text:p text:style-name="P1">Kiyoko - The White Mage</text:p>
            </office:annotation>
            <text:p>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844" calcext:value-type="float">
            <text:p>84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dc:date>2024-05-15T00:00:00</dc:date>
              <text:p text:style-name="P1">Haruka - The Songbird Maiden</text:p>
            </office:annotation>
            <text:p>6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dc:date>2024-05-15T00:00:00</dc:date>
              <text:p text:style-name="P1">Shinjiro - The Volfe Knight</text:p>
            </office:annotation>
            <text:p>7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dc:date>2024-05-15T00:00:00</dc:date>
              <text:p text:style-name="P1">Daichi - The Jinx</text:p>
            </office:annotation>
            <text:p>8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874" calcext:value-type="float">
            <text:p>87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dc:date>2024-05-15T00:00:00</dc:date>
              <text:p text:style-name="P1">Nanashi - The Tiefling</text:p>
            </office:annotation>
            <text:p>9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884" calcext:value-type="float">
            <text:p>88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dc:date>2024-05-15T00:00:00</dc:date>
              <text:p text:style-name="P1">Eleanor - The Experiment X09</text:p>
            </office:annotation>
            <text:p>1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894" calcext:value-type="float">
            <text:p>89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dc:date>2024-05-15T00:00:00</dc:date>
              <text:p text:style-name="P1">Valessa - The Princess</text:p>
            </office:annotation>
            <text:p>11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904" calcext:value-type="float">
            <text:p>90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dc:date>2024-05-15T00:00:00</dc:date>
              <text:p text:style-name="P1">Li Wei - The Necromancer</text:p>
            </office:annotation>
            <text:p>12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914" calcext:value-type="float">
            <text:p>91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dc:date>2024-05-15T00:00:00</dc:date>
              <text:p text:style-name="P1">A - The Guardian Nail</text:p>
            </office:annotation>
            <text:p>13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924" calcext:value-type="float">
            <text:p>92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dc:date>2024-05-15T00:00:00</dc:date>
              <text:p text:style-name="P1">The Familiar</text:p>
            </office:annotation>
            <text:p>14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934" calcext:value-type="float">
            <text:p>93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dc:date>2024-05-15T00:00:00</dc:date>
              <text:p text:style-name="P1">The Black Mage</text:p>
            </office:annotation>
            <text:p>15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944" calcext:value-type="float">
            <text:p>94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dc:date>2024-05-15T00:00:00</dc:date>
              <text:p text:style-name="P1">The Moon Child</text:p>
            </office:annotation>
            <text:p>16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954" calcext:value-type="float">
            <text:p>95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dc:date>2024-05-15T00:00:00</dc:date>
              <text:p text:style-name="P1">The Fang</text:p>
            </office:annotation>
            <text:p>17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964" calcext:value-type="float">
            <text:p>96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dc:date>2024-05-15T00:00:00</dc:date>
              <text:p text:style-name="P1">The Dragoon</text:p>
            </office:annotation>
            <text:p>18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974" calcext:value-type="float">
            <text:p>97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dc:date>2024-05-15T00:00:00</dc:date>
              <text:p text:style-name="P1">The Blue Mage</text:p>
            </office:annotation>
            <text:p>19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984" calcext:value-type="float">
            <text:p>98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dc:date>2024-05-15T00:00:00</dc:date>
              <text:p text:style-name="P1">Berserk</text:p>
            </office:annotation>
            <text:p>2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994" calcext:value-type="float">
            <text:p>994</text:p>
          </table:table-cell>
          <table:table-cell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3"/>
          <table:table-cell table:style-name="ce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" table:number-columns-repeated="4"/>
          <table:table-cell table:number-columns-repeated="3"/>
          <table:table-cell table:style-name="ce12"/>
          <table:table-cell table:style-name="ce21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2"/>
        <table:table-column table:style-name="co56" table:default-cell-style-name="ce2"/>
        <table:table-column table:style-name="co27" table:number-columns-repeated="5" table:default-cell-style-name="ce2"/>
        <table:table-column table:style-name="co57" table:number-columns-repeated="2" table:default-cell-style-name="ce2"/>
        <table:table-column table:style-name="co42" table:default-cell-style-name="ce2"/>
        <table:table-column table:style-name="co44" table:default-cell-style-name="ce2"/>
        <table:table-column table:style-name="co58" table:number-columns-repeated="2" table:default-cell-style-name="ce2"/>
        <table:table-column table:style-name="co59" table:default-cell-style-name="ce2"/>
        <table:table-column table:style-name="co45" table:default-cell-style-name="ce2"/>
        <table:table-column table:style-name="co60" table:number-columns-repeated="2" table:default-cell-style-name="ce2"/>
        <table:table-column table:style-name="co36" table:default-cell-style-name="ce2"/>
        <table:table-column table:style-name="co61" table:default-cell-style-name="ce2"/>
        <table:table-column table:style-name="co14" table:number-columns-repeated="1636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ID Texture</text:p>
          </table:table-cell>
          <table:table-cell table:style-name="ce1" office:value-type="string" calcext:value-type="string">
            <text:p>Orígen X</text:p>
          </table:table-cell>
          <table:table-cell table:style-name="ce1" office:value-type="string" calcext:value-type="string">
            <text:p>Orígen Y</text:p>
          </table:table-cell>
          <table:table-cell table:style-name="ce1" office:value-type="string" calcext:value-type="string">
            <text:p>Orígen Largo</text:p>
          </table:table-cell>
          <table:table-cell table:style-name="ce1" office:value-type="string" calcext:value-type="string">
            <text:p>Orígen Alto</text:p>
          </table:table-cell>
          <table:table-cell table:style-name="ce1" office:value-type="string" calcext:value-type="string">
            <text:p>Orígen H X</text:p>
          </table:table-cell>
          <table:table-cell table:style-name="ce1" office:value-type="string" calcext:value-type="string">
            <text:p>Orígen H Y</text:p>
          </table:table-cell>
          <table:table-cell table:style-name="ce1" office:value-type="string" calcext:value-type="string">
            <text:p>Orígen H Largo</text:p>
          </table:table-cell>
          <table:table-cell table:style-name="ce1" office:value-type="string" calcext:value-type="string">
            <text:p>Orígen H Alto</text:p>
          </table:table-cell>
          <table:table-cell table:style-name="ce1" office:value-type="string" calcext:value-type="string">
            <text:p>Destino X</text:p>
          </table:table-cell>
          <table:table-cell table:style-name="ce1" office:value-type="string" calcext:value-type="string">
            <text:p>Destino Y</text:p>
          </table:table-cell>
          <table:table-cell table:style-name="ce1" office:value-type="string" calcext:value-type="string">
            <text:p>Destino Largo</text:p>
          </table:table-cell>
          <table:table-cell table:style-name="ce1" office:value-type="string" calcext:value-type="string">
            <text:p>Destino Alto</text:p>
          </table:table-cell>
          <table:table-cell table:style-name="ce1" office:value-type="string" calcext:value-type="string">
            <text:p>Posición X</text:p>
          </table:table-cell>
          <table:table-cell table:style-name="ce1" office:value-type="string" calcext:value-type="string">
            <text:p>Posición Y</text:p>
          </table:table-cell>
          <table:table-cell table:style-name="ce1" office:value-type="string" calcext:value-type="string">
            <text:p>Rotación</text:p>
          </table:table-cell>
          <table:table-cell table:style-name="ce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in – B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16*7" office:value-type="float" office:value="112" calcext:value-type="float">
            <text:p>11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48" calcext:value-type="float">
            <text:p>48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48" calcext:value-type="float">
            <text:p>48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number-columns-repeated="16358"/>
        </table:table-row>
        <table:table-row table:style-name="ro1">
          <table:table-cell table:style-name="ce22" office:value-type="float" office:value="101" calcext:value-type="float">
            <text:p>101</text:p>
          </table:table-cell>
          <table:table-cell table:style-name="ce22" office:value-type="string" calcext:value-type="string">
            <text:p>Rin – Front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48" calcext:value-type="float">
            <text:p>48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48" calcext:value-type="float">
            <text:p>48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number-columns-repeated="16358"/>
        </table:table-row>
        <table:table-row table:style-name="ro1">
          <table:table-cell table:style-name="ce22" office:value-type="float" office:value="102" calcext:value-type="float">
            <text:p>102</text:p>
          </table:table-cell>
          <table:table-cell table:style-name="ce22" office:value-type="string" calcext:value-type="string">
            <text:p>Rin – Fight Mu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number-columns-repeated="16358"/>
        </table:table-row>
        <table:table-row table:style-name="ro1">
          <table:table-cell table:style-name="ce22" office:value-type="float" office:value="103" calcext:value-type="float">
            <text:p>10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04" calcext:value-type="float">
            <text:p>10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05" calcext:value-type="float">
            <text:p>10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06" calcext:value-type="float">
            <text:p>10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07" calcext:value-type="float">
            <text:p>10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08" calcext:value-type="float">
            <text:p>10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09" calcext:value-type="float">
            <text:p>10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0" calcext:value-type="float">
            <text:p>11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1" calcext:value-type="float">
            <text:p>11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2" calcext:value-type="float">
            <text:p>11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3" calcext:value-type="float">
            <text:p>11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4" calcext:value-type="float">
            <text:p>11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5" calcext:value-type="float">
            <text:p>11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6" calcext:value-type="float">
            <text:p>11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7" calcext:value-type="float">
            <text:p>11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8" calcext:value-type="float">
            <text:p>11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19" calcext:value-type="float">
            <text:p>11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0" calcext:value-type="float">
            <text:p>12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1" calcext:value-type="float">
            <text:p>12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2" calcext:value-type="float">
            <text:p>12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3" calcext:value-type="float">
            <text:p>12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4" calcext:value-type="float">
            <text:p>12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5" calcext:value-type="float">
            <text:p>12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6" calcext:value-type="float">
            <text:p>12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7" calcext:value-type="float">
            <text:p>12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8" calcext:value-type="float">
            <text:p>12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29" calcext:value-type="float">
            <text:p>12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0" calcext:value-type="float">
            <text:p>13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1" calcext:value-type="float">
            <text:p>13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3" calcext:value-type="float">
            <text:p>13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4" calcext:value-type="float">
            <text:p>13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5" calcext:value-type="float">
            <text:p>13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6" calcext:value-type="float">
            <text:p>13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7" calcext:value-type="float">
            <text:p>13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8" calcext:value-type="float">
            <text:p>13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39" calcext:value-type="float">
            <text:p>13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0" calcext:value-type="float">
            <text:p>14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1" calcext:value-type="float">
            <text:p>14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2" calcext:value-type="float">
            <text:p>14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3" calcext:value-type="float">
            <text:p>14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4" calcext:value-type="float">
            <text:p>14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5" calcext:value-type="float">
            <text:p>14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6" calcext:value-type="float">
            <text:p>14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7" calcext:value-type="float">
            <text:p>14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8" calcext:value-type="float">
            <text:p>14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49" calcext:value-type="float">
            <text:p>14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0" calcext:value-type="float">
            <text:p>15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1" calcext:value-type="float">
            <text:p>15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2" calcext:value-type="float">
            <text:p>15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3" calcext:value-type="float">
            <text:p>15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4" calcext:value-type="float">
            <text:p>15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5" calcext:value-type="float">
            <text:p>15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6" calcext:value-type="float">
            <text:p>15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7" calcext:value-type="float">
            <text:p>15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8" calcext:value-type="float">
            <text:p>15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59" calcext:value-type="float">
            <text:p>15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0" calcext:value-type="float">
            <text:p>16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1" calcext:value-type="float">
            <text:p>16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2" calcext:value-type="float">
            <text:p>16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3" calcext:value-type="float">
            <text:p>16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4" calcext:value-type="float">
            <text:p>16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5" calcext:value-type="float">
            <text:p>16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6" calcext:value-type="float">
            <text:p>16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7" calcext:value-type="float">
            <text:p>16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8" calcext:value-type="float">
            <text:p>16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69" calcext:value-type="float">
            <text:p>16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0" calcext:value-type="float">
            <text:p>17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1" calcext:value-type="float">
            <text:p>17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2" calcext:value-type="float">
            <text:p>17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3" calcext:value-type="float">
            <text:p>17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4" calcext:value-type="float">
            <text:p>17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5" calcext:value-type="float">
            <text:p>17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6" calcext:value-type="float">
            <text:p>17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7" calcext:value-type="float">
            <text:p>17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8" calcext:value-type="float">
            <text:p>17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79" calcext:value-type="float">
            <text:p>17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0" calcext:value-type="float">
            <text:p>18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1" calcext:value-type="float">
            <text:p>18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2" calcext:value-type="float">
            <text:p>18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3" calcext:value-type="float">
            <text:p>18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4" calcext:value-type="float">
            <text:p>18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5" calcext:value-type="float">
            <text:p>18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6" calcext:value-type="float">
            <text:p>18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7" calcext:value-type="float">
            <text:p>18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8" calcext:value-type="float">
            <text:p>18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89" calcext:value-type="float">
            <text:p>18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0" calcext:value-type="float">
            <text:p>19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1" calcext:value-type="float">
            <text:p>19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2" calcext:value-type="float">
            <text:p>19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3" calcext:value-type="float">
            <text:p>19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4" calcext:value-type="float">
            <text:p>19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5" calcext:value-type="float">
            <text:p>19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6" calcext:value-type="float">
            <text:p>19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7" calcext:value-type="float">
            <text:p>19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8" calcext:value-type="float">
            <text:p>19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199" calcext:value-type="float">
            <text:p>19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0" calcext:value-type="float">
            <text:p>20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1" calcext:value-type="float">
            <text:p>20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2" calcext:value-type="float">
            <text:p>20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3" calcext:value-type="float">
            <text:p>20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4" calcext:value-type="float">
            <text:p>20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5" calcext:value-type="float">
            <text:p>20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6" calcext:value-type="float">
            <text:p>20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7" calcext:value-type="float">
            <text:p>20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8" calcext:value-type="float">
            <text:p>20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09" calcext:value-type="float">
            <text:p>20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0" calcext:value-type="float">
            <text:p>21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1" calcext:value-type="float">
            <text:p>21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2" calcext:value-type="float">
            <text:p>21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3" calcext:value-type="float">
            <text:p>21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4" calcext:value-type="float">
            <text:p>21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5" calcext:value-type="float">
            <text:p>21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6" calcext:value-type="float">
            <text:p>21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7" calcext:value-type="float">
            <text:p>21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8" calcext:value-type="float">
            <text:p>21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19" calcext:value-type="float">
            <text:p>21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0" calcext:value-type="float">
            <text:p>22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1" calcext:value-type="float">
            <text:p>22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2" calcext:value-type="float">
            <text:p>22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3" calcext:value-type="float">
            <text:p>22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4" calcext:value-type="float">
            <text:p>22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5" calcext:value-type="float">
            <text:p>22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6" calcext:value-type="float">
            <text:p>22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7" calcext:value-type="float">
            <text:p>22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8" calcext:value-type="float">
            <text:p>22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29" calcext:value-type="float">
            <text:p>22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0" calcext:value-type="float">
            <text:p>23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1" calcext:value-type="float">
            <text:p>23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2" calcext:value-type="float">
            <text:p>23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3" calcext:value-type="float">
            <text:p>23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4" calcext:value-type="float">
            <text:p>23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5" calcext:value-type="float">
            <text:p>23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6" calcext:value-type="float">
            <text:p>23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7" calcext:value-type="float">
            <text:p>23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8" calcext:value-type="float">
            <text:p>23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39" calcext:value-type="float">
            <text:p>23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0" calcext:value-type="float">
            <text:p>24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1" calcext:value-type="float">
            <text:p>24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2" calcext:value-type="float">
            <text:p>24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3" calcext:value-type="float">
            <text:p>24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4" calcext:value-type="float">
            <text:p>24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5" calcext:value-type="float">
            <text:p>24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6" calcext:value-type="float">
            <text:p>24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7" calcext:value-type="float">
            <text:p>24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8" calcext:value-type="float">
            <text:p>24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49" calcext:value-type="float">
            <text:p>24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0" calcext:value-type="float">
            <text:p>25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1" calcext:value-type="float">
            <text:p>25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2" calcext:value-type="float">
            <text:p>25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3" calcext:value-type="float">
            <text:p>25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4" calcext:value-type="float">
            <text:p>25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5" calcext:value-type="float">
            <text:p>25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6" calcext:value-type="float">
            <text:p>25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7" calcext:value-type="float">
            <text:p>25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8" calcext:value-type="float">
            <text:p>25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59" calcext:value-type="float">
            <text:p>25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0" calcext:value-type="float">
            <text:p>26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1" calcext:value-type="float">
            <text:p>26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2" calcext:value-type="float">
            <text:p>26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3" calcext:value-type="float">
            <text:p>26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4" calcext:value-type="float">
            <text:p>26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5" calcext:value-type="float">
            <text:p>26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6" calcext:value-type="float">
            <text:p>26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7" calcext:value-type="float">
            <text:p>26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8" calcext:value-type="float">
            <text:p>26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69" calcext:value-type="float">
            <text:p>26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0" calcext:value-type="float">
            <text:p>27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1" calcext:value-type="float">
            <text:p>27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2" calcext:value-type="float">
            <text:p>27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3" calcext:value-type="float">
            <text:p>27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4" calcext:value-type="float">
            <text:p>27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5" calcext:value-type="float">
            <text:p>27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6" calcext:value-type="float">
            <text:p>27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7" calcext:value-type="float">
            <text:p>27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8" calcext:value-type="float">
            <text:p>27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79" calcext:value-type="float">
            <text:p>27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0" calcext:value-type="float">
            <text:p>28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1" calcext:value-type="float">
            <text:p>28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2" calcext:value-type="float">
            <text:p>28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3" calcext:value-type="float">
            <text:p>28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4" calcext:value-type="float">
            <text:p>28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5" calcext:value-type="float">
            <text:p>28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6" calcext:value-type="float">
            <text:p>28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7" calcext:value-type="float">
            <text:p>28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8" calcext:value-type="float">
            <text:p>28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89" calcext:value-type="float">
            <text:p>289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0" calcext:value-type="float">
            <text:p>290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1" calcext:value-type="float">
            <text:p>291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2" calcext:value-type="float">
            <text:p>292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3" calcext:value-type="float">
            <text:p>293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4" calcext:value-type="float">
            <text:p>294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5" calcext:value-type="float">
            <text:p>295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6" calcext:value-type="float">
            <text:p>296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7" calcext:value-type="float">
            <text:p>297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8" calcext:value-type="float">
            <text:p>298</text:p>
          </table:table-cell>
          <table:table-cell table:style-name="ce22" table:number-columns-repeated="25"/>
          <table:table-cell table:number-columns-repeated="16358"/>
        </table:table-row>
        <table:table-row table:style-name="ro1">
          <table:table-cell table:style-name="ce22" office:value-type="float" office:value="299" calcext:value-type="float">
            <text:p>299</text:p>
          </table:table-cell>
          <table:table-cell table:style-name="ce22" table:number-columns-repeated="25"/>
          <table:table-cell table:number-columns-repeated="16358"/>
        </table:table-row>
        <table:table-row table:style-name="ro2"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Crabber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1" calcext:value-type="float">
            <text:p>301</text:p>
          </table:table-cell>
          <table:table-cell table:style-name="ce12" office:value-type="string" calcext:value-type="string">
            <text:p>Crabby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2" calcext:value-type="float">
            <text:p>302</text:p>
          </table:table-cell>
          <table:table-cell table:style-name="ce12" office:value-type="string" calcext:value-type="string">
            <text:p>Egg Medium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3" calcext:value-type="float">
            <text:p>303</text:p>
          </table:table-cell>
          <table:table-cell table:style-name="ce12" office:value-type="string" calcext:value-type="string">
            <text:p>Urchin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[.D204]+32" office:value-type="float" office:value="96" calcext:value-type="float">
            <text:p>9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4" calcext:value-type="float">
            <text:p>304</text:p>
          </table:table-cell>
          <table:table-cell table:style-name="ce12" office:value-type="string" calcext:value-type="string">
            <text:p>High &amp; Bass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[.D207]+32" office:value-type="float" office:value="256" calcext:value-type="float">
            <text:p>25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5" calcext:value-type="float">
            <text:p>305</text:p>
          </table:table-cell>
          <table:table-cell table:style-name="ce12" office:value-type="string" calcext:value-type="string">
            <text:p>Madness Bearer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[.D212]+32" office:value-type="float" office:value="224" calcext:value-type="float">
            <text:p>2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6" calcext:value-type="float">
            <text:p>306</text:p>
          </table:table-cell>
          <table:table-cell table:style-name="ce12" office:value-type="string" calcext:value-type="string">
            <text:p>Small Risk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[.D205]+32" office:value-type="float" office:value="128" calcext:value-type="float">
            <text:p>12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7" calcext:value-type="float">
            <text:p>307</text:p>
          </table:table-cell>
          <table:table-cell table:style-name="ce12" office:value-type="string" calcext:value-type="string">
            <text:p>Crabberer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+[.D215]+32" office:value-type="float" office:value="80" calcext:value-type="float">
            <text:p>8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8" calcext:value-type="float">
            <text:p>308</text:p>
          </table:table-cell>
          <table:table-cell table:style-name="ce12" office:value-type="string" calcext:value-type="string">
            <text:p>Sharpie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[.D208]+32" office:value-type="float" office:value="160" calcext:value-type="float">
            <text:p>16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09" calcext:value-type="float">
            <text:p>309</text:p>
          </table:table-cell>
          <table:table-cell table:style-name="ce12" office:value-type="string" calcext:value-type="string">
            <text:p>Marked Crabberer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[.D209]+48" office:value-type="float" office:value="128" calcext:value-type="float">
            <text:p>12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10" calcext:value-type="float">
            <text:p>310</text:p>
          </table:table-cell>
          <table:table-cell table:style-name="ce12" office:value-type="string" calcext:value-type="string">
            <text:p>Panic Betrayer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11" calcext:value-type="float">
            <text:p>311</text:p>
          </table:table-cell>
          <table:table-cell table:style-name="ce12" office:value-type="string" calcext:value-type="string">
            <text:p>Burnout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12" calcext:value-type="float">
            <text:p>312</text:p>
          </table:table-cell>
          <table:table-cell table:style-name="ce12" office:value-type="string" calcext:value-type="string">
            <text:p>Noxious Puncher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8" calcext:value-type="float">
            <text:p>4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13" calcext:value-type="float">
            <text:p>313</text:p>
          </table:table-cell>
          <table:table-cell table:style-name="ce12" office:value-type="string" calcext:value-type="string">
            <text:p>Lightning Snap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3"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14" calcext:value-type="float">
            <text:p>314</text:p>
          </table:table-cell>
          <table:table-cell table:style-name="ce12" office:value-type="string" calcext:value-type="string">
            <text:p>Frostbitten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15" calcext:value-type="float">
            <text:p>315</text:p>
          </table:table-cell>
          <table:table-cell table:style-name="ce12" office:value-type="string" calcext:value-type="string">
            <text:p>Carcinous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16358"/>
        </table:table-row>
        <table:table-row table:style-name="ro2">
          <table:table-cell table:style-name="ce12" office:value-type="float" office:value="316" calcext:value-type="float">
            <text:p>316</text:p>
          </table:table-cell>
          <table:table-cell table:style-name="ce12" office:value-type="string" calcext:value-type="string">
            <text:p>Carcinous Horse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17" calcext:value-type="float">
            <text:p>317</text:p>
          </table:table-cell>
          <table:table-cell table:style-name="ce12" office:value-type="string" calcext:value-type="string">
            <text:p>Horse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18" calcext:value-type="float">
            <text:p>318</text:p>
          </table:table-cell>
          <table:table-cell table:style-name="ce12" office:value-type="string" calcext:value-type="string">
            <text:p>Armored Horse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19" calcext:value-type="float">
            <text:p>319</text:p>
          </table:table-cell>
          <table:table-cell table:style-name="ce12" office:value-type="string" calcext:value-type="string">
            <text:p>Cultist Neophyte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20" calcext:value-type="float">
            <text:p>320</text:p>
          </table:table-cell>
          <table:table-cell table:style-name="ce12" office:value-type="string" calcext:value-type="string">
            <text:p>Cultist Disciple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21" calcext:value-type="float">
            <text:p>321</text:p>
          </table:table-cell>
          <table:table-cell table:style-name="ce12" office:value-type="string" calcext:value-type="string">
            <text:p>Cultist Priest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22" calcext:value-type="float">
            <text:p>322</text:p>
          </table:table-cell>
          <table:table-cell table:style-name="ce12" office:value-type="string" calcext:value-type="string">
            <text:p>Cultist Animator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23" calcext:value-type="float">
            <text:p>323</text:p>
          </table:table-cell>
          <table:table-cell table:style-name="ce12" office:value-type="string" calcext:value-type="string">
            <text:p>Cultist Master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24" calcext:value-type="float">
            <text:p>324</text:p>
          </table:table-cell>
          <table:table-cell table:style-name="ce12" office:value-type="string" calcext:value-type="string">
            <text:p>Marked Crabberer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25" calcext:value-type="float">
            <text:p>325</text:p>
          </table:table-cell>
          <table:table-cell table:style-name="ce12" office:value-type="string" calcext:value-type="string">
            <text:p>Évariste</text:p>
          </table:table-cell>
          <table:table-cell table:style-name="ce12" table:number-columns-repeated="24"/>
          <table:table-cell table:number-columns-repeated="16358"/>
        </table:table-row>
        <table:table-row table:style-name="ro2">
          <table:table-cell table:style-name="ce12" office:value-type="float" office:value="326" calcext:value-type="float">
            <text:p>32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27" calcext:value-type="float">
            <text:p>32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28" calcext:value-type="float">
            <text:p>32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29" calcext:value-type="float">
            <text:p>32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0" calcext:value-type="float">
            <text:p>33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1" calcext:value-type="float">
            <text:p>33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2" calcext:value-type="float">
            <text:p>33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4" calcext:value-type="float">
            <text:p>33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5" calcext:value-type="float">
            <text:p>33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6" calcext:value-type="float">
            <text:p>33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7" calcext:value-type="float">
            <text:p>33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8" calcext:value-type="float">
            <text:p>33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39" calcext:value-type="float">
            <text:p>33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0" calcext:value-type="float">
            <text:p>34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1" calcext:value-type="float">
            <text:p>34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2" calcext:value-type="float">
            <text:p>34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3" calcext:value-type="float">
            <text:p>34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4" calcext:value-type="float">
            <text:p>34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5" calcext:value-type="float">
            <text:p>34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6" calcext:value-type="float">
            <text:p>34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7" calcext:value-type="float">
            <text:p>34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8" calcext:value-type="float">
            <text:p>34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49" calcext:value-type="float">
            <text:p>34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0" calcext:value-type="float">
            <text:p>35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1" calcext:value-type="float">
            <text:p>35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2" calcext:value-type="float">
            <text:p>35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3" calcext:value-type="float">
            <text:p>35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4" calcext:value-type="float">
            <text:p>35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5" calcext:value-type="float">
            <text:p>35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6" calcext:value-type="float">
            <text:p>35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7" calcext:value-type="float">
            <text:p>35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8" calcext:value-type="float">
            <text:p>35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59" calcext:value-type="float">
            <text:p>35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0" calcext:value-type="float">
            <text:p>36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1" calcext:value-type="float">
            <text:p>36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2" calcext:value-type="float">
            <text:p>36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3" calcext:value-type="float">
            <text:p>36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4" calcext:value-type="float">
            <text:p>36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5" calcext:value-type="float">
            <text:p>36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6" calcext:value-type="float">
            <text:p>36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7" calcext:value-type="float">
            <text:p>36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8" calcext:value-type="float">
            <text:p>36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69" calcext:value-type="float">
            <text:p>36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0" calcext:value-type="float">
            <text:p>37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1" calcext:value-type="float">
            <text:p>37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2" calcext:value-type="float">
            <text:p>37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3" calcext:value-type="float">
            <text:p>37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4" calcext:value-type="float">
            <text:p>37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5" calcext:value-type="float">
            <text:p>37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6" calcext:value-type="float">
            <text:p>37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7" calcext:value-type="float">
            <text:p>37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8" calcext:value-type="float">
            <text:p>37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79" calcext:value-type="float">
            <text:p>37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0" calcext:value-type="float">
            <text:p>38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1" calcext:value-type="float">
            <text:p>38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2" calcext:value-type="float">
            <text:p>38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3" calcext:value-type="float">
            <text:p>38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4" calcext:value-type="float">
            <text:p>38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5" calcext:value-type="float">
            <text:p>38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6" calcext:value-type="float">
            <text:p>38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7" calcext:value-type="float">
            <text:p>38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8" calcext:value-type="float">
            <text:p>38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89" calcext:value-type="float">
            <text:p>38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0" calcext:value-type="float">
            <text:p>39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1" calcext:value-type="float">
            <text:p>39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2" calcext:value-type="float">
            <text:p>39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3" calcext:value-type="float">
            <text:p>39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4" calcext:value-type="float">
            <text:p>39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5" calcext:value-type="float">
            <text:p>39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6" calcext:value-type="float">
            <text:p>39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7" calcext:value-type="float">
            <text:p>39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8" calcext:value-type="float">
            <text:p>39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399" calcext:value-type="float">
            <text:p>39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0" calcext:value-type="float">
            <text:p>40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1" calcext:value-type="float">
            <text:p>40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2" calcext:value-type="float">
            <text:p>40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3" calcext:value-type="float">
            <text:p>40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4" calcext:value-type="float">
            <text:p>40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5" calcext:value-type="float">
            <text:p>40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6" calcext:value-type="float">
            <text:p>40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7" calcext:value-type="float">
            <text:p>40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8" calcext:value-type="float">
            <text:p>40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09" calcext:value-type="float">
            <text:p>40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0" calcext:value-type="float">
            <text:p>41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1" calcext:value-type="float">
            <text:p>41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2" calcext:value-type="float">
            <text:p>41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3" calcext:value-type="float">
            <text:p>41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4" calcext:value-type="float">
            <text:p>41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5" calcext:value-type="float">
            <text:p>41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6" calcext:value-type="float">
            <text:p>41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7" calcext:value-type="float">
            <text:p>41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8" calcext:value-type="float">
            <text:p>41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19" calcext:value-type="float">
            <text:p>41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0" calcext:value-type="float">
            <text:p>42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1" calcext:value-type="float">
            <text:p>42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2" calcext:value-type="float">
            <text:p>42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3" calcext:value-type="float">
            <text:p>42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4" calcext:value-type="float">
            <text:p>42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5" calcext:value-type="float">
            <text:p>42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6" calcext:value-type="float">
            <text:p>42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7" calcext:value-type="float">
            <text:p>42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8" calcext:value-type="float">
            <text:p>42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29" calcext:value-type="float">
            <text:p>42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0" calcext:value-type="float">
            <text:p>43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1" calcext:value-type="float">
            <text:p>43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2" calcext:value-type="float">
            <text:p>43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3" calcext:value-type="float">
            <text:p>43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4" calcext:value-type="float">
            <text:p>43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5" calcext:value-type="float">
            <text:p>43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6" calcext:value-type="float">
            <text:p>43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7" calcext:value-type="float">
            <text:p>43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8" calcext:value-type="float">
            <text:p>43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39" calcext:value-type="float">
            <text:p>43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0" calcext:value-type="float">
            <text:p>44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1" calcext:value-type="float">
            <text:p>44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2" calcext:value-type="float">
            <text:p>44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3" calcext:value-type="float">
            <text:p>44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5" calcext:value-type="float">
            <text:p>44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6" calcext:value-type="float">
            <text:p>44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7" calcext:value-type="float">
            <text:p>44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8" calcext:value-type="float">
            <text:p>44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49" calcext:value-type="float">
            <text:p>44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0" calcext:value-type="float">
            <text:p>45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1" calcext:value-type="float">
            <text:p>45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2" calcext:value-type="float">
            <text:p>45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3" calcext:value-type="float">
            <text:p>45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4" calcext:value-type="float">
            <text:p>45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5" calcext:value-type="float">
            <text:p>45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6" calcext:value-type="float">
            <text:p>45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7" calcext:value-type="float">
            <text:p>45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8" calcext:value-type="float">
            <text:p>45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59" calcext:value-type="float">
            <text:p>45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0" calcext:value-type="float">
            <text:p>46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1" calcext:value-type="float">
            <text:p>46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2" calcext:value-type="float">
            <text:p>46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3" calcext:value-type="float">
            <text:p>46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4" calcext:value-type="float">
            <text:p>46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5" calcext:value-type="float">
            <text:p>46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6" calcext:value-type="float">
            <text:p>46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7" calcext:value-type="float">
            <text:p>46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8" calcext:value-type="float">
            <text:p>46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69" calcext:value-type="float">
            <text:p>46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0" calcext:value-type="float">
            <text:p>47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1" calcext:value-type="float">
            <text:p>47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2" calcext:value-type="float">
            <text:p>47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3" calcext:value-type="float">
            <text:p>47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4" calcext:value-type="float">
            <text:p>47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5" calcext:value-type="float">
            <text:p>47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6" calcext:value-type="float">
            <text:p>47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7" calcext:value-type="float">
            <text:p>47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8" calcext:value-type="float">
            <text:p>47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79" calcext:value-type="float">
            <text:p>47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0" calcext:value-type="float">
            <text:p>48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1" calcext:value-type="float">
            <text:p>48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2" calcext:value-type="float">
            <text:p>48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3" calcext:value-type="float">
            <text:p>48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4" calcext:value-type="float">
            <text:p>48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5" calcext:value-type="float">
            <text:p>48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6" calcext:value-type="float">
            <text:p>48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7" calcext:value-type="float">
            <text:p>48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8" calcext:value-type="float">
            <text:p>48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89" calcext:value-type="float">
            <text:p>48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0" calcext:value-type="float">
            <text:p>490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1" calcext:value-type="float">
            <text:p>491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2" calcext:value-type="float">
            <text:p>492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3" calcext:value-type="float">
            <text:p>493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4" calcext:value-type="float">
            <text:p>494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5" calcext:value-type="float">
            <text:p>495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6" calcext:value-type="float">
            <text:p>496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7" calcext:value-type="float">
            <text:p>497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8" calcext:value-type="float">
            <text:p>498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12" office:value-type="float" office:value="499" calcext:value-type="float">
            <text:p>499</text:p>
          </table:table-cell>
          <table:table-cell table:style-name="ce12" table:number-columns-repeated="25"/>
          <table:table-cell table:number-columns-repeated="16358"/>
        </table:table-row>
        <table:table-row table:style-name="ro2">
          <table:table-cell table:style-name="ce23" office:value-type="float" office:value="500" calcext:value-type="float">
            <text:p>500</text:p>
          </table:table-cell>
          <table:table-cell table:style-name="ce23" office:value-type="string" calcext:value-type="string">
            <text:p>Tech - Sword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01" calcext:value-type="float">
            <text:p>501</text:p>
          </table:table-cell>
          <table:table-cell table:style-name="ce23" office:value-type="string" calcext:value-type="string">
            <text:p>Tech - Shiel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02" calcext:value-type="float">
            <text:p>502</text:p>
          </table:table-cell>
          <table:table-cell table:style-name="ce23" office:value-type="string" calcext:value-type="string">
            <text:p>Tech - Hammer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03" calcext:value-type="float">
            <text:p>503</text:p>
          </table:table-cell>
          <table:table-cell table:style-name="ce23" office:value-type="string" calcext:value-type="string">
            <text:p>Tech - Staff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04" calcext:value-type="float">
            <text:p>504</text:p>
          </table:table-cell>
          <table:table-cell table:style-name="ce23" office:value-type="string" calcext:value-type="string">
            <text:p>Tech - Gun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05" calcext:value-type="float">
            <text:p>505</text:p>
          </table:table-cell>
          <table:table-cell table:style-name="ce23" office:value-type="string" calcext:value-type="string">
            <text:p>Tech - Fans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06" calcext:value-type="float">
            <text:p>506</text:p>
          </table:table-cell>
          <table:table-cell table:style-name="ce23" office:value-type="string" calcext:value-type="string">
            <text:p>Tech - Spear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07" calcext:value-type="float">
            <text:p>507</text:p>
          </table:table-cell>
          <table:table-cell table:style-name="ce23" office:value-type="string" calcext:value-type="string">
            <text:p>Tech - Dagger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08" calcext:value-type="float">
            <text:p>508</text:p>
          </table:table-cell>
          <table:table-cell table:style-name="ce23" office:value-type="string" calcext:value-type="string">
            <text:p>Tech - Nunchuks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09" calcext:value-type="float">
            <text:p>509</text:p>
          </table:table-cell>
          <table:table-cell table:style-name="ce23" office:value-type="string" calcext:value-type="string">
            <text:p>Tech - Musket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10" calcext:value-type="float">
            <text:p>510</text:p>
          </table:table-cell>
          <table:table-cell table:style-name="ce23" office:value-type="string" calcext:value-type="string">
            <text:p>Tech - Cannon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11" calcext:value-type="float">
            <text:p>511</text:p>
          </table:table-cell>
          <table:table-cell table:style-name="ce23" office:value-type="string" calcext:value-type="string">
            <text:p>Tech - Caestus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12" calcext:value-type="float">
            <text:p>512</text:p>
          </table:table-cell>
          <table:table-cell table:style-name="ce23" office:value-type="string" calcext:value-type="string">
            <text:p>Tech - Scythe and Chain</text:p>
          </table:table-cell>
          <table:table-cell table:style-name="ce23" table:number-columns-repeated="17"/>
          <table:table-cell table:number-columns-repeated="16365"/>
        </table:table-row>
        <table:table-row table:style-name="ro2">
          <table:table-cell table:style-name="ce23" office:value-type="float" office:value="513" calcext:value-type="float">
            <text:p>513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14" calcext:value-type="float">
            <text:p>514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15" calcext:value-type="float">
            <text:p>515</text:p>
          </table:table-cell>
          <table:table-cell table:style-name="ce23" office:value-type="string" calcext:value-type="string">
            <text:p>Tech - Non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40" calcext:value-type="float">
            <text:p>24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40" calcext:value-type="float">
            <text:p>24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16" calcext:value-type="float">
            <text:p>516</text:p>
          </table:table-cell>
          <table:table-cell table:style-name="ce23" office:value-type="string" calcext:value-type="string">
            <text:p>Tech - Slash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17" calcext:value-type="float">
            <text:p>517</text:p>
          </table:table-cell>
          <table:table-cell table:style-name="ce23" office:value-type="string" calcext:value-type="string">
            <text:p>Tech - Evad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4" table:style-name="ce23" office:value-type="float" office:value="16" calcext:value-type="float">
            <text:p>16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18" calcext:value-type="float">
            <text:p>518</text:p>
          </table:table-cell>
          <table:table-cell table:style-name="ce23" office:value-type="string" calcext:value-type="string">
            <text:p>Tech - Smash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19" calcext:value-type="float">
            <text:p>519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0" calcext:value-type="float">
            <text:p>520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1" calcext:value-type="float">
            <text:p>521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2" calcext:value-type="float">
            <text:p>522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3" calcext:value-type="float">
            <text:p>523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4" calcext:value-type="float">
            <text:p>524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5" calcext:value-type="float">
            <text:p>525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6" calcext:value-type="float">
            <text:p>526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7" calcext:value-type="float">
            <text:p>527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8" calcext:value-type="float">
            <text:p>528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29" calcext:value-type="float">
            <text:p>529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0" calcext:value-type="float">
            <text:p>530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1" calcext:value-type="float">
            <text:p>531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2" calcext:value-type="float">
            <text:p>532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3" calcext:value-type="float">
            <text:p>533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4" calcext:value-type="float">
            <text:p>534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5" calcext:value-type="float">
            <text:p>535</text:p>
          </table:table-cell>
          <table:table-cell table:style-name="ce23" office:value-type="string" calcext:value-type="string">
            <text:p>Tech - Ice 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36" calcext:value-type="float">
            <text:p>536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7" calcext:value-type="float">
            <text:p>537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8" calcext:value-type="float">
            <text:p>538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39" calcext:value-type="float">
            <text:p>539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0" calcext:value-type="float">
            <text:p>540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1" calcext:value-type="float">
            <text:p>541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2" calcext:value-type="float">
            <text:p>542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3" calcext:value-type="float">
            <text:p>543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4" calcext:value-type="float">
            <text:p>544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5" calcext:value-type="float">
            <text:p>545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6" calcext:value-type="float">
            <text:p>546</text:p>
          </table:table-cell>
          <table:table-cell table:style-name="ce23" table:number-columns-repeated="18"/>
          <table:table-cell table:number-columns-repeated="16365"/>
        </table:table-row>
        <table:table-row table:style-name="ro2">
          <table:table-cell table:style-name="ce23" office:value-type="float" office:value="547" calcext:value-type="float">
            <text:p>547</text:p>
          </table:table-cell>
          <table:table-cell table:style-name="ce23" office:value-type="string" calcext:value-type="string">
            <text:p>Tech - Psychic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48" calcext:value-type="float">
            <text:p>548</text:p>
          </table:table-cell>
          <table:table-cell table:style-name="ce23" office:value-type="string" calcext:value-type="string">
            <text:p>Tech - Fir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49" calcext:value-type="float">
            <text:p>549</text:p>
          </table:table-cell>
          <table:table-cell table:style-name="ce23" office:value-type="string" calcext:value-type="string">
            <text:p>Tech - Whispe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0" calcext:value-type="float">
            <text:p>550</text:p>
          </table:table-cell>
          <table:table-cell table:style-name="ce23" office:value-type="string" calcext:value-type="string">
            <text:p>Tech - Counter Fir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1" calcext:value-type="float">
            <text:p>551</text:p>
          </table:table-cell>
          <table:table-cell table:style-name="ce23" office:value-type="string" calcext:value-type="string">
            <text:p>Tech - Madnes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2" calcext:value-type="float">
            <text:p>552</text:p>
          </table:table-cell>
          <table:table-cell table:style-name="ce23" office:value-type="string" calcext:value-type="string">
            <text:p>Tech - Telekinesis Right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3" calcext:value-type="float">
            <text:p>553</text:p>
          </table:table-cell>
          <table:table-cell table:style-name="ce23" office:value-type="string" calcext:value-type="string">
            <text:p>Tech - Telekinesis Left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4" calcext:value-type="float">
            <text:p>554</text:p>
          </table:table-cell>
          <table:table-cell table:style-name="ce23" office:value-type="string" calcext:value-type="string">
            <text:p>Tech - Force Fiel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12" calcext:value-type="float">
            <text:p>11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5" calcext:value-type="float">
            <text:p>555</text:p>
          </table:table-cell>
          <table:table-cell table:style-name="ce23" office:value-type="string" calcext:value-type="string">
            <text:p>Tech - Deflect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6" calcext:value-type="float">
            <text:p>556</text:p>
          </table:table-cell>
          <table:table-cell table:style-name="ce23" office:value-type="string" calcext:value-type="string">
            <text:p>Tech - Ren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7" calcext:value-type="float">
            <text:p>557</text:p>
          </table:table-cell>
          <table:table-cell table:style-name="ce23" office:value-type="string" calcext:value-type="string">
            <text:p>Tech - Gravity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60" calcext:value-type="float">
            <text:p>16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60" calcext:value-type="float">
            <text:p>16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8" calcext:value-type="float">
            <text:p>558</text:p>
          </table:table-cell>
          <table:table-cell table:style-name="ce23" office:value-type="string" calcext:value-type="string">
            <text:p>Tech - Implosion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59" calcext:value-type="float">
            <text:p>559</text:p>
          </table:table-cell>
          <table:table-cell table:style-name="ce23" office:value-type="string" calcext:value-type="string">
            <text:p>Tech - Psy Healing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0" calcext:value-type="float">
            <text:p>560</text:p>
          </table:table-cell>
          <table:table-cell table:style-name="ce23" office:value-type="string" calcext:value-type="string">
            <text:p>Tech - Lightning Ro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1" calcext:value-type="float">
            <text:p>561</text:p>
          </table:table-cell>
          <table:table-cell table:style-name="ce23" office:value-type="string" calcext:value-type="string">
            <text:p>Tech - Lightning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224" calcext:value-type="float">
            <text:p>22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224" calcext:value-type="float">
            <text:p>22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2" calcext:value-type="float">
            <text:p>562</text:p>
          </table:table-cell>
          <table:table-cell table:style-name="ce23" office:value-type="string" calcext:value-type="string">
            <text:p>Tech - Clear Syste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240" calcext:value-type="float">
            <text:p>24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240" calcext:value-type="float">
            <text:p>24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3" calcext:value-type="float">
            <text:p>563</text:p>
          </table:table-cell>
          <table:table-cell table:style-name="ce23" office:value-type="string" calcext:value-type="string">
            <text:p>Tech - Retaliat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4" calcext:value-type="float">
            <text:p>564</text:p>
          </table:table-cell>
          <table:table-cell table:style-name="ce23" office:value-type="string" calcext:value-type="string">
            <text:p>Tech - Transfus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5" calcext:value-type="float">
            <text:p>565</text:p>
          </table:table-cell>
          <table:table-cell table:style-name="ce23" office:value-type="string" calcext:value-type="string">
            <text:p>Tech - Sharpen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6" calcext:value-type="float">
            <text:p>566</text:p>
          </table:table-cell>
          <table:table-cell table:style-name="ce23" office:value-type="string" calcext:value-type="string">
            <text:p>Tech - Guillotin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7" calcext:value-type="float">
            <text:p>567</text:p>
          </table:table-cell>
          <table:table-cell table:style-name="ce23" office:value-type="string" calcext:value-type="string">
            <text:p>Tech - Iron Maiden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8" calcext:value-type="float">
            <text:p>568</text:p>
          </table:table-cell>
          <table:table-cell table:style-name="ce23" office:value-type="string" calcext:value-type="string">
            <text:p>Tech - Virtuous Scarlet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69" calcext:value-type="float">
            <text:p>569</text:p>
          </table:table-cell>
          <table:table-cell table:style-name="ce23" office:value-type="string" calcext:value-type="string">
            <text:p>Tech - Still Lif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0" calcext:value-type="float">
            <text:p>570</text:p>
          </table:table-cell>
          <table:table-cell table:style-name="ce23" office:value-type="string" calcext:value-type="string">
            <text:p>Tech - Blood in the Water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1" calcext:value-type="float">
            <text:p>571</text:p>
          </table:table-cell>
          <table:table-cell table:style-name="ce23" office:value-type="string" calcext:value-type="string">
            <text:p>Tech - Sensivity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128" calcext:value-type="float">
            <text:p>12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2" calcext:value-type="float">
            <text:p>572</text:p>
          </table:table-cell>
          <table:table-cell table:style-name="ce23" office:value-type="string" calcext:value-type="string">
            <text:p>Tech - Red String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3" calcext:value-type="float">
            <text:p>573</text:p>
          </table:table-cell>
          <table:table-cell table:style-name="ce23" office:value-type="string" calcext:value-type="string">
            <text:p>Tech - Last Stan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60" calcext:value-type="float">
            <text:p>16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60" calcext:value-type="float">
            <text:p>16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4" calcext:value-type="float">
            <text:p>574</text:p>
          </table:table-cell>
          <table:table-cell table:style-name="ce23" office:value-type="string" calcext:value-type="string">
            <text:p>Tech - Necrosi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5" calcext:value-type="float">
            <text:p>575</text:p>
          </table:table-cell>
          <table:table-cell table:style-name="ce23" office:value-type="string" calcext:value-type="string">
            <text:p>Tech - Raw Flesh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92" calcext:value-type="float">
            <text:p>19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6" calcext:value-type="float">
            <text:p>576</text:p>
          </table:table-cell>
          <table:table-cell table:style-name="ce23" office:value-type="string" calcext:value-type="string">
            <text:p>Tech - Bleeding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7" calcext:value-type="float">
            <text:p>577</text:p>
          </table:table-cell>
          <table:table-cell table:style-name="ce23" office:value-type="string" calcext:value-type="string">
            <text:p>Tech - Blin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24" calcext:value-type="float">
            <text:p>22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224" calcext:value-type="float">
            <text:p>22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8" calcext:value-type="float">
            <text:p>578</text:p>
          </table:table-cell>
          <table:table-cell table:style-name="ce23" office:value-type="string" calcext:value-type="string">
            <text:p>Tech - Anemia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40" calcext:value-type="float">
            <text:p>24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240" calcext:value-type="float">
            <text:p>24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79" calcext:value-type="float">
            <text:p>579</text:p>
          </table:table-cell>
          <table:table-cell table:style-name="ce23" office:value-type="string" calcext:value-type="string">
            <text:p>Tech - Now You See M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0" calcext:value-type="float">
            <text:p>580</text:p>
          </table:table-cell>
          <table:table-cell table:style-name="ce23" office:value-type="string" calcext:value-type="string">
            <text:p>Tech - Sleigh of Hand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3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1" calcext:value-type="float">
            <text:p>581</text:p>
          </table:table-cell>
          <table:table-cell table:style-name="ce23" office:value-type="string" calcext:value-type="string">
            <text:p>Tech - Bin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2" calcext:value-type="float">
            <text:p>582</text:p>
          </table:table-cell>
          <table:table-cell table:style-name="ce23" office:value-type="string" calcext:value-type="string">
            <text:p>Tech - Hearing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3" calcext:value-type="float">
            <text:p>583</text:p>
          </table:table-cell>
          <table:table-cell table:style-name="ce23" office:value-type="string" calcext:value-type="string">
            <text:p>Tech - Paus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4" calcext:value-type="float">
            <text:p>584</text:p>
          </table:table-cell>
          <table:table-cell table:style-name="ce23" office:value-type="string" calcext:value-type="string">
            <text:p>Tech - Conduit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5" calcext:value-type="float">
            <text:p>585</text:p>
          </table:table-cell>
          <table:table-cell table:style-name="ce23" office:value-type="string" calcext:value-type="string">
            <text:p>Tech - I'm Watching You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6" calcext:value-type="float">
            <text:p>586</text:p>
          </table:table-cell>
          <table:table-cell table:style-name="ce23" office:value-type="string" calcext:value-type="string">
            <text:p>Tech - Destruction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7" calcext:value-type="float">
            <text:p>587</text:p>
          </table:table-cell>
          <table:table-cell table:style-name="ce23" office:value-type="string" calcext:value-type="string">
            <text:p>Tech - Stop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8" calcext:value-type="float">
            <text:p>588</text:p>
          </table:table-cell>
          <table:table-cell table:style-name="ce23" office:value-type="string" calcext:value-type="string">
            <text:p>Tech - Drop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144" calcext:value-type="float">
            <text:p>14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89" calcext:value-type="float">
            <text:p>589</text:p>
          </table:table-cell>
          <table:table-cell table:style-name="ce23" office:value-type="string" calcext:value-type="string">
            <text:p>Tech - Cry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60" calcext:value-type="float">
            <text:p>16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60" calcext:value-type="float">
            <text:p>16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90" calcext:value-type="float">
            <text:p>590</text:p>
          </table:table-cell>
          <table:table-cell table:style-name="ce23" office:value-type="string" calcext:value-type="string">
            <text:p>Tech - Fle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91" calcext:value-type="float">
            <text:p>591</text:p>
          </table:table-cell>
          <table:table-cell table:style-name="ce23" office:value-type="string" calcext:value-type="string">
            <text:p>Tech - Cooperat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92" calcext:value-type="float">
            <text:p>592</text:p>
          </table:table-cell>
          <table:table-cell table:style-name="ce23" office:value-type="string" calcext:value-type="string">
            <text:p>Tech - Halt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208" calcext:value-type="float">
            <text:p>208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3" office:value-type="float" office:value="593" calcext:value-type="float">
            <text:p>593</text:p>
          </table:table-cell>
          <table:table-cell table:style-name="ce23" office:value-type="string" calcext:value-type="string">
            <text:p>Tech - Summon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24" calcext:value-type="float">
            <text:p>22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224" calcext:value-type="float">
            <text:p>224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0" table:default-cell-style-name="ce2"/>
        <table:table-column table:style-name="co62" table:default-cell-style-name="ce2"/>
        <table:table-column table:style-name="co14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siona %c para empezar</text:p>
          </table:table-cell>
          <table:table-cell table:number-columns-repeated="1638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Érase una vez, dos diosas lucharon en tu cielo.</text:p>
          </table:table-cell>
          <table:table-cell table:number-columns-repeated="1638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angrejero</text:p>
          </table:table-cell>
          <table:table-cell table:number-columns-repeated="16382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Huevo Cangrejito</text:p>
          </table:table-cell>
          <table:table-cell table:number-columns-repeated="1638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Cangrejito</text:p>
          </table:table-cell>
          <table:table-cell table:number-columns-repeated="1638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Gran Cangrejero</text:p>
          </table:table-cell>
          <table:table-cell table:number-columns-repeated="1638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Cangrejero Marcado</text:p>
          </table:table-cell>
          <table:table-cell table:number-columns-repeated="1638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string" calcext:value-type="string">
            <text:p>Afiladillo</text:p>
          </table:table-cell>
          <table:table-cell table:number-columns-repeated="1638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Cangrejo Armado</text:p>
          </table:table-cell>
          <table:table-cell table:number-columns-repeated="1638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Erizo</text:p>
          </table:table-cell>
          <table:table-cell table:number-columns-repeated="1638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0" table:default-cell-style-name="ce2"/>
        <table:table-column table:style-name="co63" table:default-cell-style-name="ce2"/>
        <table:table-column table:style-name="co14" table:number-columns-repeated="16382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ress %c to start</text:p>
          </table:table-cell>
          <table:table-cell table:number-columns-repeated="16382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table:style-name="ce12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table:style-name="ce30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11" office:value-type="float" office:value="202" calcext:value-type="float">
            <text:p>202</text:p>
          </table:table-cell>
          <table:table-cell table:style-name="ce12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03" calcext:value-type="float">
            <text:p>203</text:p>
          </table:table-cell>
          <table:table-cell table:style-name="ce31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04" calcext:value-type="float">
            <text:p>204</text:p>
          </table:table-cell>
          <table:table-cell table:style-name="ce12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11" office:value-type="float" office:value="205" calcext:value-type="float">
            <text:p>205</text:p>
          </table:table-cell>
          <table:table-cell table:style-name="ce12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table:style-name="ce12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11" office:value-type="float" office:value="207" calcext:value-type="float">
            <text:p>207</text:p>
          </table:table-cell>
          <table:table-cell table:style-name="ce12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11" office:value-type="float" office:value="208" calcext:value-type="float">
            <text:p>208</text:p>
          </table:table-cell>
          <table:table-cell table:style-name="ce12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11" office:value-type="float" office:value="209" calcext:value-type="float">
            <text:p>209</text:p>
          </table:table-cell>
          <table:table-cell table:style-name="ce12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 table:style-name="ce12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11" office:value-type="float" office:value="211" calcext:value-type="float">
            <text:p>211</text:p>
          </table:table-cell>
          <table:table-cell table:style-name="ce12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11" office:value-type="float" office:value="212" calcext:value-type="float">
            <text:p>212</text:p>
          </table:table-cell>
          <table:table-cell table:style-name="ce12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13" calcext:value-type="float">
            <text:p>213</text:p>
          </table:table-cell>
          <table:table-cell table:style-name="ce31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14" calcext:value-type="float">
            <text:p>214</text:p>
          </table:table-cell>
          <table:table-cell table:style-name="ce31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table:style-name="ce12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11" office:value-type="float" office:value="216" calcext:value-type="float">
            <text:p>216</text:p>
          </table:table-cell>
          <table:table-cell table:style-name="ce12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table:style-name="ce12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11" office:value-type="float" office:value="218" calcext:value-type="float">
            <text:p>218</text:p>
          </table:table-cell>
          <table:table-cell table:style-name="ce12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table:style-name="ce12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11" office:value-type="float" office:value="220" calcext:value-type="float">
            <text:p>220</text:p>
          </table:table-cell>
          <table:table-cell table:style-name="ce12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11" office:value-type="float" office:value="221" calcext:value-type="float">
            <text:p>221</text:p>
          </table:table-cell>
          <table:table-cell table:style-name="ce12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11" office:value-type="float" office:value="222" calcext:value-type="float">
            <text:p>222</text:p>
          </table:table-cell>
          <table:table-cell table:style-name="ce12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table:style-name="ce12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11" office:value-type="float" office:value="224" calcext:value-type="float">
            <text:p>224</text:p>
          </table:table-cell>
          <table:table-cell table:style-name="ce12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table:style-name="ce12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table:style-name="ce12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table:style-name="ce12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table:style-name="ce12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table:style-name="ce12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table:style-name="ce12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table:style-name="ce12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11" office:value-type="float" office:value="232" calcext:value-type="float">
            <text:p>232</text:p>
          </table:table-cell>
          <table:table-cell table:style-name="ce12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table:style-name="ce12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11" office:value-type="float" office:value="234" calcext:value-type="float">
            <text:p>234</text:p>
          </table:table-cell>
          <table:table-cell table:style-name="ce12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table:style-name="ce12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table:style-name="ce12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table:style-name="ce12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table:style-name="ce12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11" office:value-type="float" office:value="239" calcext:value-type="float">
            <text:p>239</text:p>
          </table:table-cell>
          <table:table-cell table:style-name="ce12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11" office:value-type="float" office:value="240" calcext:value-type="float">
            <text:p>240</text:p>
          </table:table-cell>
          <table:table-cell table:style-name="ce12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11" office:value-type="float" office:value="241" calcext:value-type="float">
            <text:p>241</text:p>
          </table:table-cell>
          <table:table-cell table:style-name="ce12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11" office:value-type="float" office:value="242" calcext:value-type="float">
            <text:p>242</text:p>
          </table:table-cell>
          <table:table-cell table:style-name="ce12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11" office:value-type="float" office:value="243" calcext:value-type="float">
            <text:p>243</text:p>
          </table:table-cell>
          <table:table-cell table:style-name="ce12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3" calcext:value-type="float">
            <text:p>25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8" calcext:value-type="float">
            <text:p>25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59" calcext:value-type="float">
            <text:p>25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1" calcext:value-type="float">
            <text:p>26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1" calcext:value-type="float">
            <text:p>27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3" calcext:value-type="float">
            <text:p>27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8" calcext:value-type="float">
            <text:p>27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79" calcext:value-type="float">
            <text:p>27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1" calcext:value-type="float">
            <text:p>28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3" calcext:value-type="float">
            <text:p>28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6" calcext:value-type="float">
            <text:p>28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4" calcext:value-type="float">
            <text:p>31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6" calcext:value-type="float">
            <text:p>32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7" calcext:value-type="float">
            <text:p>32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29" calcext:value-type="float">
            <text:p>32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1" calcext:value-type="float">
            <text:p>33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49" calcext:value-type="float">
            <text:p>349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24" office:value-type="float" office:value="800" calcext:value-type="float">
            <text:p>800</text:p>
          </table:table-cell>
          <table:table-cell table:style-name="ce32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24" office:value-type="float" office:value="801" calcext:value-type="float">
            <text:p>801</text:p>
          </table:table-cell>
          <table:table-cell table:style-name="ce32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24" office:value-type="float" office:value="802" calcext:value-type="float">
            <text:p>802</text:p>
          </table:table-cell>
          <table:table-cell table:style-name="ce32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24" office:value-type="float" office:value="803" calcext:value-type="float">
            <text:p>803</text:p>
          </table:table-cell>
          <table:table-cell table:style-name="ce32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24" office:value-type="float" office:value="804" calcext:value-type="float">
            <text:p>804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05" calcext:value-type="float">
            <text:p>805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06" calcext:value-type="float">
            <text:p>806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07" calcext:value-type="float">
            <text:p>807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08" calcext:value-type="float">
            <text:p>808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09" calcext:value-type="float">
            <text:p>809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10" calcext:value-type="float">
            <text:p>810</text:p>
          </table:table-cell>
          <table:table-cell table:style-name="ce32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24" office:value-type="float" office:value="811" calcext:value-type="float">
            <text:p>811</text:p>
          </table:table-cell>
          <table:table-cell table:style-name="ce32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24" office:value-type="float" office:value="812" calcext:value-type="float">
            <text:p>812</text:p>
          </table:table-cell>
          <table:table-cell table:style-name="ce32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24" office:value-type="float" office:value="813" calcext:value-type="float">
            <text:p>813</text:p>
          </table:table-cell>
          <table:table-cell table:style-name="ce32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24" office:value-type="float" office:value="814" calcext:value-type="float">
            <text:p>814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15" calcext:value-type="float">
            <text:p>815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16" calcext:value-type="float">
            <text:p>816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17" calcext:value-type="float">
            <text:p>817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18" calcext:value-type="float">
            <text:p>818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19" calcext:value-type="float">
            <text:p>819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20" calcext:value-type="float">
            <text:p>820</text:p>
          </table:table-cell>
          <table:table-cell table:style-name="ce32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24" office:value-type="float" office:value="821" calcext:value-type="float">
            <text:p>821</text:p>
          </table:table-cell>
          <table:table-cell table:style-name="ce32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24" office:value-type="float" office:value="822" calcext:value-type="float">
            <text:p>822</text:p>
          </table:table-cell>
          <table:table-cell table:style-name="ce32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24" office:value-type="float" office:value="823" calcext:value-type="float">
            <text:p>823</text:p>
          </table:table-cell>
          <table:table-cell table:style-name="ce32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24" office:value-type="float" office:value="824" calcext:value-type="float">
            <text:p>824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25" calcext:value-type="float">
            <text:p>825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26" calcext:value-type="float">
            <text:p>826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27" calcext:value-type="float">
            <text:p>827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28" calcext:value-type="float">
            <text:p>828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29" calcext:value-type="float">
            <text:p>829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30" calcext:value-type="float">
            <text:p>830</text:p>
          </table:table-cell>
          <table:table-cell table:style-name="ce32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24" office:value-type="float" office:value="831" calcext:value-type="float">
            <text:p>831</text:p>
          </table:table-cell>
          <table:table-cell table:style-name="ce32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24" office:value-type="float" office:value="832" calcext:value-type="float">
            <text:p>832</text:p>
          </table:table-cell>
          <table:table-cell table:style-name="ce32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24" office:value-type="float" office:value="833" calcext:value-type="float">
            <text:p>833</text:p>
          </table:table-cell>
          <table:table-cell table:style-name="ce32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24" office:value-type="float" office:value="834" calcext:value-type="float">
            <text:p>834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35" calcext:value-type="float">
            <text:p>835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36" calcext:value-type="float">
            <text:p>836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37" calcext:value-type="float">
            <text:p>837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38" calcext:value-type="float">
            <text:p>838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39" calcext:value-type="float">
            <text:p>839</text:p>
          </table:table-cell>
          <table:table-cell table:style-name="ce32"/>
          <table:table-cell table:number-columns-repeated="16382"/>
        </table:table-row>
        <table:table-row table:style-name="ro1">
          <table:table-cell table:style-name="ce24" office:value-type="float" office:value="840" calcext:value-type="float">
            <text:p>840</text:p>
          </table:table-cell>
          <table:table-cell table:style-name="ce32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24" office:value-type="float" office:value="841" calcext:value-type="float">
            <text:p>841</text:p>
          </table:table-cell>
          <table:table-cell table:style-name="ce32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24" office:value-type="float" office:value="842" calcext:value-type="float">
            <text:p>842</text:p>
          </table:table-cell>
          <table:table-cell table:style-name="ce32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24" office:value-type="float" office:value="843" calcext:value-type="float">
            <text:p>84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44" calcext:value-type="float">
            <text:p>84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45" calcext:value-type="float">
            <text:p>84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46" calcext:value-type="float">
            <text:p>84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47" calcext:value-type="float">
            <text:p>84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48" calcext:value-type="float">
            <text:p>84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49" calcext:value-type="float">
            <text:p>84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50" calcext:value-type="float">
            <text:p>850</text:p>
          </table:table-cell>
          <table:table-cell table:style-name="ce32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24" office:value-type="float" office:value="851" calcext:value-type="float">
            <text:p>851</text:p>
          </table:table-cell>
          <table:table-cell table:style-name="ce32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24" office:value-type="float" office:value="852" calcext:value-type="float">
            <text:p>852</text:p>
          </table:table-cell>
          <table:table-cell table:style-name="ce32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24" office:value-type="float" office:value="853" calcext:value-type="float">
            <text:p>85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54" calcext:value-type="float">
            <text:p>85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55" calcext:value-type="float">
            <text:p>85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56" calcext:value-type="float">
            <text:p>85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57" calcext:value-type="float">
            <text:p>85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58" calcext:value-type="float">
            <text:p>85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59" calcext:value-type="float">
            <text:p>85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60" calcext:value-type="float">
            <text:p>860</text:p>
          </table:table-cell>
          <table:table-cell table:style-name="ce32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24" office:value-type="float" office:value="861" calcext:value-type="float">
            <text:p>861</text:p>
          </table:table-cell>
          <table:table-cell table:style-name="ce32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24" office:value-type="float" office:value="862" calcext:value-type="float">
            <text:p>862</text:p>
          </table:table-cell>
          <table:table-cell table:style-name="ce32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24" office:value-type="float" office:value="863" calcext:value-type="float">
            <text:p>86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64" calcext:value-type="float">
            <text:p>86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65" calcext:value-type="float">
            <text:p>86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66" calcext:value-type="float">
            <text:p>86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67" calcext:value-type="float">
            <text:p>86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68" calcext:value-type="float">
            <text:p>86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69" calcext:value-type="float">
            <text:p>86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70" calcext:value-type="float">
            <text:p>870</text:p>
          </table:table-cell>
          <table:table-cell table:style-name="ce32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24" office:value-type="float" office:value="871" calcext:value-type="float">
            <text:p>871</text:p>
          </table:table-cell>
          <table:table-cell table:style-name="ce32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24" office:value-type="float" office:value="872" calcext:value-type="float">
            <text:p>872</text:p>
          </table:table-cell>
          <table:table-cell table:style-name="ce32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24" office:value-type="float" office:value="873" calcext:value-type="float">
            <text:p>87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74" calcext:value-type="float">
            <text:p>87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75" calcext:value-type="float">
            <text:p>87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76" calcext:value-type="float">
            <text:p>87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77" calcext:value-type="float">
            <text:p>87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78" calcext:value-type="float">
            <text:p>87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79" calcext:value-type="float">
            <text:p>87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80" calcext:value-type="float">
            <text:p>880</text:p>
          </table:table-cell>
          <table:table-cell table:style-name="ce32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24" office:value-type="float" office:value="881" calcext:value-type="float">
            <text:p>881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82" calcext:value-type="float">
            <text:p>882</text:p>
          </table:table-cell>
          <table:table-cell table:style-name="ce32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24" office:value-type="float" office:value="883" calcext:value-type="float">
            <text:p>883</text:p>
          </table:table-cell>
          <table:table-cell table:style-name="ce32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24" office:value-type="float" office:value="884" calcext:value-type="float">
            <text:p>88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85" calcext:value-type="float">
            <text:p>88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86" calcext:value-type="float">
            <text:p>88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87" calcext:value-type="float">
            <text:p>88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88" calcext:value-type="float">
            <text:p>88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89" calcext:value-type="float">
            <text:p>88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90" calcext:value-type="float">
            <text:p>890</text:p>
          </table:table-cell>
          <table:table-cell table:style-name="ce32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24" office:value-type="float" office:value="891" calcext:value-type="float">
            <text:p>891</text:p>
          </table:table-cell>
          <table:table-cell table:style-name="ce32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24" office:value-type="float" office:value="892" calcext:value-type="float">
            <text:p>892</text:p>
          </table:table-cell>
          <table:table-cell table:style-name="ce32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24" office:value-type="float" office:value="893" calcext:value-type="float">
            <text:p>89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94" calcext:value-type="float">
            <text:p>89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95" calcext:value-type="float">
            <text:p>89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96" calcext:value-type="float">
            <text:p>89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97" calcext:value-type="float">
            <text:p>89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98" calcext:value-type="float">
            <text:p>89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899" calcext:value-type="float">
            <text:p>89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00" calcext:value-type="float">
            <text:p>900</text:p>
          </table:table-cell>
          <table:table-cell table:style-name="ce32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24" office:value-type="float" office:value="901" calcext:value-type="float">
            <text:p>901</text:p>
          </table:table-cell>
          <table:table-cell table:style-name="ce32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24" office:value-type="float" office:value="902" calcext:value-type="float">
            <text:p>902</text:p>
          </table:table-cell>
          <table:table-cell table:style-name="ce32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24" office:value-type="float" office:value="903" calcext:value-type="float">
            <text:p>903</text:p>
          </table:table-cell>
          <table:table-cell table:style-name="ce32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24" office:value-type="float" office:value="904" calcext:value-type="float">
            <text:p>90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05" calcext:value-type="float">
            <text:p>90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06" calcext:value-type="float">
            <text:p>90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07" calcext:value-type="float">
            <text:p>90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08" calcext:value-type="float">
            <text:p>90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09" calcext:value-type="float">
            <text:p>90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10" calcext:value-type="float">
            <text:p>910</text:p>
          </table:table-cell>
          <table:table-cell table:style-name="ce32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24" office:value-type="float" office:value="911" calcext:value-type="float">
            <text:p>911</text:p>
          </table:table-cell>
          <table:table-cell table:style-name="ce32" office:value-type="string" calcext:value-type="string">
            <text:p>Li</text:p>
          </table:table-cell>
          <table:table-cell table:number-columns-repeated="16382"/>
        </table:table-row>
        <table:table-row table:style-name="ro2">
          <table:table-cell table:style-name="ce24" office:value-type="float" office:value="912" calcext:value-type="float">
            <text:p>912</text:p>
          </table:table-cell>
          <table:table-cell table:style-name="ce32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24" office:value-type="float" office:value="913" calcext:value-type="float">
            <text:p>913</text:p>
          </table:table-cell>
          <table:table-cell table:style-name="ce32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24" office:value-type="float" office:value="914" calcext:value-type="float">
            <text:p>91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15" calcext:value-type="float">
            <text:p>91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16" calcext:value-type="float">
            <text:p>91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17" calcext:value-type="float">
            <text:p>91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18" calcext:value-type="float">
            <text:p>91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19" calcext:value-type="float">
            <text:p>91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0" calcext:value-type="float">
            <text:p>920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1" calcext:value-type="float">
            <text:p>921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2" calcext:value-type="float">
            <text:p>922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3" calcext:value-type="float">
            <text:p>92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4" calcext:value-type="float">
            <text:p>92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5" calcext:value-type="float">
            <text:p>92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6" calcext:value-type="float">
            <text:p>92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7" calcext:value-type="float">
            <text:p>92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8" calcext:value-type="float">
            <text:p>92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29" calcext:value-type="float">
            <text:p>92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0" calcext:value-type="float">
            <text:p>930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1" calcext:value-type="float">
            <text:p>931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2" calcext:value-type="float">
            <text:p>932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3" calcext:value-type="float">
            <text:p>93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4" calcext:value-type="float">
            <text:p>93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5" calcext:value-type="float">
            <text:p>93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6" calcext:value-type="float">
            <text:p>93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7" calcext:value-type="float">
            <text:p>93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8" calcext:value-type="float">
            <text:p>93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39" calcext:value-type="float">
            <text:p>93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0" calcext:value-type="float">
            <text:p>940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1" calcext:value-type="float">
            <text:p>941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2" calcext:value-type="float">
            <text:p>942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3" calcext:value-type="float">
            <text:p>94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4" calcext:value-type="float">
            <text:p>94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5" calcext:value-type="float">
            <text:p>94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6" calcext:value-type="float">
            <text:p>94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7" calcext:value-type="float">
            <text:p>94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8" calcext:value-type="float">
            <text:p>94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49" calcext:value-type="float">
            <text:p>94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0" calcext:value-type="float">
            <text:p>950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1" calcext:value-type="float">
            <text:p>951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2" calcext:value-type="float">
            <text:p>952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3" calcext:value-type="float">
            <text:p>95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4" calcext:value-type="float">
            <text:p>95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5" calcext:value-type="float">
            <text:p>95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6" calcext:value-type="float">
            <text:p>95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7" calcext:value-type="float">
            <text:p>95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8" calcext:value-type="float">
            <text:p>95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59" calcext:value-type="float">
            <text:p>95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0" calcext:value-type="float">
            <text:p>960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1" calcext:value-type="float">
            <text:p>961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2" calcext:value-type="float">
            <text:p>962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3" calcext:value-type="float">
            <text:p>96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4" calcext:value-type="float">
            <text:p>96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5" calcext:value-type="float">
            <text:p>96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6" calcext:value-type="float">
            <text:p>966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7" calcext:value-type="float">
            <text:p>967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8" calcext:value-type="float">
            <text:p>968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69" calcext:value-type="float">
            <text:p>969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70" calcext:value-type="float">
            <text:p>970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71" calcext:value-type="float">
            <text:p>971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72" calcext:value-type="float">
            <text:p>972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73" calcext:value-type="float">
            <text:p>973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74" calcext:value-type="float">
            <text:p>974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4" office:value-type="float" office:value="975" calcext:value-type="float">
            <text:p>975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25" office:value-type="float" office:value="1000" calcext:value-type="float">
            <text:p>1000</text:p>
          </table:table-cell>
          <table:table-cell table:style-name="ce33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01" calcext:value-type="float">
            <text:p>1001</text:p>
          </table:table-cell>
          <table:table-cell table:style-name="ce33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02" calcext:value-type="float">
            <text:p>1002</text:p>
          </table:table-cell>
          <table:table-cell table:style-name="ce33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25" office:value-type="float" office:value="1003" calcext:value-type="float">
            <text:p>1003</text:p>
          </table:table-cell>
          <table:table-cell table:style-name="ce33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25" office:value-type="float" office:value="1004" calcext:value-type="float">
            <text:p>1004</text:p>
          </table:table-cell>
          <table:table-cell table:style-name="ce33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25" office:value-type="float" office:value="1005" calcext:value-type="float">
            <text:p>1005</text:p>
          </table:table-cell>
          <table:table-cell table:style-name="ce33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25" office:value-type="float" office:value="1006" calcext:value-type="float">
            <text:p>1006</text:p>
          </table:table-cell>
          <table:table-cell table:style-name="ce33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25" office:value-type="float" office:value="1007" calcext:value-type="float">
            <text:p>1007</text:p>
          </table:table-cell>
          <table:table-cell table:style-name="ce33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25" office:value-type="float" office:value="1008" calcext:value-type="float">
            <text:p>1008</text:p>
          </table:table-cell>
          <table:table-cell table:style-name="ce33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25" office:value-type="float" office:value="1009" calcext:value-type="float">
            <text:p>1009</text:p>
          </table:table-cell>
          <table:table-cell table:style-name="ce33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25" office:value-type="float" office:value="1010" calcext:value-type="float">
            <text:p>1010</text:p>
          </table:table-cell>
          <table:table-cell table:style-name="ce33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11" calcext:value-type="float">
            <text:p>1011</text:p>
          </table:table-cell>
          <table:table-cell table:style-name="ce33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12" calcext:value-type="float">
            <text:p>1012</text:p>
          </table:table-cell>
          <table:table-cell table:style-name="ce33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25" office:value-type="float" office:value="1013" calcext:value-type="float">
            <text:p>1013</text:p>
          </table:table-cell>
          <table:table-cell table:style-name="ce33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25" office:value-type="float" office:value="1014" calcext:value-type="float">
            <text:p>1014</text:p>
          </table:table-cell>
          <table:table-cell table:style-name="ce33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15" calcext:value-type="float">
            <text:p>1015</text:p>
          </table:table-cell>
          <table:table-cell table:style-name="ce33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16" calcext:value-type="float">
            <text:p>1016</text:p>
          </table:table-cell>
          <table:table-cell table:style-name="ce33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25" office:value-type="float" office:value="1017" calcext:value-type="float">
            <text:p>1017</text:p>
          </table:table-cell>
          <table:table-cell table:style-name="ce33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25" office:value-type="float" office:value="1018" calcext:value-type="float">
            <text:p>1018</text:p>
          </table:table-cell>
          <table:table-cell table:style-name="ce33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19" calcext:value-type="float">
            <text:p>1019</text:p>
          </table:table-cell>
          <table:table-cell table:style-name="ce33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20" calcext:value-type="float">
            <text:p>1020</text:p>
          </table:table-cell>
          <table:table-cell table:style-name="ce33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21" calcext:value-type="float">
            <text:p>1021</text:p>
          </table:table-cell>
          <table:table-cell table:style-name="ce33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22" calcext:value-type="float">
            <text:p>1022</text:p>
          </table:table-cell>
          <table:table-cell table:style-name="ce33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25" office:value-type="float" office:value="1023" calcext:value-type="float">
            <text:p>1023</text:p>
          </table:table-cell>
          <table:table-cell table:style-name="ce33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25" office:value-type="float" office:value="1024" calcext:value-type="float">
            <text:p>1024</text:p>
          </table:table-cell>
          <table:table-cell table:style-name="ce33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25" calcext:value-type="float">
            <text:p>1025</text:p>
          </table:table-cell>
          <table:table-cell table:style-name="ce33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26" calcext:value-type="float">
            <text:p>1026</text:p>
          </table:table-cell>
          <table:table-cell table:style-name="ce33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25" office:value-type="float" office:value="1027" calcext:value-type="float">
            <text:p>1027</text:p>
          </table:table-cell>
          <table:table-cell table:style-name="ce33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25" office:value-type="float" office:value="1028" calcext:value-type="float">
            <text:p>1028</text:p>
          </table:table-cell>
          <table:table-cell table:style-name="ce33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25" office:value-type="float" office:value="1029" calcext:value-type="float">
            <text:p>1029</text:p>
          </table:table-cell>
          <table:table-cell table:style-name="ce33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25" office:value-type="float" office:value="1030" calcext:value-type="float">
            <text:p>1030</text:p>
          </table:table-cell>
          <table:table-cell table:style-name="ce33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1" calcext:value-type="float">
            <text:p>1031</text:p>
          </table:table-cell>
          <table:table-cell table:style-name="ce33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2" calcext:value-type="float">
            <text:p>1032</text:p>
          </table:table-cell>
          <table:table-cell table:style-name="ce33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3" calcext:value-type="float">
            <text:p>1033</text:p>
          </table:table-cell>
          <table:table-cell table:style-name="ce33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4" calcext:value-type="float">
            <text:p>1034</text:p>
          </table:table-cell>
          <table:table-cell table:style-name="ce33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5" calcext:value-type="float">
            <text:p>1035</text:p>
          </table:table-cell>
          <table:table-cell table:style-name="ce33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6" calcext:value-type="float">
            <text:p>1036</text:p>
          </table:table-cell>
          <table:table-cell table:style-name="ce33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7" calcext:value-type="float">
            <text:p>1037</text:p>
          </table:table-cell>
          <table:table-cell table:style-name="ce33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25" office:value-type="float" office:value="1038" calcext:value-type="float">
            <text:p>1038</text:p>
          </table:table-cell>
          <table:table-cell table:style-name="ce33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25" office:value-type="float" office:value="1039" calcext:value-type="float">
            <text:p>1039</text:p>
          </table:table-cell>
          <table:table-cell table:style-name="ce33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25" office:value-type="float" office:value="1040" calcext:value-type="float">
            <text:p>1040</text:p>
          </table:table-cell>
          <table:table-cell table:style-name="ce33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25" office:value-type="float" office:value="1041" calcext:value-type="float">
            <text:p>1041</text:p>
          </table:table-cell>
          <table:table-cell table:style-name="ce33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25" office:value-type="float" office:value="1042" calcext:value-type="float">
            <text:p>1042</text:p>
          </table:table-cell>
          <table:table-cell table:style-name="ce33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43" calcext:value-type="float">
            <text:p>1043</text:p>
          </table:table-cell>
          <table:table-cell table:style-name="ce33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44" calcext:value-type="float">
            <text:p>1044</text:p>
          </table:table-cell>
          <table:table-cell table:style-name="ce33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45" calcext:value-type="float">
            <text:p>1045</text:p>
          </table:table-cell>
          <table:table-cell table:style-name="ce33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25" office:value-type="float" office:value="1046" calcext:value-type="float">
            <text:p>1046</text:p>
          </table:table-cell>
          <table:table-cell table:style-name="ce33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25" office:value-type="float" office:value="1047" calcext:value-type="float">
            <text:p>1047</text:p>
          </table:table-cell>
          <table:table-cell table:style-name="ce33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25" office:value-type="float" office:value="1048" calcext:value-type="float">
            <text:p>1048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49" calcext:value-type="float">
            <text:p>1049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0" calcext:value-type="float">
            <text:p>1050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1" calcext:value-type="float">
            <text:p>1051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2" calcext:value-type="float">
            <text:p>1052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3" calcext:value-type="float">
            <text:p>1053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4" calcext:value-type="float">
            <text:p>1054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5" calcext:value-type="float">
            <text:p>1055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6" calcext:value-type="float">
            <text:p>1056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7" calcext:value-type="float">
            <text:p>1057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8" calcext:value-type="float">
            <text:p>1058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59" calcext:value-type="float">
            <text:p>1059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0" calcext:value-type="float">
            <text:p>1060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1" calcext:value-type="float">
            <text:p>1061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2" calcext:value-type="float">
            <text:p>1062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3" calcext:value-type="float">
            <text:p>1063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4" calcext:value-type="float">
            <text:p>1064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5" calcext:value-type="float">
            <text:p>1065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6" calcext:value-type="float">
            <text:p>1066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7" calcext:value-type="float">
            <text:p>1067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8" calcext:value-type="float">
            <text:p>1068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5" office:value-type="float" office:value="1069" calcext:value-type="float">
            <text:p>1069</text:p>
          </table:table-cell>
          <table:table-cell table:style-name="ce33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00" calcext:value-type="float">
            <text:p>2000</text:p>
          </table:table-cell>
          <table:table-cell table:style-name="ce22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26" office:value-type="float" office:value="2001" calcext:value-type="float">
            <text:p>2001</text:p>
          </table:table-cell>
          <table:table-cell table:style-name="ce22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26" office:value-type="float" office:value="2002" calcext:value-type="float">
            <text:p>2002</text:p>
          </table:table-cell>
          <table:table-cell table:style-name="ce22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26" office:value-type="float" office:value="2003" calcext:value-type="float">
            <text:p>2003</text:p>
          </table:table-cell>
          <table:table-cell table:style-name="ce22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26" office:value-type="float" office:value="2004" calcext:value-type="float">
            <text:p>2004</text:p>
          </table:table-cell>
          <table:table-cell table:style-name="ce22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26" office:value-type="float" office:value="2005" calcext:value-type="float">
            <text:p>2005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06" calcext:value-type="float">
            <text:p>2006</text:p>
          </table:table-cell>
          <table:table-cell table:style-name="ce22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26" office:value-type="float" office:value="2007" calcext:value-type="float">
            <text:p>2007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08" calcext:value-type="float">
            <text:p>2008</text:p>
          </table:table-cell>
          <table:table-cell table:style-name="ce22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26" office:value-type="float" office:value="2009" calcext:value-type="float">
            <text:p>2009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10" calcext:value-type="float">
            <text:p>2010</text:p>
          </table:table-cell>
          <table:table-cell table:style-name="ce22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26" office:value-type="float" office:value="2011" calcext:value-type="float">
            <text:p>2011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12" calcext:value-type="float">
            <text:p>2012</text:p>
          </table:table-cell>
          <table:table-cell table:style-name="ce22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26" office:value-type="float" office:value="2013" calcext:value-type="float">
            <text:p>2013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14" calcext:value-type="float">
            <text:p>2014</text:p>
          </table:table-cell>
          <table:table-cell table:style-name="ce22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26" office:value-type="float" office:value="2015" calcext:value-type="float">
            <text:p>2015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16" calcext:value-type="float">
            <text:p>2016</text:p>
          </table:table-cell>
          <table:table-cell table:style-name="ce22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26" office:value-type="float" office:value="2017" calcext:value-type="float">
            <text:p>2017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18" calcext:value-type="float">
            <text:p>2018</text:p>
          </table:table-cell>
          <table:table-cell table:style-name="ce22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26" office:value-type="float" office:value="2019" calcext:value-type="float">
            <text:p>2019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20" calcext:value-type="float">
            <text:p>2020</text:p>
          </table:table-cell>
          <table:table-cell table:style-name="ce22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26" office:value-type="float" office:value="2021" calcext:value-type="float">
            <text:p>2021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22" calcext:value-type="float">
            <text:p>2022</text:p>
          </table:table-cell>
          <table:table-cell table:style-name="ce22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26" office:value-type="float" office:value="2023" calcext:value-type="float">
            <text:p>2023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24" calcext:value-type="float">
            <text:p>2024</text:p>
          </table:table-cell>
          <table:table-cell table:style-name="ce22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26" office:value-type="float" office:value="2025" calcext:value-type="float">
            <text:p>2025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26" calcext:value-type="float">
            <text:p>2026</text:p>
          </table:table-cell>
          <table:table-cell table:style-name="ce22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26" office:value-type="float" office:value="2027" calcext:value-type="float">
            <text:p>2027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28" calcext:value-type="float">
            <text:p>2028</text:p>
          </table:table-cell>
          <table:table-cell table:style-name="ce22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26" office:value-type="float" office:value="2029" calcext:value-type="float">
            <text:p>2029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0" calcext:value-type="float">
            <text:p>2030</text:p>
          </table:table-cell>
          <table:table-cell table:style-name="ce22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26" office:value-type="float" office:value="2031" calcext:value-type="float">
            <text:p>2031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2" calcext:value-type="float">
            <text:p>2032</text:p>
          </table:table-cell>
          <table:table-cell table:style-name="ce22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26" office:value-type="float" office:value="2033" calcext:value-type="float">
            <text:p>2033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4" calcext:value-type="float">
            <text:p>2034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5" calcext:value-type="float">
            <text:p>2035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6" calcext:value-type="float">
            <text:p>2036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7" calcext:value-type="float">
            <text:p>2037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8" calcext:value-type="float">
            <text:p>2038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39" calcext:value-type="float">
            <text:p>2039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40" calcext:value-type="float">
            <text:p>2040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41" calcext:value-type="float">
            <text:p>2041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42" calcext:value-type="float">
            <text:p>2042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43" calcext:value-type="float">
            <text:p>2043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44" calcext:value-type="float">
            <text:p>2044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6" office:value-type="float" office:value="2045" calcext:value-type="float">
            <text:p>2045</text:p>
          </table:table-cell>
          <table:table-cell table:style-name="ce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7" office:value-type="float" office:value="2200" calcext:value-type="float">
            <text:p>2200</text:p>
          </table:table-cell>
          <table:table-cell table:style-name="ce34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27" office:value-type="float" office:value="2201" calcext:value-type="float">
            <text:p>2201</text:p>
          </table:table-cell>
          <table:table-cell table:style-name="ce34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02" calcext:value-type="float">
            <text:p>2202</text:p>
          </table:table-cell>
          <table:table-cell table:style-name="ce34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27" office:value-type="float" office:value="2203" calcext:value-type="float">
            <text:p>2203</text:p>
          </table:table-cell>
          <table:table-cell table:style-name="ce34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04" calcext:value-type="float">
            <text:p>2204</text:p>
          </table:table-cell>
          <table:table-cell table:style-name="ce34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27" office:value-type="float" office:value="2205" calcext:value-type="float">
            <text:p>2205</text:p>
          </table:table-cell>
          <table:table-cell table:style-name="ce34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06" calcext:value-type="float">
            <text:p>2206</text:p>
          </table:table-cell>
          <table:table-cell table:style-name="ce34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27" office:value-type="float" office:value="2207" calcext:value-type="float">
            <text:p>2207</text:p>
          </table:table-cell>
          <table:table-cell table:style-name="ce34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08" calcext:value-type="float">
            <text:p>2208</text:p>
          </table:table-cell>
          <table:table-cell table:style-name="ce34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27" office:value-type="float" office:value="2209" calcext:value-type="float">
            <text:p>2209</text:p>
          </table:table-cell>
          <table:table-cell table:style-name="ce34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10" calcext:value-type="float">
            <text:p>2210</text:p>
          </table:table-cell>
          <table:table-cell table:style-name="ce34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27" office:value-type="float" office:value="2211" calcext:value-type="float">
            <text:p>2211</text:p>
          </table:table-cell>
          <table:table-cell table:style-name="ce34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12" calcext:value-type="float">
            <text:p>2212</text:p>
          </table:table-cell>
          <table:table-cell table:style-name="ce34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13" calcext:value-type="float">
            <text:p>2213</text:p>
          </table:table-cell>
          <table:table-cell table:style-name="ce34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27" office:value-type="float" office:value="2214" calcext:value-type="float">
            <text:p>2214</text:p>
          </table:table-cell>
          <table:table-cell table:style-name="ce34"/>
          <table:table-cell table:number-columns-repeated="16382"/>
        </table:table-row>
        <table:table-row table:style-name="ro2">
          <table:table-cell table:style-name="ce27" office:value-type="float" office:value="2215" calcext:value-type="float">
            <text:p>2215</text:p>
          </table:table-cell>
          <table:table-cell table:style-name="ce34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28" office:value-type="float" office:value="2400" calcext:value-type="float">
            <text:p>2400</text:p>
          </table:table-cell>
          <table:table-cell table:style-name="ce35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28" office:value-type="float" office:value="2401" calcext:value-type="float">
            <text:p>2401</text:p>
          </table:table-cell>
          <table:table-cell table:style-name="ce3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8" office:value-type="float" office:value="2402" calcext:value-type="float">
            <text:p>2402</text:p>
          </table:table-cell>
          <table:table-cell table:style-name="ce3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8" office:value-type="float" office:value="2403" calcext:value-type="float">
            <text:p>2403</text:p>
          </table:table-cell>
          <table:table-cell table:style-name="ce3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8" office:value-type="float" office:value="2404" calcext:value-type="float">
            <text:p>2404</text:p>
          </table:table-cell>
          <table:table-cell table:style-name="ce3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8" office:value-type="float" office:value="2405" calcext:value-type="float">
            <text:p>2405</text:p>
          </table:table-cell>
          <table:table-cell table:style-name="ce3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8" office:value-type="float" office:value="2406" calcext:value-type="float">
            <text:p>2406</text:p>
          </table:table-cell>
          <table:table-cell table:style-name="ce3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8" office:value-type="float" office:value="2407" calcext:value-type="float">
            <text:p>2407</text:p>
          </table:table-cell>
          <table:table-cell table:style-name="ce3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00" calcext:value-type="float">
            <text:p>3000</text:p>
          </table:table-cell>
          <table:table-cell table:style-name="ce36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29" office:value-type="float" office:value="3001" calcext:value-type="float">
            <text:p>3001</text:p>
          </table:table-cell>
          <table:table-cell table:style-name="ce36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29" office:value-type="float" office:value="3002" calcext:value-type="float">
            <text:p>3002</text:p>
          </table:table-cell>
          <table:table-cell table:style-name="ce36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29" office:value-type="float" office:value="3003" calcext:value-type="float">
            <text:p>3003</text:p>
          </table:table-cell>
          <table:table-cell table:style-name="ce36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29" office:value-type="float" office:value="3004" calcext:value-type="float">
            <text:p>3004</text:p>
          </table:table-cell>
          <table:table-cell table:style-name="ce36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29" office:value-type="float" office:value="3005" calcext:value-type="float">
            <text:p>3005</text:p>
          </table:table-cell>
          <table:table-cell table:style-name="ce36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29" office:value-type="float" office:value="3006" calcext:value-type="float">
            <text:p>3006</text:p>
          </table:table-cell>
          <table:table-cell table:style-name="ce36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29" office:value-type="float" office:value="3007" calcext:value-type="float">
            <text:p>3007</text:p>
          </table:table-cell>
          <table:table-cell table:style-name="ce36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29" office:value-type="float" office:value="3008" calcext:value-type="float">
            <text:p>3008</text:p>
          </table:table-cell>
          <table:table-cell table:style-name="ce36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29" office:value-type="float" office:value="3009" calcext:value-type="float">
            <text:p>300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0" calcext:value-type="float">
            <text:p>3010</text:p>
          </table:table-cell>
          <table:table-cell table:style-name="ce36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29" office:value-type="float" office:value="3011" calcext:value-type="float">
            <text:p>301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2" calcext:value-type="float">
            <text:p>301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3" calcext:value-type="float">
            <text:p>301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4" calcext:value-type="float">
            <text:p>301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5" calcext:value-type="float">
            <text:p>301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6" calcext:value-type="float">
            <text:p>301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7" calcext:value-type="float">
            <text:p>301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8" calcext:value-type="float">
            <text:p>301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19" calcext:value-type="float">
            <text:p>301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0" calcext:value-type="float">
            <text:p>302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1" calcext:value-type="float">
            <text:p>302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2" calcext:value-type="float">
            <text:p>302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3" calcext:value-type="float">
            <text:p>302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4" calcext:value-type="float">
            <text:p>302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5" calcext:value-type="float">
            <text:p>302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6" calcext:value-type="float">
            <text:p>302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7" calcext:value-type="float">
            <text:p>302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8" calcext:value-type="float">
            <text:p>302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29" calcext:value-type="float">
            <text:p>302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0" calcext:value-type="float">
            <text:p>303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1" calcext:value-type="float">
            <text:p>303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2" calcext:value-type="float">
            <text:p>303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3" calcext:value-type="float">
            <text:p>303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4" calcext:value-type="float">
            <text:p>303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5" calcext:value-type="float">
            <text:p>303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6" calcext:value-type="float">
            <text:p>303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7" calcext:value-type="float">
            <text:p>303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8" calcext:value-type="float">
            <text:p>303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39" calcext:value-type="float">
            <text:p>303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0" calcext:value-type="float">
            <text:p>304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1" calcext:value-type="float">
            <text:p>304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2" calcext:value-type="float">
            <text:p>304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3" calcext:value-type="float">
            <text:p>304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4" calcext:value-type="float">
            <text:p>304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5" calcext:value-type="float">
            <text:p>304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6" calcext:value-type="float">
            <text:p>304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7" calcext:value-type="float">
            <text:p>304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8" calcext:value-type="float">
            <text:p>304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49" calcext:value-type="float">
            <text:p>304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0" calcext:value-type="float">
            <text:p>305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1" calcext:value-type="float">
            <text:p>305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2" calcext:value-type="float">
            <text:p>305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3" calcext:value-type="float">
            <text:p>305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4" calcext:value-type="float">
            <text:p>305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5" calcext:value-type="float">
            <text:p>305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6" calcext:value-type="float">
            <text:p>305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7" calcext:value-type="float">
            <text:p>305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8" calcext:value-type="float">
            <text:p>305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59" calcext:value-type="float">
            <text:p>305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0" calcext:value-type="float">
            <text:p>306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1" calcext:value-type="float">
            <text:p>306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2" calcext:value-type="float">
            <text:p>306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3" calcext:value-type="float">
            <text:p>306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4" calcext:value-type="float">
            <text:p>306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5" calcext:value-type="float">
            <text:p>306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6" calcext:value-type="float">
            <text:p>306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7" calcext:value-type="float">
            <text:p>306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8" calcext:value-type="float">
            <text:p>306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69" calcext:value-type="float">
            <text:p>306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0" calcext:value-type="float">
            <text:p>307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1" calcext:value-type="float">
            <text:p>307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2" calcext:value-type="float">
            <text:p>307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3" calcext:value-type="float">
            <text:p>307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4" calcext:value-type="float">
            <text:p>307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5" calcext:value-type="float">
            <text:p>307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6" calcext:value-type="float">
            <text:p>307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7" calcext:value-type="float">
            <text:p>307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8" calcext:value-type="float">
            <text:p>307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79" calcext:value-type="float">
            <text:p>307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0" calcext:value-type="float">
            <text:p>308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1" calcext:value-type="float">
            <text:p>308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2" calcext:value-type="float">
            <text:p>308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3" calcext:value-type="float">
            <text:p>308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4" calcext:value-type="float">
            <text:p>308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5" calcext:value-type="float">
            <text:p>308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6" calcext:value-type="float">
            <text:p>308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7" calcext:value-type="float">
            <text:p>308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8" calcext:value-type="float">
            <text:p>308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89" calcext:value-type="float">
            <text:p>308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0" calcext:value-type="float">
            <text:p>309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1" calcext:value-type="float">
            <text:p>309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2" calcext:value-type="float">
            <text:p>309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3" calcext:value-type="float">
            <text:p>309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4" calcext:value-type="float">
            <text:p>309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5" calcext:value-type="float">
            <text:p>309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6" calcext:value-type="float">
            <text:p>309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7" calcext:value-type="float">
            <text:p>309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8" calcext:value-type="float">
            <text:p>309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099" calcext:value-type="float">
            <text:p>309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0" calcext:value-type="float">
            <text:p>310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1" calcext:value-type="float">
            <text:p>310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2" calcext:value-type="float">
            <text:p>310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3" calcext:value-type="float">
            <text:p>310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4" calcext:value-type="float">
            <text:p>310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5" calcext:value-type="float">
            <text:p>310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6" calcext:value-type="float">
            <text:p>310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7" calcext:value-type="float">
            <text:p>310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8" calcext:value-type="float">
            <text:p>310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09" calcext:value-type="float">
            <text:p>310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0" calcext:value-type="float">
            <text:p>311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1" calcext:value-type="float">
            <text:p>311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2" calcext:value-type="float">
            <text:p>311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3" calcext:value-type="float">
            <text:p>311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4" calcext:value-type="float">
            <text:p>311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5" calcext:value-type="float">
            <text:p>311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6" calcext:value-type="float">
            <text:p>311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7" calcext:value-type="float">
            <text:p>311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8" calcext:value-type="float">
            <text:p>311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19" calcext:value-type="float">
            <text:p>311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0" calcext:value-type="float">
            <text:p>312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1" calcext:value-type="float">
            <text:p>312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2" calcext:value-type="float">
            <text:p>312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3" calcext:value-type="float">
            <text:p>312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4" calcext:value-type="float">
            <text:p>312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5" calcext:value-type="float">
            <text:p>312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6" calcext:value-type="float">
            <text:p>312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7" calcext:value-type="float">
            <text:p>312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8" calcext:value-type="float">
            <text:p>312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29" calcext:value-type="float">
            <text:p>312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0" calcext:value-type="float">
            <text:p>313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1" calcext:value-type="float">
            <text:p>313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2" calcext:value-type="float">
            <text:p>313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3" calcext:value-type="float">
            <text:p>313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4" calcext:value-type="float">
            <text:p>313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5" calcext:value-type="float">
            <text:p>313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6" calcext:value-type="float">
            <text:p>313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7" calcext:value-type="float">
            <text:p>313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8" calcext:value-type="float">
            <text:p>313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39" calcext:value-type="float">
            <text:p>313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0" calcext:value-type="float">
            <text:p>314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1" calcext:value-type="float">
            <text:p>314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2" calcext:value-type="float">
            <text:p>314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3" calcext:value-type="float">
            <text:p>314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4" calcext:value-type="float">
            <text:p>314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5" calcext:value-type="float">
            <text:p>314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6" calcext:value-type="float">
            <text:p>314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7" calcext:value-type="float">
            <text:p>314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8" calcext:value-type="float">
            <text:p>314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49" calcext:value-type="float">
            <text:p>314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0" calcext:value-type="float">
            <text:p>315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1" calcext:value-type="float">
            <text:p>315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2" calcext:value-type="float">
            <text:p>315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3" calcext:value-type="float">
            <text:p>315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4" calcext:value-type="float">
            <text:p>315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5" calcext:value-type="float">
            <text:p>315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6" calcext:value-type="float">
            <text:p>315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7" calcext:value-type="float">
            <text:p>315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8" calcext:value-type="float">
            <text:p>315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59" calcext:value-type="float">
            <text:p>315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0" calcext:value-type="float">
            <text:p>316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1" calcext:value-type="float">
            <text:p>316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2" calcext:value-type="float">
            <text:p>316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3" calcext:value-type="float">
            <text:p>316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4" calcext:value-type="float">
            <text:p>316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5" calcext:value-type="float">
            <text:p>316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6" calcext:value-type="float">
            <text:p>316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7" calcext:value-type="float">
            <text:p>316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8" calcext:value-type="float">
            <text:p>316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69" calcext:value-type="float">
            <text:p>316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0" calcext:value-type="float">
            <text:p>317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1" calcext:value-type="float">
            <text:p>317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2" calcext:value-type="float">
            <text:p>317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3" calcext:value-type="float">
            <text:p>317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4" calcext:value-type="float">
            <text:p>317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5" calcext:value-type="float">
            <text:p>317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6" calcext:value-type="float">
            <text:p>317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7" calcext:value-type="float">
            <text:p>317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8" calcext:value-type="float">
            <text:p>317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79" calcext:value-type="float">
            <text:p>317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0" calcext:value-type="float">
            <text:p>318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1" calcext:value-type="float">
            <text:p>318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2" calcext:value-type="float">
            <text:p>318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3" calcext:value-type="float">
            <text:p>318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4" calcext:value-type="float">
            <text:p>318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5" calcext:value-type="float">
            <text:p>318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6" calcext:value-type="float">
            <text:p>318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7" calcext:value-type="float">
            <text:p>318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8" calcext:value-type="float">
            <text:p>318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89" calcext:value-type="float">
            <text:p>318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0" calcext:value-type="float">
            <text:p>319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1" calcext:value-type="float">
            <text:p>319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2" calcext:value-type="float">
            <text:p>319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3" calcext:value-type="float">
            <text:p>319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4" calcext:value-type="float">
            <text:p>319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5" calcext:value-type="float">
            <text:p>319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6" calcext:value-type="float">
            <text:p>319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7" calcext:value-type="float">
            <text:p>319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8" calcext:value-type="float">
            <text:p>319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199" calcext:value-type="float">
            <text:p>319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0" calcext:value-type="float">
            <text:p>320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1" calcext:value-type="float">
            <text:p>320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2" calcext:value-type="float">
            <text:p>320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3" calcext:value-type="float">
            <text:p>320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4" calcext:value-type="float">
            <text:p>320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5" calcext:value-type="float">
            <text:p>320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6" calcext:value-type="float">
            <text:p>320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7" calcext:value-type="float">
            <text:p>320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8" calcext:value-type="float">
            <text:p>320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09" calcext:value-type="float">
            <text:p>320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0" calcext:value-type="float">
            <text:p>321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1" calcext:value-type="float">
            <text:p>321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2" calcext:value-type="float">
            <text:p>321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3" calcext:value-type="float">
            <text:p>321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4" calcext:value-type="float">
            <text:p>321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5" calcext:value-type="float">
            <text:p>321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6" calcext:value-type="float">
            <text:p>321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7" calcext:value-type="float">
            <text:p>321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8" calcext:value-type="float">
            <text:p>321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19" calcext:value-type="float">
            <text:p>321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0" calcext:value-type="float">
            <text:p>322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1" calcext:value-type="float">
            <text:p>322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2" calcext:value-type="float">
            <text:p>322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3" calcext:value-type="float">
            <text:p>322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4" calcext:value-type="float">
            <text:p>322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5" calcext:value-type="float">
            <text:p>322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6" calcext:value-type="float">
            <text:p>322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7" calcext:value-type="float">
            <text:p>322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8" calcext:value-type="float">
            <text:p>322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29" calcext:value-type="float">
            <text:p>322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0" calcext:value-type="float">
            <text:p>323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1" calcext:value-type="float">
            <text:p>323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2" calcext:value-type="float">
            <text:p>323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3" calcext:value-type="float">
            <text:p>323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4" calcext:value-type="float">
            <text:p>323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5" calcext:value-type="float">
            <text:p>323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6" calcext:value-type="float">
            <text:p>323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7" calcext:value-type="float">
            <text:p>323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8" calcext:value-type="float">
            <text:p>323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39" calcext:value-type="float">
            <text:p>323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0" calcext:value-type="float">
            <text:p>324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1" calcext:value-type="float">
            <text:p>324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2" calcext:value-type="float">
            <text:p>324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3" calcext:value-type="float">
            <text:p>324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4" calcext:value-type="float">
            <text:p>324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5" calcext:value-type="float">
            <text:p>324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6" calcext:value-type="float">
            <text:p>324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7" calcext:value-type="float">
            <text:p>324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8" calcext:value-type="float">
            <text:p>324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49" calcext:value-type="float">
            <text:p>324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0" calcext:value-type="float">
            <text:p>325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1" calcext:value-type="float">
            <text:p>325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2" calcext:value-type="float">
            <text:p>325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3" calcext:value-type="float">
            <text:p>325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4" calcext:value-type="float">
            <text:p>325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5" calcext:value-type="float">
            <text:p>325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6" calcext:value-type="float">
            <text:p>325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7" calcext:value-type="float">
            <text:p>325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8" calcext:value-type="float">
            <text:p>325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59" calcext:value-type="float">
            <text:p>325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0" calcext:value-type="float">
            <text:p>326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1" calcext:value-type="float">
            <text:p>326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2" calcext:value-type="float">
            <text:p>326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3" calcext:value-type="float">
            <text:p>326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4" calcext:value-type="float">
            <text:p>326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5" calcext:value-type="float">
            <text:p>326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6" calcext:value-type="float">
            <text:p>326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7" calcext:value-type="float">
            <text:p>326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8" calcext:value-type="float">
            <text:p>326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69" calcext:value-type="float">
            <text:p>326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0" calcext:value-type="float">
            <text:p>327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1" calcext:value-type="float">
            <text:p>327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2" calcext:value-type="float">
            <text:p>327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3" calcext:value-type="float">
            <text:p>327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4" calcext:value-type="float">
            <text:p>327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5" calcext:value-type="float">
            <text:p>327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6" calcext:value-type="float">
            <text:p>327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7" calcext:value-type="float">
            <text:p>327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8" calcext:value-type="float">
            <text:p>327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79" calcext:value-type="float">
            <text:p>327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0" calcext:value-type="float">
            <text:p>328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1" calcext:value-type="float">
            <text:p>328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2" calcext:value-type="float">
            <text:p>328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3" calcext:value-type="float">
            <text:p>328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4" calcext:value-type="float">
            <text:p>328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5" calcext:value-type="float">
            <text:p>328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6" calcext:value-type="float">
            <text:p>328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7" calcext:value-type="float">
            <text:p>328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8" calcext:value-type="float">
            <text:p>328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89" calcext:value-type="float">
            <text:p>328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0" calcext:value-type="float">
            <text:p>329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1" calcext:value-type="float">
            <text:p>329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2" calcext:value-type="float">
            <text:p>329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3" calcext:value-type="float">
            <text:p>329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4" calcext:value-type="float">
            <text:p>329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5" calcext:value-type="float">
            <text:p>329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6" calcext:value-type="float">
            <text:p>329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7" calcext:value-type="float">
            <text:p>329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8" calcext:value-type="float">
            <text:p>329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299" calcext:value-type="float">
            <text:p>329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0" calcext:value-type="float">
            <text:p>330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1" calcext:value-type="float">
            <text:p>330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2" calcext:value-type="float">
            <text:p>330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3" calcext:value-type="float">
            <text:p>330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4" calcext:value-type="float">
            <text:p>330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5" calcext:value-type="float">
            <text:p>330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6" calcext:value-type="float">
            <text:p>330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7" calcext:value-type="float">
            <text:p>330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8" calcext:value-type="float">
            <text:p>330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09" calcext:value-type="float">
            <text:p>330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0" calcext:value-type="float">
            <text:p>331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1" calcext:value-type="float">
            <text:p>331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2" calcext:value-type="float">
            <text:p>331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3" calcext:value-type="float">
            <text:p>331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4" calcext:value-type="float">
            <text:p>331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5" calcext:value-type="float">
            <text:p>331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6" calcext:value-type="float">
            <text:p>331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7" calcext:value-type="float">
            <text:p>331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8" calcext:value-type="float">
            <text:p>331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19" calcext:value-type="float">
            <text:p>331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0" calcext:value-type="float">
            <text:p>332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1" calcext:value-type="float">
            <text:p>332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2" calcext:value-type="float">
            <text:p>332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3" calcext:value-type="float">
            <text:p>332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4" calcext:value-type="float">
            <text:p>332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5" calcext:value-type="float">
            <text:p>332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6" calcext:value-type="float">
            <text:p>332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7" calcext:value-type="float">
            <text:p>332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8" calcext:value-type="float">
            <text:p>332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29" calcext:value-type="float">
            <text:p>332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0" calcext:value-type="float">
            <text:p>333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1" calcext:value-type="float">
            <text:p>333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2" calcext:value-type="float">
            <text:p>333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3" calcext:value-type="float">
            <text:p>333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4" calcext:value-type="float">
            <text:p>333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5" calcext:value-type="float">
            <text:p>333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6" calcext:value-type="float">
            <text:p>333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7" calcext:value-type="float">
            <text:p>333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8" calcext:value-type="float">
            <text:p>333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39" calcext:value-type="float">
            <text:p>333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0" calcext:value-type="float">
            <text:p>334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1" calcext:value-type="float">
            <text:p>334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2" calcext:value-type="float">
            <text:p>334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3" calcext:value-type="float">
            <text:p>334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4" calcext:value-type="float">
            <text:p>334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5" calcext:value-type="float">
            <text:p>334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6" calcext:value-type="float">
            <text:p>334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7" calcext:value-type="float">
            <text:p>334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8" calcext:value-type="float">
            <text:p>334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49" calcext:value-type="float">
            <text:p>334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0" calcext:value-type="float">
            <text:p>335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1" calcext:value-type="float">
            <text:p>335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2" calcext:value-type="float">
            <text:p>335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3" calcext:value-type="float">
            <text:p>335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4" calcext:value-type="float">
            <text:p>335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5" calcext:value-type="float">
            <text:p>335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6" calcext:value-type="float">
            <text:p>335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7" calcext:value-type="float">
            <text:p>335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8" calcext:value-type="float">
            <text:p>335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59" calcext:value-type="float">
            <text:p>335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0" calcext:value-type="float">
            <text:p>336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1" calcext:value-type="float">
            <text:p>336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2" calcext:value-type="float">
            <text:p>336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3" calcext:value-type="float">
            <text:p>336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4" calcext:value-type="float">
            <text:p>336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5" calcext:value-type="float">
            <text:p>336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6" calcext:value-type="float">
            <text:p>336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7" calcext:value-type="float">
            <text:p>336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8" calcext:value-type="float">
            <text:p>336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69" calcext:value-type="float">
            <text:p>336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0" calcext:value-type="float">
            <text:p>337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1" calcext:value-type="float">
            <text:p>337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2" calcext:value-type="float">
            <text:p>337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3" calcext:value-type="float">
            <text:p>337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4" calcext:value-type="float">
            <text:p>337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5" calcext:value-type="float">
            <text:p>337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6" calcext:value-type="float">
            <text:p>337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7" calcext:value-type="float">
            <text:p>337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8" calcext:value-type="float">
            <text:p>337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79" calcext:value-type="float">
            <text:p>337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0" calcext:value-type="float">
            <text:p>338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1" calcext:value-type="float">
            <text:p>338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2" calcext:value-type="float">
            <text:p>338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3" calcext:value-type="float">
            <text:p>338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4" calcext:value-type="float">
            <text:p>338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5" calcext:value-type="float">
            <text:p>338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6" calcext:value-type="float">
            <text:p>338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7" calcext:value-type="float">
            <text:p>338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8" calcext:value-type="float">
            <text:p>3388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89" calcext:value-type="float">
            <text:p>3389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0" calcext:value-type="float">
            <text:p>3390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1" calcext:value-type="float">
            <text:p>3391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2" calcext:value-type="float">
            <text:p>3392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3" calcext:value-type="float">
            <text:p>3393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4" calcext:value-type="float">
            <text:p>3394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5" calcext:value-type="float">
            <text:p>3395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6" calcext:value-type="float">
            <text:p>3396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29" office:value-type="float" office:value="3397" calcext:value-type="float">
            <text:p>3397</text:p>
          </table:table-cell>
          <table:table-cell table:style-name="ce36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398" calcext:value-type="float">
            <text:p>3398</text:p>
          </table:table-cell>
          <table:table-cell table:style-name="ce8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7" office:value-type="float" office:value="3399" calcext:value-type="float">
            <text:p>3399</text:p>
          </table:table-cell>
          <table:table-cell table:style-name="ce8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7" office:value-type="float" office:value="3400" calcext:value-type="float">
            <text:p>3400</text:p>
          </table:table-cell>
          <table:table-cell table:style-name="ce8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7" office:value-type="float" office:value="3401" calcext:value-type="float">
            <text:p>3401</text:p>
          </table:table-cell>
          <table:table-cell table:style-name="ce8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7" office:value-type="float" office:value="3402" calcext:value-type="float">
            <text:p>3402</text:p>
          </table:table-cell>
          <table:table-cell table:style-name="ce8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7" office:value-type="float" office:value="3403" calcext:value-type="float">
            <text:p>3403</text:p>
          </table:table-cell>
          <table:table-cell table:style-name="ce8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7" office:value-type="float" office:value="3404" calcext:value-type="float">
            <text:p>3404</text:p>
          </table:table-cell>
          <table:table-cell table:style-name="ce8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7" office:value-type="float" office:value="3405" calcext:value-type="float">
            <text:p>3405</text:p>
          </table:table-cell>
          <table:table-cell table:style-name="ce8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7" office:value-type="float" office:value="3406" calcext:value-type="float">
            <text:p>3406</text:p>
          </table:table-cell>
          <table:table-cell table:style-name="ce8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7" office:value-type="float" office:value="3407" calcext:value-type="float">
            <text:p>3407</text:p>
          </table:table-cell>
          <table:table-cell table:style-name="ce8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7" office:value-type="float" office:value="3408" calcext:value-type="float">
            <text:p>3408</text:p>
          </table:table-cell>
          <table:table-cell table:style-name="ce8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7" office:value-type="float" office:value="3409" calcext:value-type="float">
            <text:p>3409</text:p>
          </table:table-cell>
          <table:table-cell table:style-name="ce8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7" office:value-type="float" office:value="3410" calcext:value-type="float">
            <text:p>3410</text:p>
          </table:table-cell>
          <table:table-cell table:style-name="ce8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7" office:value-type="float" office:value="3411" calcext:value-type="float">
            <text:p>3411</text:p>
          </table:table-cell>
          <table:table-cell table:style-name="ce8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7" office:value-type="float" office:value="3412" calcext:value-type="float">
            <text:p>3412</text:p>
          </table:table-cell>
          <table:table-cell table:style-name="ce8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7" office:value-type="float" office:value="3413" calcext:value-type="float">
            <text:p>341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14" calcext:value-type="float">
            <text:p>3414</text:p>
          </table:table-cell>
          <table:table-cell table:style-name="ce8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7" office:value-type="float" office:value="3415" calcext:value-type="float">
            <text:p>341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16" calcext:value-type="float">
            <text:p>3416</text:p>
          </table:table-cell>
          <table:table-cell table:style-name="ce8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7" office:value-type="float" office:value="3417" calcext:value-type="float">
            <text:p>341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18" calcext:value-type="float">
            <text:p>3418</text:p>
          </table:table-cell>
          <table:table-cell table:style-name="ce8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7" office:value-type="float" office:value="3419" calcext:value-type="float">
            <text:p>341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20" calcext:value-type="float">
            <text:p>3420</text:p>
          </table:table-cell>
          <table:table-cell table:style-name="ce8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7" office:value-type="float" office:value="3421" calcext:value-type="float">
            <text:p>342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22" calcext:value-type="float">
            <text:p>3422</text:p>
          </table:table-cell>
          <table:table-cell table:style-name="ce8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7" office:value-type="float" office:value="3423" calcext:value-type="float">
            <text:p>342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24" calcext:value-type="float">
            <text:p>3424</text:p>
          </table:table-cell>
          <table:table-cell table:style-name="ce8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7" office:value-type="float" office:value="3425" calcext:value-type="float">
            <text:p>342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26" calcext:value-type="float">
            <text:p>3426</text:p>
          </table:table-cell>
          <table:table-cell table:style-name="ce8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7" office:value-type="float" office:value="3427" calcext:value-type="float">
            <text:p>342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28" calcext:value-type="float">
            <text:p>3428</text:p>
          </table:table-cell>
          <table:table-cell table:style-name="ce8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7" office:value-type="float" office:value="3429" calcext:value-type="float">
            <text:p>342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0" calcext:value-type="float">
            <text:p>343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1" calcext:value-type="float">
            <text:p>343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2" calcext:value-type="float">
            <text:p>343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3" calcext:value-type="float">
            <text:p>343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4" calcext:value-type="float">
            <text:p>343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5" calcext:value-type="float">
            <text:p>343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6" calcext:value-type="float">
            <text:p>343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7" calcext:value-type="float">
            <text:p>343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8" calcext:value-type="float">
            <text:p>343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39" calcext:value-type="float">
            <text:p>343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0" calcext:value-type="float">
            <text:p>344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1" calcext:value-type="float">
            <text:p>344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2" calcext:value-type="float">
            <text:p>344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3" calcext:value-type="float">
            <text:p>344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4" calcext:value-type="float">
            <text:p>344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5" calcext:value-type="float">
            <text:p>344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6" calcext:value-type="float">
            <text:p>344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7" calcext:value-type="float">
            <text:p>344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8" calcext:value-type="float">
            <text:p>344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49" calcext:value-type="float">
            <text:p>344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0" calcext:value-type="float">
            <text:p>345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1" calcext:value-type="float">
            <text:p>345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2" calcext:value-type="float">
            <text:p>345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3" calcext:value-type="float">
            <text:p>345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4" calcext:value-type="float">
            <text:p>345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5" calcext:value-type="float">
            <text:p>345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6" calcext:value-type="float">
            <text:p>345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7" calcext:value-type="float">
            <text:p>345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8" calcext:value-type="float">
            <text:p>345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59" calcext:value-type="float">
            <text:p>345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0" calcext:value-type="float">
            <text:p>346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1" calcext:value-type="float">
            <text:p>346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2" calcext:value-type="float">
            <text:p>346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3" calcext:value-type="float">
            <text:p>346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4" calcext:value-type="float">
            <text:p>346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5" calcext:value-type="float">
            <text:p>346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6" calcext:value-type="float">
            <text:p>346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7" calcext:value-type="float">
            <text:p>346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8" calcext:value-type="float">
            <text:p>346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69" calcext:value-type="float">
            <text:p>346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0" calcext:value-type="float">
            <text:p>347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1" calcext:value-type="float">
            <text:p>347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2" calcext:value-type="float">
            <text:p>347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3" calcext:value-type="float">
            <text:p>347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4" calcext:value-type="float">
            <text:p>347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5" calcext:value-type="float">
            <text:p>347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6" calcext:value-type="float">
            <text:p>347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7" calcext:value-type="float">
            <text:p>347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8" calcext:value-type="float">
            <text:p>347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79" calcext:value-type="float">
            <text:p>347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0" calcext:value-type="float">
            <text:p>348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1" calcext:value-type="float">
            <text:p>348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2" calcext:value-type="float">
            <text:p>348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3" calcext:value-type="float">
            <text:p>348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4" calcext:value-type="float">
            <text:p>348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5" calcext:value-type="float">
            <text:p>348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6" calcext:value-type="float">
            <text:p>348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7" calcext:value-type="float">
            <text:p>348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8" calcext:value-type="float">
            <text:p>348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89" calcext:value-type="float">
            <text:p>348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0" calcext:value-type="float">
            <text:p>349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1" calcext:value-type="float">
            <text:p>349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2" calcext:value-type="float">
            <text:p>349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3" calcext:value-type="float">
            <text:p>349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4" calcext:value-type="float">
            <text:p>349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5" calcext:value-type="float">
            <text:p>349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6" calcext:value-type="float">
            <text:p>349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7" calcext:value-type="float">
            <text:p>349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8" calcext:value-type="float">
            <text:p>349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499" calcext:value-type="float">
            <text:p>349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0" calcext:value-type="float">
            <text:p>350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1" calcext:value-type="float">
            <text:p>350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2" calcext:value-type="float">
            <text:p>350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3" calcext:value-type="float">
            <text:p>350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4" calcext:value-type="float">
            <text:p>350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5" calcext:value-type="float">
            <text:p>350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6" calcext:value-type="float">
            <text:p>350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7" calcext:value-type="float">
            <text:p>350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8" calcext:value-type="float">
            <text:p>350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09" calcext:value-type="float">
            <text:p>350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0" calcext:value-type="float">
            <text:p>351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1" calcext:value-type="float">
            <text:p>351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2" calcext:value-type="float">
            <text:p>351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3" calcext:value-type="float">
            <text:p>351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4" calcext:value-type="float">
            <text:p>351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5" calcext:value-type="float">
            <text:p>351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6" calcext:value-type="float">
            <text:p>351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7" calcext:value-type="float">
            <text:p>351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8" calcext:value-type="float">
            <text:p>351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19" calcext:value-type="float">
            <text:p>351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0" calcext:value-type="float">
            <text:p>352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1" calcext:value-type="float">
            <text:p>352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2" calcext:value-type="float">
            <text:p>352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3" calcext:value-type="float">
            <text:p>352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4" calcext:value-type="float">
            <text:p>352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5" calcext:value-type="float">
            <text:p>352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6" calcext:value-type="float">
            <text:p>352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7" calcext:value-type="float">
            <text:p>352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8" calcext:value-type="float">
            <text:p>352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29" calcext:value-type="float">
            <text:p>352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0" calcext:value-type="float">
            <text:p>353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1" calcext:value-type="float">
            <text:p>353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2" calcext:value-type="float">
            <text:p>353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3" calcext:value-type="float">
            <text:p>353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4" calcext:value-type="float">
            <text:p>353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5" calcext:value-type="float">
            <text:p>353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6" calcext:value-type="float">
            <text:p>353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7" calcext:value-type="float">
            <text:p>353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8" calcext:value-type="float">
            <text:p>353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39" calcext:value-type="float">
            <text:p>353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0" calcext:value-type="float">
            <text:p>3540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1" calcext:value-type="float">
            <text:p>3541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2" calcext:value-type="float">
            <text:p>3542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3" calcext:value-type="float">
            <text:p>3543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4" calcext:value-type="float">
            <text:p>3544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5" calcext:value-type="float">
            <text:p>3545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6" calcext:value-type="float">
            <text:p>3546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7" calcext:value-type="float">
            <text:p>3547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8" calcext:value-type="float">
            <text:p>3548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" office:value-type="float" office:value="3549" calcext:value-type="float">
            <text:p>3549</text:p>
          </table:table-cell>
          <table:table-cell table:style-name="ce8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7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0" table:default-cell-style-name="ce2"/>
        <table:table-column table:style-name="co64" table:default-cell-style-name="ce2"/>
        <table:table-column table:style-name="co14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>
        <loext:background-complex-color loext:theme-type="dark1" loext:color-type="theme"/>
      </style:table-cell-properties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0:21:46.956902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mors" style:display-name="PageStyle_Armo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5-15T00:34:22.817931960</dc:date>
    <meta:editing-cycles>7</meta:editing-cycles>
    <meta:editing-duration>PT1H3M10S</meta:editing-duration>
    <meta:generator>LibreOffice/24.2.2.2$Linux_X86_64 LibreOffice_project/420$Build-2</meta:generator>
    <meta:document-statistic meta:table-count="12" meta:cell-count="5670" meta:object-count="0"/>
    <meta:user-defined meta:name="AppVersion">15.0000</meta:user-defined>
  </office:meta>
</office:document-meta>
</file>